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FreeSans1" svg:font-family="Free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Inter Black" svg:font-family="'Inter Black'" style:font-adornments="Black" style:font-pitch="variable"/>
    <style:font-face style:name="Inter Extra Bold" svg:font-family="'Inter Extra Bold'" style:font-pitch="variable"/>
    <style:font-face style:name="Inter Medium" svg:font-family="'Inter Medium'" style:font-pitch="variable"/>
    <style:font-face style:name="Inter Semi Bold" svg:font-family="'Inter Semi Bol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style:font-name="Inter Medium" officeooo:rsid="00209e62" officeooo:paragraph-rsid="00209e62"/>
    </style:style>
    <style:style style:name="P2" style:family="paragraph" style:parent-style-name="Standard">
      <style:paragraph-properties fo:text-align="center" style:justify-single-word="false"/>
    </style:style>
    <style:style style:name="P3" style:family="paragraph" style:parent-style-name="Standard">
      <style:paragraph-properties fo:text-align="end" style:justify-single-word="false"/>
    </style:style>
    <style:style style:name="P4" style:family="paragraph" style:parent-style-name="Standard">
      <style:text-properties style:font-name="Inter Medium"/>
    </style:style>
    <style:style style:name="P5" style:family="paragraph" style:parent-style-name="Contents_20_1">
      <style:paragraph-properties>
        <style:tab-stops>
          <style:tab-stop style:position="17cm" style:type="right" style:leader-style="dotted" style:leader-text="."/>
        </style:tab-stops>
      </style:paragraph-properties>
    </style:style>
    <style:style style:name="P6" style:family="paragraph" style:parent-style-name="Text_20_body">
      <style:text-properties officeooo:rsid="001f2b55" officeooo:paragraph-rsid="001f2b55"/>
    </style:style>
    <style:style style:name="P7" style:family="paragraph" style:parent-style-name="Text_20_body">
      <style:text-properties style:font-name="Inter Black" fo:font-size="18.2000007629395pt" fo:font-weight="normal" officeooo:rsid="001f2b55" officeooo:paragraph-rsid="001f2b55" style:font-name-asian="Noto Sans CJK SC" style:font-size-asian="18.2000007629395pt" style:font-weight-asian="normal" style:font-name-complex="FreeSans" style:font-size-complex="18.2000007629395pt" style:font-weight-complex="normal"/>
    </style:style>
    <style:style style:name="P8" style:family="paragraph" style:parent-style-name="Text_20_body">
      <style:text-properties style:font-name="Inter Black" fo:font-size="18.2000007629395pt" fo:font-weight="normal" officeooo:rsid="001f2b55" officeooo:paragraph-rsid="0024f964" style:font-name-asian="Noto Sans CJK SC" style:font-size-asian="18.2000007629395pt" style:font-weight-asian="normal" style:font-name-complex="FreeSans" style:font-size-complex="18.2000007629395pt" style:font-weight-complex="normal"/>
    </style:style>
    <style:style style:name="P9" style:family="paragraph" style:parent-style-name="Text_20_body">
      <style:text-properties style:font-name="Inter Black" fo:font-size="18.2000007629395pt" fo:font-weight="normal" officeooo:rsid="0024f964" officeooo:paragraph-rsid="0024f964" style:font-name-asian="Noto Sans CJK SC" style:font-size-asian="18.2000007629395pt" style:font-weight-asian="normal" style:font-name-complex="FreeSans" style:font-size-complex="18.2000007629395pt" style:font-weight-complex="normal"/>
    </style:style>
    <style:style style:name="P10" style:family="paragraph" style:parent-style-name="Heading_20_1">
      <style:text-properties officeooo:rsid="001d7773" officeooo:paragraph-rsid="001d7773"/>
    </style:style>
    <style:style style:name="P11" style:family="paragraph" style:parent-style-name="Heading_20_1">
      <style:text-properties style:font-name="Inter Black" fo:font-size="18.2000007629395pt" fo:font-weight="normal" officeooo:rsid="001f2b55" officeooo:paragraph-rsid="001f2b55" style:font-name-asian="Noto Sans CJK SC" style:font-size-asian="18.2000007629395pt" style:font-weight-asian="normal" style:font-name-complex="FreeSans" style:font-size-complex="18.2000007629395pt" style:font-weight-complex="normal"/>
    </style:style>
    <style:style style:name="P12" style:family="paragraph" style:parent-style-name="Heading_20_1">
      <style:paragraph-properties fo:break-before="page"/>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2">
          <text:index-title-template text:style-name="Heading_20_1">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h text:style-name="Heading_20_1" text:outline-level="1">Table of Contents</text:h>
          </text:index-title>
          <text:p text:style-name="P5"><text:a xlink:type="simple" xlink:href="#__RefHeading___Toc314_2577765089" text:style-name="Index_20_Link" text:visited-style-name="Index_20_Link">Fliger<text:tab/>2</text:a></text:p>
          <text:p text:style-name="P5"><text:a xlink:type="simple" xlink:href="#__RefHeading___Toc318_2577765089" text:style-name="Index_20_Link" text:visited-style-name="Index_20_Link">FlexSearch.js<text:tab/>14</text:a></text:p>
          <text:p text:style-name="P5"><text:a xlink:type="simple" xlink:href="#__RefHeading___Toc320_2577765089" text:style-name="Index_20_Link" text:visited-style-name="Index_20_Link">Glob<text:tab/>17</text:a></text:p>
          <text:p text:style-name="P5"><text:a xlink:type="simple" xlink:href="#__RefHeading___Toc322_2577765089" text:style-name="Index_20_Link" text:visited-style-name="Index_20_Link">mathjs<text:tab/>18</text:a></text:p>
          <text:p text:style-name="P5"><text:a xlink:type="simple" xlink:href="#__RefHeading___Toc324_2577765089" text:style-name="Index_20_Link" text:visited-style-name="Index_20_Link">mime-types<text:tab/>21</text:a></text:p>
          <text:p text:style-name="P5"><text:a xlink:type="simple" xlink:href="#__RefHeading___Toc326_2577765089" text:style-name="Index_20_Link" text:visited-style-name="Index_20_Link">open<text:tab/>22</text:a></text:p>
          <text:p text:style-name="P5"><text:a xlink:type="simple" xlink:href="#__RefHeading___Toc328_2577765089" text:style-name="Index_20_Link" text:visited-style-name="Index_20_Link">Electron<text:tab/>22</text:a></text:p>
          <text:p text:style-name="P5"><text:a xlink:type="simple" xlink:href="#__RefHeading___Toc330_2577765089" text:style-name="Index_20_Link" text:visited-style-name="Index_20_Link">Inter<text:tab/>23</text:a></text:p>
          <text:p text:style-name="P5"><text:a xlink:type="simple" xlink:href="#__RefHeading___Toc332_2577765089" text:style-name="Index_20_Link" text:visited-style-name="Index_20_Link">jQuery<text:tab/>24</text:a></text:p>
          <text:p text:style-name="P5"><text:a xlink:type="simple" xlink:href="#__RefHeading___Toc334_2577765089" text:style-name="Index_20_Link" text:visited-style-name="Index_20_Link">material-css<text:tab/>25</text:a></text:p>
          <text:p text:style-name="P5"><text:a xlink:type="simple" xlink:href="#__RefHeading___Toc336_2577765089" text:style-name="Index_20_Link" text:visited-style-name="Index_20_Link">Bootstrap<text:tab/>25</text:a></text:p>
          <text:p text:style-name="P5"><text:a xlink:type="simple" xlink:href="#__RefHeading___Toc362_2577765089" text:style-name="Index_20_Link" text:visited-style-name="Index_20_Link">material-design-icons<text:tab/>26</text:a></text:p>
          <text:p text:style-name="P5"><text:a xlink:type="simple" xlink:href="#__RefHeading___Toc4536_1027729603" text:style-name="Index_20_Link" text:visited-style-name="Index_20_Link">elementary Icons<text:tab/>30</text:a></text:p>
        </text:index-body>
      </text:table-of-content>
      <text:p text:style-name="P4"/>
      <text:h text:style-name="P12" text:outline-level="1"><text:bookmark-start text:name="__RefHeading___Toc314_2577765089"/><text:a xlink:type="simple" xlink:href="https://gitlab.com/candiedoperation/fliger" text:style-name="Internet_20_link" text:visited-style-name="Visited_20_Internet_20_Link">Fliger</text:a><text:bookmark-end text:name="__RefHeading___Toc314_2577765089"/></text:h>
      <text:section text:style-name="Sect1" text:name="Fliger" text:protected="true">
        <text:section-source xlink:href="../LICENSE"/>
        <text:p text:style-name="Preformatted_20_Text"><text:s text:c="20"/>GNU GENERAL PUBLIC LICENSE</text:p>
        <text:p text:style-name="Preformatted_20_Text"><text:s text:c="23"/>Version 3, 29 June 2007</text:p>
        <text:p text:style-name="Preformatted_20_Text"/>
        <text:p text:style-name="Preformatted_20_Text"><text:s/>Copyright (C) 2007 Free Software Foundation, Inc. &lt;https://fsf.org/&gt;</text:p>
        <text:p text:style-name="Preformatted_20_Text"><text:s/>Everyone is permitted to copy and distribute verbatim copies</text:p>
        <text:p text:style-name="Preformatted_20_Text"><text:s/>of this license document, but changing it is not allowed.</text:p>
        <text:p text:style-name="Preformatted_20_Text"/>
        <text:p text:style-name="Preformatted_20_Text"><text:s text:c="28"/>Preamble</text:p>
        <text:p text:style-name="Preformatted_20_Text"/>
        <text:p text:style-name="Preformatted_20_Text"><text:s text:c="2"/>The GNU General Public License is a free, copyleft license for</text:p>
        <text:p text:style-name="Preformatted_20_Text">software and other kinds of works.</text:p>
        <text:p text:style-name="Preformatted_20_Text"/>
        <text:p text:style-name="Preformatted_20_Text"><text:s text:c="2"/>The licenses for most software and other practical works are designed</text:p>
        <text:p text:style-name="Preformatted_20_Text">to take away your freedom to share and change the works. <text:s/>By contrast,</text:p>
        <text:p text:style-name="Preformatted_20_Text">the GNU General Public License is intended to guarantee your freedom to</text:p>
        <text:p text:style-name="Preformatted_20_Text">share and change all versions of a program--to make sure it remains free</text:p>
        <text:p text:style-name="Preformatted_20_Text">software for all its users. <text:s/>We, the Free Software Foundation, use the</text:p>
        <text:p text:style-name="Preformatted_20_Text">GNU General Public License for most of our software; it applies also to</text:p>
        <text:p text:style-name="Preformatted_20_Text">any other work released this way by its authors. <text:s/>You can apply it to</text:p>
        <text:p text:style-name="Preformatted_20_Text">your programs, too.</text:p>
        <text:p text:style-name="Preformatted_20_Text"/>
        <text:p text:style-name="Preformatted_20_Text"><text:s text:c="2"/>When we speak of free software, we are referring to freedom, not</text:p>
        <text:p text:style-name="Preformatted_20_Text">price. <text:s/>Our General Public Licenses are designed to make sure that you</text:p>
        <text:p text:style-name="Preformatted_20_Text">have the freedom to distribute copies of free software (and charge for</text:p>
        <text:p text:style-name="Preformatted_20_Text">them if you wish), that you receive source code or can get it if you</text:p>
        <text:p text:style-name="Preformatted_20_Text">want it, that you can change the software or use pieces of it in new</text:p>
        <text:p text:style-name="Preformatted_20_Text">free programs, and that you know you can do these things.</text:p>
        <text:p text:style-name="Preformatted_20_Text"/>
        <text:p text:style-name="Preformatted_20_Text"><text:s text:c="2"/>To protect your rights, we need to prevent others from denying you</text:p>
        <text:p text:style-name="Preformatted_20_Text">these rights or asking you to surrender the rights. <text:s/>Therefore, you have</text:p>
        <text:p text:style-name="Preformatted_20_Text">certain responsibilities if you distribute copies of the software, or if</text:p>
        <text:p text:style-name="Preformatted_20_Text">you modify it: responsibilities to respect the freedom of others.</text:p>
        <text:p text:style-name="Preformatted_20_Text"/>
        <text:p text:style-name="Preformatted_20_Text"><text:s text:c="2"/>For example, if you distribute copies of such a program, whether</text:p>
        <text:p text:style-name="Preformatted_20_Text">gratis or for a fee, you must pass on to the recipients the same</text:p>
        <text:p text:style-name="Preformatted_20_Text">freedoms that you received. <text:s/>You must make sure that they, too, receive</text:p>
        <text:p text:style-name="Preformatted_20_Text">or can get the source code. <text:s/>And you must show them these terms so they</text:p>
        <text:p text:style-name="Preformatted_20_Text">know their rights.</text:p>
        <text:p text:style-name="Preformatted_20_Text"/>
        <text:p text:style-name="Preformatted_20_Text"><text:s text:c="2"/>Developers that use the GNU GPL protect your rights with two steps:</text:p>
        <text:p text:style-name="Preformatted_20_Text">(1) assert copyright on the software, and (2) offer you this License</text:p>
        <text:p text:style-name="Preformatted_20_Text">giving you legal permission to copy, distribute and/or modify it.</text:p>
        <text:p text:style-name="Preformatted_20_Text"/>
        <text:p text:style-name="Preformatted_20_Text"><text:s text:c="2"/>For the developers' and authors' protection, the GPL clearly explains</text:p>
        <text:p text:style-name="Preformatted_20_Text">that there is no warranty for this free software. <text:s/>For both users' and</text:p>
        <text:p text:style-name="Preformatted_20_Text">authors' sake, the GPL requires that modified versions be marked as</text:p>
        <text:p text:style-name="Preformatted_20_Text">changed, so that their problems will not be attributed erroneously to</text:p>
        <text:p text:style-name="Preformatted_20_Text">authors of previous versions.</text:p>
        <text:p text:style-name="Preformatted_20_Text"/>
        <text:p text:style-name="Preformatted_20_Text"><text:s text:c="2"/>Some devices are designed to deny users access to install or run</text:p>
        <text:p text:style-name="Preformatted_20_Text">modified versions of the software inside them, although the manufacturer</text:p>
        <text:p text:style-name="Preformatted_20_Text">can do so. <text:s/>This is fundamentally incompatible with the aim of</text:p>
        <text:p text:style-name="Preformatted_20_Text">protecting users' freedom to change the software. <text:s/>The systematic</text:p>
        <text:p text:style-name="Preformatted_20_Text"><text:soft-page-break/>pattern of such abuse occurs in the area of products for individuals to</text:p>
        <text:p text:style-name="Preformatted_20_Text">use, which is precisely where it is most unacceptable. <text:s/>Therefore, we</text:p>
        <text:p text:style-name="Preformatted_20_Text">have designed this version of the GPL to prohibit the practice for those</text:p>
        <text:p text:style-name="Preformatted_20_Text">products. <text:s/>If such problems arise substantially in other domains, we</text:p>
        <text:p text:style-name="Preformatted_20_Text">stand ready to extend this provision to those domains in future versions</text:p>
        <text:p text:style-name="Preformatted_20_Text">of the GPL, as needed to protect the freedom of users.</text:p>
        <text:p text:style-name="Preformatted_20_Text"/>
        <text:p text:style-name="Preformatted_20_Text"><text:s text:c="2"/>Finally, every program is threatened constantly by software patents.</text:p>
        <text:p text:style-name="Preformatted_20_Text">States should not allow patents to restrict development and use of</text:p>
        <text:p text:style-name="Preformatted_20_Text">software on general-purpose computers, but in those that do, we wish to</text:p>
        <text:p text:style-name="Preformatted_20_Text">avoid the special danger that patents applied to a free program could</text:p>
        <text:p text:style-name="Preformatted_20_Text">make it effectively proprietary. <text:s/>To prevent this, the GPL assures that</text:p>
        <text:p text:style-name="Preformatted_20_Text">patents cannot be used to render the program non-free.</text:p>
        <text:p text:style-name="Preformatted_20_Text"/>
        <text:p text:style-name="Preformatted_20_Text"><text:s text:c="2"/>The precise terms and conditions for copying, distribution and</text:p>
        <text:p text:style-name="Preformatted_20_Text">modification follow.</text:p>
        <text:p text:style-name="Preformatted_20_Text"/>
        <text:p text:style-name="Preformatted_20_Text"><text:s text:c="23"/>TERMS AND CONDITIONS</text:p>
        <text:p text:style-name="Preformatted_20_Text"/>
        <text:p text:style-name="Preformatted_20_Text"><text:s text:c="2"/>0. Definitions.</text:p>
        <text:p text:style-name="Preformatted_20_Text"/>
        <text:p text:style-name="Preformatted_20_Text"><text:s text:c="2"/>"This License" refers to version 3 of the GNU General Public License.</text:p>
        <text:p text:style-name="Preformatted_20_Text"/>
        <text:p text:style-name="Preformatted_20_Text"><text:s text:c="2"/>"Copyright" also means copyright-like laws that apply to other kinds of</text:p>
        <text:p text:style-name="Preformatted_20_Text">works, such as semiconductor masks.</text:p>
        <text:p text:style-name="Preformatted_20_Text"/>
        <text:p text:style-name="Preformatted_20_Text"><text:s text:c="2"/>"The Program" refers to any copyrightable work licensed under this</text:p>
        <text:p text:style-name="Preformatted_20_Text">License. <text:s/>Each licensee is addressed as "you". <text:s/>"Licensees" and</text:p>
        <text:p text:style-name="Preformatted_20_Text">"recipients" may be individuals or organizations.</text:p>
        <text:p text:style-name="Preformatted_20_Text"/>
        <text:p text:style-name="Preformatted_20_Text"><text:s text:c="2"/>To "modify" a work means to copy from or adapt all or part of the work</text:p>
        <text:p text:style-name="Preformatted_20_Text">in a fashion requiring copyright permission, other than the making of an</text:p>
        <text:p text:style-name="Preformatted_20_Text">exact copy. <text:s/>The resulting work is called a "modified version" of the</text:p>
        <text:p text:style-name="Preformatted_20_Text">earlier work or a work "based on" the earlier work.</text:p>
        <text:p text:style-name="Preformatted_20_Text"/>
        <text:p text:style-name="Preformatted_20_Text"><text:s text:c="2"/>A "covered work" means either the unmodified Program or a work based</text:p>
        <text:p text:style-name="Preformatted_20_Text">on the Program.</text:p>
        <text:p text:style-name="Preformatted_20_Text"/>
        <text:p text:style-name="Preformatted_20_Text"><text:s text:c="2"/>To "propagate" a work means to do anything with it that, without</text:p>
        <text:p text:style-name="Preformatted_20_Text">permission, would make you directly or secondarily liable for</text:p>
        <text:p text:style-name="Preformatted_20_Text">infringement under applicable copyright law, except executing it on a</text:p>
        <text:p text:style-name="Preformatted_20_Text">computer or modifying a private copy. <text:s/>Propagation includes copying,</text:p>
        <text:p text:style-name="Preformatted_20_Text">distribution (with or without modification), making available to the</text:p>
        <text:p text:style-name="Preformatted_20_Text">public, and in some countries other activities as well.</text:p>
        <text:p text:style-name="Preformatted_20_Text"/>
        <text:p text:style-name="Preformatted_20_Text"><text:s text:c="2"/>To "convey" a work means any kind of propagation that enables other</text:p>
        <text:p text:style-name="Preformatted_20_Text">parties to make or receive copies. <text:s/>Mere interaction with a user through</text:p>
        <text:p text:style-name="Preformatted_20_Text">a computer network, with no transfer of a copy, is not conveying.</text:p>
        <text:p text:style-name="Preformatted_20_Text"/>
        <text:p text:style-name="Preformatted_20_Text"><text:s text:c="2"/>An interactive user interface displays "Appropriate Legal Notices"</text:p>
        <text:p text:style-name="Preformatted_20_Text">to the extent that it includes a convenient and prominently visible</text:p>
        <text:p text:style-name="Preformatted_20_Text">feature that (1) displays an appropriate copyright notice, and (2)</text:p>
        <text:p text:style-name="Preformatted_20_Text">tells the user that there is no warranty for the work (except to the</text:p>
        <text:p text:style-name="Preformatted_20_Text">extent that warranties are provided), that licensees may convey the</text:p>
        <text:p text:style-name="Preformatted_20_Text">work under this License, and how to view a copy of this License. <text:s/>If</text:p>
        <text:p text:style-name="Preformatted_20_Text">the interface presents a list of user commands or options, such as a</text:p>
        <text:p text:style-name="Preformatted_20_Text">menu, a prominent item in the list meets this criterion.</text:p>
        <text:p text:style-name="Preformatted_20_Text"><text:soft-page-break/></text:p>
        <text:p text:style-name="Preformatted_20_Text"><text:s text:c="2"/>1. Source Code.</text:p>
        <text:p text:style-name="Preformatted_20_Text"/>
        <text:p text:style-name="Preformatted_20_Text"><text:s text:c="2"/>The "source code" for a work means the preferred form of the work</text:p>
        <text:p text:style-name="Preformatted_20_Text">for making modifications to it. <text:s/>"Object code" means any non-source</text:p>
        <text:p text:style-name="Preformatted_20_Text">form of a work.</text:p>
        <text:p text:style-name="Preformatted_20_Text"/>
        <text:p text:style-name="Preformatted_20_Text"><text:s text:c="2"/>A "Standard Interface" means an interface that either is an official</text:p>
        <text:p text:style-name="Preformatted_20_Text">standard defined by a recognized standards body, or, in the case of</text:p>
        <text:p text:style-name="Preformatted_20_Text">interfaces specified for a particular programming language, one that</text:p>
        <text:p text:style-name="Preformatted_20_Text">is widely used among developers working in that language.</text:p>
        <text:p text:style-name="Preformatted_20_Text"/>
        <text:p text:style-name="Preformatted_20_Text"><text:s text:c="2"/>The "System Libraries" of an executable work include anything, other</text:p>
        <text:p text:style-name="Preformatted_20_Text">than the work as a whole, that (a) is included in the normal form of</text:p>
        <text:p text:style-name="Preformatted_20_Text">packaging a Major Component, but which is not part of that Major</text:p>
        <text:p text:style-name="Preformatted_20_Text">Component, and (b) serves only to enable use of the work with that</text:p>
        <text:p text:style-name="Preformatted_20_Text">Major Component, or to implement a Standard Interface for which an</text:p>
        <text:p text:style-name="Preformatted_20_Text">implementation is available to the public in source code form. <text:s/>A</text:p>
        <text:p text:style-name="Preformatted_20_Text">"Major Component", in this context, means a major essential component</text:p>
        <text:p text:style-name="Preformatted_20_Text">(kernel, window system, and so on) of the specific operating system</text:p>
        <text:p text:style-name="Preformatted_20_Text">(if any) on which the executable work runs, or a compiler used to</text:p>
        <text:p text:style-name="Preformatted_20_Text">produce the work, or an object code interpreter used to run it.</text:p>
        <text:p text:style-name="Preformatted_20_Text"/>
        <text:p text:style-name="Preformatted_20_Text"><text:s text:c="2"/>The "Corresponding Source" for a work in object code form means all</text:p>
        <text:p text:style-name="Preformatted_20_Text">the source code needed to generate, install, and (for an executable</text:p>
        <text:p text:style-name="Preformatted_20_Text">work) run the object code and to modify the work, including scripts to</text:p>
        <text:p text:style-name="Preformatted_20_Text">control those activities. <text:s/>However, it does not include the work's</text:p>
        <text:p text:style-name="Preformatted_20_Text">System Libraries, or general-purpose tools or generally available free</text:p>
        <text:p text:style-name="Preformatted_20_Text">programs which are used unmodified in performing those activities but</text:p>
        <text:p text:style-name="Preformatted_20_Text">which are not part of the work. <text:s/>For example, Corresponding Source</text:p>
        <text:p text:style-name="Preformatted_20_Text">includes interface definition files associated with source files for</text:p>
        <text:p text:style-name="Preformatted_20_Text">the work, and the source code for shared libraries and dynamically</text:p>
        <text:p text:style-name="Preformatted_20_Text">linked subprograms that the work is specifically designed to require,</text:p>
        <text:p text:style-name="Preformatted_20_Text">such as by intimate data communication or control flow between those</text:p>
        <text:p text:style-name="Preformatted_20_Text">subprograms and other parts of the work.</text:p>
        <text:p text:style-name="Preformatted_20_Text"/>
        <text:p text:style-name="Preformatted_20_Text"><text:s text:c="2"/>The Corresponding Source need not include anything that users</text:p>
        <text:p text:style-name="Preformatted_20_Text">can regenerate automatically from other parts of the Corresponding</text:p>
        <text:p text:style-name="Preformatted_20_Text">Source.</text:p>
        <text:p text:style-name="Preformatted_20_Text"/>
        <text:p text:style-name="Preformatted_20_Text"><text:s text:c="2"/>The Corresponding Source for a work in source code form is that</text:p>
        <text:p text:style-name="Preformatted_20_Text">same work.</text:p>
        <text:p text:style-name="Preformatted_20_Text"/>
        <text:p text:style-name="Preformatted_20_Text"><text:s text:c="2"/>2. Basic Permissions.</text:p>
        <text:p text:style-name="Preformatted_20_Text"/>
        <text:p text:style-name="Preformatted_20_Text"><text:s text:c="2"/>All rights granted under this License are granted for the term of</text:p>
        <text:p text:style-name="Preformatted_20_Text">copyright on the Program, and are irrevocable provided the stated</text:p>
        <text:p text:style-name="Preformatted_20_Text">conditions are met. <text:s/>This License explicitly affirms your unlimited</text:p>
        <text:p text:style-name="Preformatted_20_Text">permission to run the unmodified Program. <text:s/>The output from running a</text:p>
        <text:p text:style-name="Preformatted_20_Text">covered work is covered by this License only if the output, given its</text:p>
        <text:p text:style-name="Preformatted_20_Text">content, constitutes a covered work. <text:s/>This License acknowledges your</text:p>
        <text:p text:style-name="Preformatted_20_Text">rights of fair use or other equivalent, as provided by copyright law.</text:p>
        <text:p text:style-name="Preformatted_20_Text"/>
        <text:p text:style-name="Preformatted_20_Text"><text:s text:c="2"/>You may make, run and propagate covered works that you do not</text:p>
        <text:p text:style-name="Preformatted_20_Text">convey, without conditions so long as your license otherwise remains</text:p>
        <text:p text:style-name="Preformatted_20_Text">in force. <text:s/>You may convey covered works to others for the sole purpose</text:p>
        <text:p text:style-name="Preformatted_20_Text">of having them make modifications exclusively for you, or provide you</text:p>
        <text:p text:style-name="Preformatted_20_Text"><text:soft-page-break/>with facilities for running those works, provided that you comply with</text:p>
        <text:p text:style-name="Preformatted_20_Text">the terms of this License in conveying all material for which you do</text:p>
        <text:p text:style-name="Preformatted_20_Text">not control copyright. <text:s/>Those thus making or running the covered works</text:p>
        <text:p text:style-name="Preformatted_20_Text">for you must do so exclusively on your behalf, under your direction</text:p>
        <text:p text:style-name="Preformatted_20_Text">and control, on terms that prohibit them from making any copies of</text:p>
        <text:p text:style-name="Preformatted_20_Text">your copyrighted material outside their relationship with you.</text:p>
        <text:p text:style-name="Preformatted_20_Text"/>
        <text:p text:style-name="Preformatted_20_Text"><text:s text:c="2"/>Conveying under any other circumstances is permitted solely under</text:p>
        <text:p text:style-name="Preformatted_20_Text">the conditions stated below. <text:s/>Sublicensing is not allowed; section 10</text:p>
        <text:p text:style-name="Preformatted_20_Text">makes it unnecessary.</text:p>
        <text:p text:style-name="Preformatted_20_Text"/>
        <text:p text:style-name="Preformatted_20_Text"><text:s text:c="2"/>3. Protecting Users' Legal Rights From Anti-Circumvention Law.</text:p>
        <text:p text:style-name="Preformatted_20_Text"/>
        <text:p text:style-name="Preformatted_20_Text"><text:s text:c="2"/>No covered work shall be deemed part of an effective technological</text:p>
        <text:p text:style-name="Preformatted_20_Text">measure under any applicable law fulfilling obligations under article</text:p>
        <text:p text:style-name="Preformatted_20_Text">11 of the WIPO copyright treaty adopted on 20 December 1996, or</text:p>
        <text:p text:style-name="Preformatted_20_Text">similar laws prohibiting or restricting circumvention of such</text:p>
        <text:p text:style-name="Preformatted_20_Text">measures.</text:p>
        <text:p text:style-name="Preformatted_20_Text"/>
        <text:p text:style-name="Preformatted_20_Text"><text:s text:c="2"/>When you convey a covered work, you waive any legal power to forbid</text:p>
        <text:p text:style-name="Preformatted_20_Text">circumvention of technological measures to the extent such circumvention</text:p>
        <text:p text:style-name="Preformatted_20_Text">is effected by exercising rights under this License with respect to</text:p>
        <text:p text:style-name="Preformatted_20_Text">the covered work, and you disclaim any intention to limit operation or</text:p>
        <text:p text:style-name="Preformatted_20_Text">modification of the work as a means of enforcing, against the work's</text:p>
        <text:p text:style-name="Preformatted_20_Text">users, your or third parties' legal rights to forbid circumvention of</text:p>
        <text:p text:style-name="Preformatted_20_Text">technological measures.</text:p>
        <text:p text:style-name="Preformatted_20_Text"/>
        <text:p text:style-name="Preformatted_20_Text"><text:s text:c="2"/>4. Conveying Verbatim Copies.</text:p>
        <text:p text:style-name="Preformatted_20_Text"/>
        <text:p text:style-name="Preformatted_20_Text"><text:s text:c="2"/>You may convey verbatim copies of the Program's source code as you</text:p>
        <text:p text:style-name="Preformatted_20_Text">receive it, in any medium, provided that you conspicuously and</text:p>
        <text:p text:style-name="Preformatted_20_Text">appropriately publish on each copy an appropriate copyright notice;</text:p>
        <text:p text:style-name="Preformatted_20_Text">keep intact all notices stating that this License and any</text:p>
        <text:p text:style-name="Preformatted_20_Text">non-permissive terms added in accord with section 7 apply to the code;</text:p>
        <text:p text:style-name="Preformatted_20_Text">keep intact all notices of the absence of any warranty; and give all</text:p>
        <text:p text:style-name="Preformatted_20_Text">recipients a copy of this License along with the Program.</text:p>
        <text:p text:style-name="Preformatted_20_Text"/>
        <text:p text:style-name="Preformatted_20_Text"><text:s text:c="2"/>You may charge any price or no price for each copy that you convey,</text:p>
        <text:p text:style-name="Preformatted_20_Text">and you may offer support or warranty protection for a fee.</text:p>
        <text:p text:style-name="Preformatted_20_Text"/>
        <text:p text:style-name="Preformatted_20_Text"><text:s text:c="2"/>5. Conveying Modified Source Versions.</text:p>
        <text:p text:style-name="Preformatted_20_Text"/>
        <text:p text:style-name="Preformatted_20_Text"><text:s text:c="2"/>You may convey a work based on the Program, or the modifications to</text:p>
        <text:p text:style-name="Preformatted_20_Text">produce it from the Program, in the form of source code under the</text:p>
        <text:p text:style-name="Preformatted_20_Text">terms of section 4, provided that you also meet all of these conditions:</text:p>
        <text:p text:style-name="Preformatted_20_Text"/>
        <text:p text:style-name="Preformatted_20_Text"><text:s text:c="4"/>a) The work must carry prominent notices stating that you modified</text:p>
        <text:p text:style-name="Preformatted_20_Text"><text:s text:c="4"/>it, and giving a relevant date.</text:p>
        <text:p text:style-name="Preformatted_20_Text"/>
        <text:p text:style-name="Preformatted_20_Text"><text:s text:c="4"/>b) The work must carry prominent notices stating that it is</text:p>
        <text:p text:style-name="Preformatted_20_Text"><text:s text:c="4"/>released under this License and any conditions added under section</text:p>
        <text:p text:style-name="Preformatted_20_Text"><text:s text:c="4"/>7. <text:s/>This requirement modifies the requirement in section 4 to</text:p>
        <text:p text:style-name="Preformatted_20_Text"><text:s text:c="4"/>"keep intact all notices".</text:p>
        <text:p text:style-name="Preformatted_20_Text"/>
        <text:p text:style-name="Preformatted_20_Text"><text:s text:c="4"/>c) You must license the entire work, as a whole, under this</text:p>
        <text:p text:style-name="Preformatted_20_Text"><text:s text:c="4"/>License to anyone who comes into possession of a copy. <text:s/>This</text:p>
        <text:p text:style-name="Preformatted_20_Text"><text:s text:c="4"/>License will therefore apply, along with any applicable section 7</text:p>
        <text:p text:style-name="Preformatted_20_Text"><text:soft-page-break/><text:s text:c="4"/>additional terms, to the whole of the work, and all its parts,</text:p>
        <text:p text:style-name="Preformatted_20_Text"><text:s text:c="4"/>regardless of how they are packaged. <text:s/>This License gives no</text:p>
        <text:p text:style-name="Preformatted_20_Text"><text:s text:c="4"/>permission to license the work in any other way, but it does not</text:p>
        <text:p text:style-name="Preformatted_20_Text"><text:s text:c="4"/>invalidate such permission if you have separately received it.</text:p>
        <text:p text:style-name="Preformatted_20_Text"/>
        <text:p text:style-name="Preformatted_20_Text"><text:s text:c="4"/>d) If the work has interactive user interfaces, each must display</text:p>
        <text:p text:style-name="Preformatted_20_Text"><text:s text:c="4"/>Appropriate Legal Notices; however, if the Program has interactive</text:p>
        <text:p text:style-name="Preformatted_20_Text"><text:s text:c="4"/>interfaces that do not display Appropriate Legal Notices, your</text:p>
        <text:p text:style-name="Preformatted_20_Text"><text:s text:c="4"/>work need not make them do so.</text:p>
        <text:p text:style-name="Preformatted_20_Text"/>
        <text:p text:style-name="Preformatted_20_Text"><text:s text:c="2"/>A compilation of a covered work with other separate and independent</text:p>
        <text:p text:style-name="Preformatted_20_Text">works, which are not by their nature extensions of the covered work,</text:p>
        <text:p text:style-name="Preformatted_20_Text">and which are not combined with it such as to form a larger program,</text:p>
        <text:p text:style-name="Preformatted_20_Text">in or on a volume of a storage or distribution medium, is called an</text:p>
        <text:p text:style-name="Preformatted_20_Text">"aggregate" if the compilation and its resulting copyright are not</text:p>
        <text:p text:style-name="Preformatted_20_Text">used to limit the access or legal rights of the compilation's users</text:p>
        <text:p text:style-name="Preformatted_20_Text">beyond what the individual works permit. <text:s/>Inclusion of a covered work</text:p>
        <text:p text:style-name="Preformatted_20_Text">in an aggregate does not cause this License to apply to the other</text:p>
        <text:p text:style-name="Preformatted_20_Text">parts of the aggregate.</text:p>
        <text:p text:style-name="Preformatted_20_Text"/>
        <text:p text:style-name="Preformatted_20_Text"><text:s text:c="2"/>6. Conveying Non-Source Forms.</text:p>
        <text:p text:style-name="Preformatted_20_Text"/>
        <text:p text:style-name="Preformatted_20_Text"><text:s text:c="2"/>You may convey a covered work in object code form under the terms</text:p>
        <text:p text:style-name="Preformatted_20_Text">of sections 4 and 5, provided that you also convey the</text:p>
        <text:p text:style-name="Preformatted_20_Text">machine-readable Corresponding Source under the terms of this License,</text:p>
        <text:p text:style-name="Preformatted_20_Text">in one of these ways:</text:p>
        <text:p text:style-name="Preformatted_20_Text"/>
        <text:p text:style-name="Preformatted_20_Text"><text:s text:c="4"/>a) Convey the object code in, or embodied in, a physical product</text:p>
        <text:p text:style-name="Preformatted_20_Text"><text:s text:c="4"/>(including a physical distribution medium), accompanied by the</text:p>
        <text:p text:style-name="Preformatted_20_Text"><text:s text:c="4"/>Corresponding Source fixed on a durable physical medium</text:p>
        <text:p text:style-name="Preformatted_20_Text"><text:s text:c="4"/>customarily used for software interchange.</text:p>
        <text:p text:style-name="Preformatted_20_Text"/>
        <text:p text:style-name="Preformatted_20_Text"><text:s text:c="4"/>b) Convey the object code in, or embodied in, a physical product</text:p>
        <text:p text:style-name="Preformatted_20_Text"><text:s text:c="4"/>(including a physical distribution medium), accompanied by a</text:p>
        <text:p text:style-name="Preformatted_20_Text"><text:s text:c="4"/>written offer, valid for at least three years and valid for as</text:p>
        <text:p text:style-name="Preformatted_20_Text"><text:s text:c="4"/>long as you offer spare parts or customer support for that product</text:p>
        <text:p text:style-name="Preformatted_20_Text"><text:s text:c="4"/>model, to give anyone who possesses the object code either (1) a</text:p>
        <text:p text:style-name="Preformatted_20_Text"><text:s text:c="4"/>copy of the Corresponding Source for all the software in the</text:p>
        <text:p text:style-name="Preformatted_20_Text"><text:s text:c="4"/>product that is covered by this License, on a durable physical</text:p>
        <text:p text:style-name="Preformatted_20_Text"><text:s text:c="4"/>medium customarily used for software interchange, for a price no</text:p>
        <text:p text:style-name="Preformatted_20_Text"><text:s text:c="4"/>more than your reasonable cost of physically performing this</text:p>
        <text:p text:style-name="Preformatted_20_Text"><text:s text:c="4"/>conveying of source, or (2) access to copy the</text:p>
        <text:p text:style-name="Preformatted_20_Text"><text:s text:c="4"/>Corresponding Source from a network server at no charge.</text:p>
        <text:p text:style-name="Preformatted_20_Text"/>
        <text:p text:style-name="Preformatted_20_Text"><text:s text:c="4"/>c) Convey individual copies of the object code with a copy of the</text:p>
        <text:p text:style-name="Preformatted_20_Text"><text:s text:c="4"/>written offer to provide the Corresponding Source. <text:s/>This</text:p>
        <text:p text:style-name="Preformatted_20_Text"><text:s text:c="4"/>alternative is allowed only occasionally and noncommercially, and</text:p>
        <text:p text:style-name="Preformatted_20_Text"><text:s text:c="4"/>only if you received the object code with such an offer, in accord</text:p>
        <text:p text:style-name="Preformatted_20_Text"><text:s text:c="4"/>with subsection 6b.</text:p>
        <text:p text:style-name="Preformatted_20_Text"/>
        <text:p text:style-name="Preformatted_20_Text"><text:s text:c="4"/>d) Convey the object code by offering access from a designated</text:p>
        <text:p text:style-name="Preformatted_20_Text"><text:s text:c="4"/>place (gratis or for a charge), and offer equivalent access to the</text:p>
        <text:p text:style-name="Preformatted_20_Text"><text:s text:c="4"/>Corresponding Source in the same way through the same place at no</text:p>
        <text:p text:style-name="Preformatted_20_Text"><text:s text:c="4"/>further charge. <text:s/>You need not require recipients to copy the</text:p>
        <text:p text:style-name="Preformatted_20_Text"><text:s text:c="4"/>Corresponding Source along with the object code. <text:s/>If the place to</text:p>
        <text:p text:style-name="Preformatted_20_Text"><text:s text:c="4"/>copy the object code is a network server, the Corresponding Source</text:p>
        <text:p text:style-name="Preformatted_20_Text"><text:s text:c="4"/>may be on a different server (operated by you or a third party)</text:p>
        <text:p text:style-name="Preformatted_20_Text"><text:soft-page-break/><text:s text:c="4"/>that supports equivalent copying facilities, provided you maintain</text:p>
        <text:p text:style-name="Preformatted_20_Text"><text:s text:c="4"/>clear directions next to the object code saying where to find the</text:p>
        <text:p text:style-name="Preformatted_20_Text"><text:s text:c="4"/>Corresponding Source. <text:s/>Regardless of what server hosts the</text:p>
        <text:p text:style-name="Preformatted_20_Text"><text:s text:c="4"/>Corresponding Source, you remain obligated to ensure that it is</text:p>
        <text:p text:style-name="Preformatted_20_Text"><text:s text:c="4"/>available for as long as needed to satisfy these requirements.</text:p>
        <text:p text:style-name="Preformatted_20_Text"/>
        <text:p text:style-name="Preformatted_20_Text"><text:s text:c="4"/>e) Convey the object code using peer-to-peer transmission, provided</text:p>
        <text:p text:style-name="Preformatted_20_Text"><text:s text:c="4"/>you inform other peers where the object code and Corresponding</text:p>
        <text:p text:style-name="Preformatted_20_Text"><text:s text:c="4"/>Source of the work are being offered to the general public at no</text:p>
        <text:p text:style-name="Preformatted_20_Text"><text:s text:c="4"/>charge under subsection 6d.</text:p>
        <text:p text:style-name="Preformatted_20_Text"/>
        <text:p text:style-name="Preformatted_20_Text"><text:s text:c="2"/>A separable portion of the object code, whose source code is excluded</text:p>
        <text:p text:style-name="Preformatted_20_Text">from the Corresponding Source as a System Library, need not be</text:p>
        <text:p text:style-name="Preformatted_20_Text">included in conveying the object code work.</text:p>
        <text:p text:style-name="Preformatted_20_Text"/>
        <text:p text:style-name="Preformatted_20_Text"><text:s text:c="2"/>A "User Product" is either (1) a "consumer product", which means any</text:p>
        <text:p text:style-name="Preformatted_20_Text">tangible personal property which is normally used for personal, family,</text:p>
        <text:p text:style-name="Preformatted_20_Text">or household purposes, or (2) anything designed or sold for incorporation</text:p>
        <text:p text:style-name="Preformatted_20_Text">into a dwelling. <text:s/>In determining whether a product is a consumer product,</text:p>
        <text:p text:style-name="Preformatted_20_Text">doubtful cases shall be resolved in favor of coverage. <text:s/>For a particular</text:p>
        <text:p text:style-name="Preformatted_20_Text">product received by a particular user, "normally used" refers to a</text:p>
        <text:p text:style-name="Preformatted_20_Text">typical or common use of that class of product, regardless of the status</text:p>
        <text:p text:style-name="Preformatted_20_Text">of the particular user or of the way in which the particular user</text:p>
        <text:p text:style-name="Preformatted_20_Text">actually uses, or expects or is expected to use, the product. <text:s/>A product</text:p>
        <text:p text:style-name="Preformatted_20_Text">is a consumer product regardless of whether the product has substantial</text:p>
        <text:p text:style-name="Preformatted_20_Text">commercial, industrial or non-consumer uses, unless such uses represent</text:p>
        <text:p text:style-name="Preformatted_20_Text">the only significant mode of use of the product.</text:p>
        <text:p text:style-name="Preformatted_20_Text"/>
        <text:p text:style-name="Preformatted_20_Text"><text:s text:c="2"/>"Installation Information" for a User Product means any methods,</text:p>
        <text:p text:style-name="Preformatted_20_Text">procedures, authorization keys, or other information required to install</text:p>
        <text:p text:style-name="Preformatted_20_Text">and execute modified versions of a covered work in that User Product from</text:p>
        <text:p text:style-name="Preformatted_20_Text">a modified version of its Corresponding Source. <text:s/>The information must</text:p>
        <text:p text:style-name="Preformatted_20_Text">suffice to ensure that the continued functioning of the modified object</text:p>
        <text:p text:style-name="Preformatted_20_Text">code is in no case prevented or interfered with solely because</text:p>
        <text:p text:style-name="Preformatted_20_Text">modification has been made.</text:p>
        <text:p text:style-name="Preformatted_20_Text"/>
        <text:p text:style-name="Preformatted_20_Text"><text:s text:c="2"/>If you convey an object code work under this section in, or with, or</text:p>
        <text:p text:style-name="Preformatted_20_Text">specifically for use in, a User Product, and the conveying occurs as</text:p>
        <text:p text:style-name="Preformatted_20_Text">part of a transaction in which the right of possession and use of the</text:p>
        <text:p text:style-name="Preformatted_20_Text">User Product is transferred to the recipient in perpetuity or for a</text:p>
        <text:p text:style-name="Preformatted_20_Text">fixed term (regardless of how the transaction is characterized), the</text:p>
        <text:p text:style-name="Preformatted_20_Text">Corresponding Source conveyed under this section must be accompanied</text:p>
        <text:p text:style-name="Preformatted_20_Text">by the Installation Information. <text:s/>But this requirement does not apply</text:p>
        <text:p text:style-name="Preformatted_20_Text">if neither you nor any third party retains the ability to install</text:p>
        <text:p text:style-name="Preformatted_20_Text">modified object code on the User Product (for example, the work has</text:p>
        <text:p text:style-name="Preformatted_20_Text">been installed in ROM).</text:p>
        <text:p text:style-name="Preformatted_20_Text"/>
        <text:p text:style-name="Preformatted_20_Text"><text:s text:c="2"/>The requirement to provide Installation Information does not include a</text:p>
        <text:p text:style-name="Preformatted_20_Text">requirement to continue to provide support service, warranty, or updates</text:p>
        <text:p text:style-name="Preformatted_20_Text">for a work that has been modified or installed by the recipient, or for</text:p>
        <text:p text:style-name="Preformatted_20_Text">the User Product in which it has been modified or installed. <text:s/>Access to a</text:p>
        <text:p text:style-name="Preformatted_20_Text">network may be denied when the modification itself materially and</text:p>
        <text:p text:style-name="Preformatted_20_Text">adversely affects the operation of the network or violates the rules and</text:p>
        <text:p text:style-name="Preformatted_20_Text">protocols for communication across the network.</text:p>
        <text:p text:style-name="Preformatted_20_Text"/>
        <text:p text:style-name="Preformatted_20_Text"><text:s text:c="2"/>Corresponding Source conveyed, and Installation Information provided,</text:p>
        <text:p text:style-name="Preformatted_20_Text">in accord with this section must be in a format that is publicly</text:p>
        <text:p text:style-name="Preformatted_20_Text"><text:soft-page-break/>documented (and with an implementation available to the public in</text:p>
        <text:p text:style-name="Preformatted_20_Text">source code form), and must require no special password or key for</text:p>
        <text:p text:style-name="Preformatted_20_Text">unpacking, reading or copying.</text:p>
        <text:p text:style-name="Preformatted_20_Text"/>
        <text:p text:style-name="Preformatted_20_Text"><text:s text:c="2"/>7. Additional Terms.</text:p>
        <text:p text:style-name="Preformatted_20_Text"/>
        <text:p text:style-name="Preformatted_20_Text"><text:s text:c="2"/>"Additional permissions" are terms that supplement the terms of this</text:p>
        <text:p text:style-name="Preformatted_20_Text">License by making exceptions from one or more of its conditions.</text:p>
        <text:p text:style-name="Preformatted_20_Text">Additional permissions that are applicable to the entire Program shall</text:p>
        <text:p text:style-name="Preformatted_20_Text">be treated as though they were included in this License, to the extent</text:p>
        <text:p text:style-name="Preformatted_20_Text">that they are valid under applicable law. <text:s/>If additional permissions</text:p>
        <text:p text:style-name="Preformatted_20_Text">apply only to part of the Program, that part may be used separately</text:p>
        <text:p text:style-name="Preformatted_20_Text">under those permissions, but the entire Program remains governed by</text:p>
        <text:p text:style-name="Preformatted_20_Text">this License without regard to the additional permissions.</text:p>
        <text:p text:style-name="Preformatted_20_Text"/>
        <text:p text:style-name="Preformatted_20_Text"><text:s text:c="2"/>When you convey a copy of a covered work, you may at your option</text:p>
        <text:p text:style-name="Preformatted_20_Text">remove any additional permissions from that copy, or from any part of</text:p>
        <text:p text:style-name="Preformatted_20_Text">it. <text:s/>(Additional permissions may be written to require their own</text:p>
        <text:p text:style-name="Preformatted_20_Text">removal in certain cases when you modify the work.) <text:s/>You may place</text:p>
        <text:p text:style-name="Preformatted_20_Text">additional permissions on material, added by you to a covered work,</text:p>
        <text:p text:style-name="Preformatted_20_Text">for which you have or can give appropriate copyright permission.</text:p>
        <text:p text:style-name="Preformatted_20_Text"/>
        <text:p text:style-name="Preformatted_20_Text"><text:s text:c="2"/>Notwithstanding any other provision of this License, for material you</text:p>
        <text:p text:style-name="Preformatted_20_Text">add to a covered work, you may (if authorized by the copyright holders of</text:p>
        <text:p text:style-name="Preformatted_20_Text">that material) supplement the terms of this License with terms:</text:p>
        <text:p text:style-name="Preformatted_20_Text"/>
        <text:p text:style-name="Preformatted_20_Text"><text:s text:c="4"/>a) Disclaiming warranty or limiting liability differently from the</text:p>
        <text:p text:style-name="Preformatted_20_Text"><text:s text:c="4"/>terms of sections 15 and 16 of this License; or</text:p>
        <text:p text:style-name="Preformatted_20_Text"/>
        <text:p text:style-name="Preformatted_20_Text"><text:s text:c="4"/>b) Requiring preservation of specified reasonable legal notices or</text:p>
        <text:p text:style-name="Preformatted_20_Text"><text:s text:c="4"/>author attributions in that material or in the Appropriate Legal</text:p>
        <text:p text:style-name="Preformatted_20_Text"><text:s text:c="4"/>Notices displayed by works containing it; or</text:p>
        <text:p text:style-name="Preformatted_20_Text"/>
        <text:p text:style-name="Preformatted_20_Text"><text:s text:c="4"/>c) Prohibiting misrepresentation of the origin of that material, or</text:p>
        <text:p text:style-name="Preformatted_20_Text"><text:s text:c="4"/>requiring that modified versions of such material be marked in</text:p>
        <text:p text:style-name="Preformatted_20_Text"><text:s text:c="4"/>reasonable ways as different from the original version; or</text:p>
        <text:p text:style-name="Preformatted_20_Text"/>
        <text:p text:style-name="Preformatted_20_Text"><text:s text:c="4"/>d) Limiting the use for publicity purposes of names of licensors or</text:p>
        <text:p text:style-name="Preformatted_20_Text"><text:s text:c="4"/>authors of the material; or</text:p>
        <text:p text:style-name="Preformatted_20_Text"/>
        <text:p text:style-name="Preformatted_20_Text"><text:s text:c="4"/>e) Declining to grant rights under trademark law for use of some</text:p>
        <text:p text:style-name="Preformatted_20_Text"><text:s text:c="4"/>trade names, trademarks, or service marks; or</text:p>
        <text:p text:style-name="Preformatted_20_Text"/>
        <text:p text:style-name="Preformatted_20_Text"><text:s text:c="4"/>f) Requiring indemnification of licensors and authors of that</text:p>
        <text:p text:style-name="Preformatted_20_Text"><text:s text:c="4"/>material by anyone who conveys the material (or modified versions of</text:p>
        <text:p text:style-name="Preformatted_20_Text"><text:s text:c="4"/>it) with contractual assumptions of liability to the recipient, for</text:p>
        <text:p text:style-name="Preformatted_20_Text"><text:s text:c="4"/>any liability that these contractual assumptions directly impose on</text:p>
        <text:p text:style-name="Preformatted_20_Text"><text:s text:c="4"/>those licensors and authors.</text:p>
        <text:p text:style-name="Preformatted_20_Text"/>
        <text:p text:style-name="Preformatted_20_Text"><text:s text:c="2"/>All other non-permissive additional terms are considered "further</text:p>
        <text:p text:style-name="Preformatted_20_Text">restrictions" within the meaning of section 10. <text:s/>If the Program as you</text:p>
        <text:p text:style-name="Preformatted_20_Text">received it, or any part of it, contains a notice stating that it is</text:p>
        <text:p text:style-name="Preformatted_20_Text">governed by this License along with a term that is a further</text:p>
        <text:p text:style-name="Preformatted_20_Text">restriction, you may remove that term. <text:s/>If a license document contains</text:p>
        <text:p text:style-name="Preformatted_20_Text">a further restriction but permits relicensing or conveying under this</text:p>
        <text:p text:style-name="Preformatted_20_Text">License, you may add to a covered work material governed by the terms</text:p>
        <text:p text:style-name="Preformatted_20_Text">of that license document, provided that the further restriction does</text:p>
        <text:p text:style-name="Preformatted_20_Text"><text:soft-page-break/>not survive such relicensing or conveying.</text:p>
        <text:p text:style-name="Preformatted_20_Text"/>
        <text:p text:style-name="Preformatted_20_Text"><text:s text:c="2"/>If you add terms to a covered work in accord with this section, you</text:p>
        <text:p text:style-name="Preformatted_20_Text">must place, in the relevant source files, a statement of the</text:p>
        <text:p text:style-name="Preformatted_20_Text">additional terms that apply to those files, or a notice indicating</text:p>
        <text:p text:style-name="Preformatted_20_Text">where to find the applicable terms.</text:p>
        <text:p text:style-name="Preformatted_20_Text"/>
        <text:p text:style-name="Preformatted_20_Text"><text:s text:c="2"/>Additional terms, permissive or non-permissive, may be stated in the</text:p>
        <text:p text:style-name="Preformatted_20_Text">form of a separately written license, or stated as exceptions;</text:p>
        <text:p text:style-name="Preformatted_20_Text">the above requirements apply either way.</text:p>
        <text:p text:style-name="Preformatted_20_Text"/>
        <text:p text:style-name="Preformatted_20_Text"><text:s text:c="2"/>8. Termination.</text:p>
        <text:p text:style-name="Preformatted_20_Text"/>
        <text:p text:style-name="Preformatted_20_Text"><text:s text:c="2"/>You may not propagate or modify a covered work except as expressly</text:p>
        <text:p text:style-name="Preformatted_20_Text">provided under this License. <text:s/>Any attempt otherwise to propagate or</text:p>
        <text:p text:style-name="Preformatted_20_Text">modify it is void, and will automatically terminate your rights under</text:p>
        <text:p text:style-name="Preformatted_20_Text">this License (including any patent licenses granted under the third</text:p>
        <text:p text:style-name="Preformatted_20_Text">paragraph of section 11).</text:p>
        <text:p text:style-name="Preformatted_20_Text"/>
        <text:p text:style-name="Preformatted_20_Text"><text:s text:c="2"/>However, if you cease all violation of this License, then your</text:p>
        <text:p text:style-name="Preformatted_20_Text">license from a particular copyright holder is reinstated (a)</text:p>
        <text:p text:style-name="Preformatted_20_Text">provisionally, unless and until the copyright holder explicitly and</text:p>
        <text:p text:style-name="Preformatted_20_Text">finally terminates your license, and (b) permanently, if the copyright</text:p>
        <text:p text:style-name="Preformatted_20_Text">holder fails to notify you of the violation by some reasonable means</text:p>
        <text:p text:style-name="Preformatted_20_Text">prior to 60 days after the cessation.</text:p>
        <text:p text:style-name="Preformatted_20_Text"/>
        <text:p text:style-name="Preformatted_20_Text"><text:s text:c="2"/>Moreover, your license from a particular copyright holder is</text:p>
        <text:p text:style-name="Preformatted_20_Text">reinstated permanently if the copyright holder notifies you of the</text:p>
        <text:p text:style-name="Preformatted_20_Text">violation by some reasonable means, this is the first time you have</text:p>
        <text:p text:style-name="Preformatted_20_Text">received notice of violation of this License (for any work) from that</text:p>
        <text:p text:style-name="Preformatted_20_Text">copyright holder, and you cure the violation prior to 30 days after</text:p>
        <text:p text:style-name="Preformatted_20_Text">your receipt of the notice.</text:p>
        <text:p text:style-name="Preformatted_20_Text"/>
        <text:p text:style-name="Preformatted_20_Text"><text:s text:c="2"/>Termination of your rights under this section does not terminate the</text:p>
        <text:p text:style-name="Preformatted_20_Text">licenses of parties who have received copies or rights from you under</text:p>
        <text:p text:style-name="Preformatted_20_Text">this License. <text:s/>If your rights have been terminated and not permanently</text:p>
        <text:p text:style-name="Preformatted_20_Text">reinstated, you do not qualify to receive new licenses for the same</text:p>
        <text:p text:style-name="Preformatted_20_Text">material under section 10.</text:p>
        <text:p text:style-name="Preformatted_20_Text"/>
        <text:p text:style-name="Preformatted_20_Text"><text:s text:c="2"/>9. Acceptance Not Required for Having Copies.</text:p>
        <text:p text:style-name="Preformatted_20_Text"/>
        <text:p text:style-name="Preformatted_20_Text"><text:s text:c="2"/>You are not required to accept this License in order to receive or</text:p>
        <text:p text:style-name="Preformatted_20_Text">run a copy of the Program. <text:s/>Ancillary propagation of a covered work</text:p>
        <text:p text:style-name="Preformatted_20_Text">occurring solely as a consequence of using peer-to-peer transmission</text:p>
        <text:p text:style-name="Preformatted_20_Text">to receive a copy likewise does not require acceptance. <text:s/>However,</text:p>
        <text:p text:style-name="Preformatted_20_Text">nothing other than this License grants you permission to propagate or</text:p>
        <text:p text:style-name="Preformatted_20_Text">modify any covered work. <text:s/>These actions infringe copyright if you do</text:p>
        <text:p text:style-name="Preformatted_20_Text">not accept this License. <text:s/>Therefore, by modifying or propagating a</text:p>
        <text:p text:style-name="Preformatted_20_Text">covered work, you indicate your acceptance of this License to do so.</text:p>
        <text:p text:style-name="Preformatted_20_Text"/>
        <text:p text:style-name="Preformatted_20_Text"><text:s text:c="2"/>10. Automatic Licensing of Downstream Recipients.</text:p>
        <text:p text:style-name="Preformatted_20_Text"/>
        <text:p text:style-name="Preformatted_20_Text"><text:s text:c="2"/>Each time you convey a covered work, the recipient automatically</text:p>
        <text:p text:style-name="Preformatted_20_Text">receives a license from the original licensors, to run, modify and</text:p>
        <text:p text:style-name="Preformatted_20_Text">propagate that work, subject to this License. <text:s/>You are not responsible</text:p>
        <text:p text:style-name="Preformatted_20_Text">for enforcing compliance by third parties with this License.</text:p>
        <text:p text:style-name="Preformatted_20_Text"/>
        <text:p text:style-name="Preformatted_20_Text"><text:soft-page-break/><text:s text:c="2"/>An "entity transaction" is a transaction transferring control of an</text:p>
        <text:p text:style-name="Preformatted_20_Text">organization, or substantially all assets of one, or subdividing an</text:p>
        <text:p text:style-name="Preformatted_20_Text">organization, or merging organizations. <text:s/>If propagation of a covered</text:p>
        <text:p text:style-name="Preformatted_20_Text">work results from an entity transaction, each party to that</text:p>
        <text:p text:style-name="Preformatted_20_Text">transaction who receives a copy of the work also receives whatever</text:p>
        <text:p text:style-name="Preformatted_20_Text">licenses to the work the party's predecessor in interest had or could</text:p>
        <text:p text:style-name="Preformatted_20_Text">give under the previous paragraph, plus a right to possession of the</text:p>
        <text:p text:style-name="Preformatted_20_Text">Corresponding Source of the work from the predecessor in interest, if</text:p>
        <text:p text:style-name="Preformatted_20_Text">the predecessor has it or can get it with reasonable efforts.</text:p>
        <text:p text:style-name="Preformatted_20_Text"/>
        <text:p text:style-name="Preformatted_20_Text"><text:s text:c="2"/>You may not impose any further restrictions on the exercise of the</text:p>
        <text:p text:style-name="Preformatted_20_Text">rights granted or affirmed under this License. <text:s/>For example, you may</text:p>
        <text:p text:style-name="Preformatted_20_Text">not impose a license fee, royalty, or other charge for exercise of</text:p>
        <text:p text:style-name="Preformatted_20_Text">rights granted under this License, and you may not initiate litigation</text:p>
        <text:p text:style-name="Preformatted_20_Text">(including a cross-claim or counterclaim in a lawsuit) alleging that</text:p>
        <text:p text:style-name="Preformatted_20_Text">any patent claim is infringed by making, using, selling, offering for</text:p>
        <text:p text:style-name="Preformatted_20_Text">sale, or importing the Program or any portion of it.</text:p>
        <text:p text:style-name="Preformatted_20_Text"/>
        <text:p text:style-name="Preformatted_20_Text"><text:s text:c="2"/>11. Patents.</text:p>
        <text:p text:style-name="Preformatted_20_Text"/>
        <text:p text:style-name="Preformatted_20_Text"><text:s text:c="2"/>A "contributor" is a copyright holder who authorizes use under this</text:p>
        <text:p text:style-name="Preformatted_20_Text">License of the Program or a work on which the Program is based. <text:s/>The</text:p>
        <text:p text:style-name="Preformatted_20_Text">work thus licensed is called the contributor's "contributor version".</text:p>
        <text:p text:style-name="Preformatted_20_Text"/>
        <text:p text:style-name="Preformatted_20_Text"><text:s text:c="2"/>A contributor's "essential patent claims" are all patent claims</text:p>
        <text:p text:style-name="Preformatted_20_Text">owned or controlled by the contributor, whether already acquired or</text:p>
        <text:p text:style-name="Preformatted_20_Text">hereafter acquired, that would be infringed by some manner, permitted</text:p>
        <text:p text:style-name="Preformatted_20_Text">by this License, of making, using, or selling its contributor version,</text:p>
        <text:p text:style-name="Preformatted_20_Text">but do not include claims that would be infringed only as a</text:p>
        <text:p text:style-name="Preformatted_20_Text">consequence of further modification of the contributor version. <text:s/>For</text:p>
        <text:p text:style-name="Preformatted_20_Text">purposes of this definition, "control" includes the right to grant</text:p>
        <text:p text:style-name="Preformatted_20_Text">patent sublicenses in a manner consistent with the requirements of</text:p>
        <text:p text:style-name="Preformatted_20_Text">this License.</text:p>
        <text:p text:style-name="Preformatted_20_Text"/>
        <text:p text:style-name="Preformatted_20_Text"><text:s text:c="2"/>Each contributor grants you a non-exclusive, worldwide, royalty-free</text:p>
        <text:p text:style-name="Preformatted_20_Text">patent license under the contributor's essential patent claims, to</text:p>
        <text:p text:style-name="Preformatted_20_Text">make, use, sell, offer for sale, import and otherwise run, modify and</text:p>
        <text:p text:style-name="Preformatted_20_Text">propagate the contents of its contributor version.</text:p>
        <text:p text:style-name="Preformatted_20_Text"/>
        <text:p text:style-name="Preformatted_20_Text"><text:s text:c="2"/>In the following three paragraphs, a "patent license" is any express</text:p>
        <text:p text:style-name="Preformatted_20_Text">agreement or commitment, however denominated, not to enforce a patent</text:p>
        <text:p text:style-name="Preformatted_20_Text">(such as an express permission to practice a patent or covenant not to</text:p>
        <text:p text:style-name="Preformatted_20_Text">sue for patent infringement). <text:s/>To "grant" such a patent license to a</text:p>
        <text:p text:style-name="Preformatted_20_Text">party means to make such an agreement or commitment not to enforce a</text:p>
        <text:p text:style-name="Preformatted_20_Text">patent against the party.</text:p>
        <text:p text:style-name="Preformatted_20_Text"/>
        <text:p text:style-name="Preformatted_20_Text"><text:s text:c="2"/>If you convey a covered work, knowingly relying on a patent license,</text:p>
        <text:p text:style-name="Preformatted_20_Text">and the Corresponding Source of the work is not available for anyone</text:p>
        <text:p text:style-name="Preformatted_20_Text">to copy, free of charge and under the terms of this License, through a</text:p>
        <text:p text:style-name="Preformatted_20_Text">publicly available network server or other readily accessible means,</text:p>
        <text:p text:style-name="Preformatted_20_Text">then you must either (1) cause the Corresponding Source to be so</text:p>
        <text:p text:style-name="Preformatted_20_Text">available, or (2) arrange to deprive yourself of the benefit of the</text:p>
        <text:p text:style-name="Preformatted_20_Text">patent license for this particular work, or (3) arrange, in a manner</text:p>
        <text:p text:style-name="Preformatted_20_Text">consistent with the requirements of this License, to extend the patent</text:p>
        <text:p text:style-name="Preformatted_20_Text">license to downstream recipients. <text:s/>"Knowingly relying" means you have</text:p>
        <text:p text:style-name="Preformatted_20_Text">actual knowledge that, but for the patent license, your conveying the</text:p>
        <text:p text:style-name="Preformatted_20_Text">covered work in a country, or your recipient's use of the covered work</text:p>
        <text:p text:style-name="Preformatted_20_Text"><text:soft-page-break/>in a country, would infringe one or more identifiable patents in that</text:p>
        <text:p text:style-name="Preformatted_20_Text">country that you have reason to believe are valid.</text:p>
        <text:p text:style-name="Preformatted_20_Text"/>
        <text:p text:style-name="Preformatted_20_Text"><text:s text:c="2"/>If, pursuant to or in connection with a single transaction or</text:p>
        <text:p text:style-name="Preformatted_20_Text">arrangement, you convey, or propagate by procuring conveyance of, a</text:p>
        <text:p text:style-name="Preformatted_20_Text">covered work, and grant a patent license to some of the parties</text:p>
        <text:p text:style-name="Preformatted_20_Text">receiving the covered work authorizing them to use, propagate, modify</text:p>
        <text:p text:style-name="Preformatted_20_Text">or convey a specific copy of the covered work, then the patent license</text:p>
        <text:p text:style-name="Preformatted_20_Text">you grant is automatically extended to all recipients of the covered</text:p>
        <text:p text:style-name="Preformatted_20_Text">work and works based on it.</text:p>
        <text:p text:style-name="Preformatted_20_Text"/>
        <text:p text:style-name="Preformatted_20_Text"><text:s text:c="2"/>A patent license is "discriminatory" if it does not include within</text:p>
        <text:p text:style-name="Preformatted_20_Text">the scope of its coverage, prohibits the exercise of, or is</text:p>
        <text:p text:style-name="Preformatted_20_Text">conditioned on the non-exercise of one or more of the rights that are</text:p>
        <text:p text:style-name="Preformatted_20_Text">specifically granted under this License. <text:s/>You may not convey a covered</text:p>
        <text:p text:style-name="Preformatted_20_Text">work if you are a party to an arrangement with a third party that is</text:p>
        <text:p text:style-name="Preformatted_20_Text">in the business of distributing software, under which you make payment</text:p>
        <text:p text:style-name="Preformatted_20_Text">to the third party based on the extent of your activity of conveying</text:p>
        <text:p text:style-name="Preformatted_20_Text">the work, and under which the third party grants, to any of the</text:p>
        <text:p text:style-name="Preformatted_20_Text">parties who would receive the covered work from you, a discriminatory</text:p>
        <text:p text:style-name="Preformatted_20_Text">patent license (a) in connection with copies of the covered work</text:p>
        <text:p text:style-name="Preformatted_20_Text">conveyed by you (or copies made from those copies), or (b) primarily</text:p>
        <text:p text:style-name="Preformatted_20_Text">for and in connection with specific products or compilations that</text:p>
        <text:p text:style-name="Preformatted_20_Text">contain the covered work, unless you entered into that arrangement,</text:p>
        <text:p text:style-name="Preformatted_20_Text">or that patent license was granted, prior to 28 March 2007.</text:p>
        <text:p text:style-name="Preformatted_20_Text"/>
        <text:p text:style-name="Preformatted_20_Text"><text:s text:c="2"/>Nothing in this License shall be construed as excluding or limiting</text:p>
        <text:p text:style-name="Preformatted_20_Text">any implied license or other defenses to infringement that may</text:p>
        <text:p text:style-name="Preformatted_20_Text">otherwise be available to you under applicable patent law.</text:p>
        <text:p text:style-name="Preformatted_20_Text"/>
        <text:p text:style-name="Preformatted_20_Text"><text:s text:c="2"/>12. No Surrender of Others' Freedom.</text:p>
        <text:p text:style-name="Preformatted_20_Text"/>
        <text:p text:style-name="Preformatted_20_Text"><text:s text:c="2"/>If conditions are imposed on you (whether by court order, agreement or</text:p>
        <text:p text:style-name="Preformatted_20_Text">otherwise) that contradict the conditions of this License, they do not</text:p>
        <text:p text:style-name="Preformatted_20_Text">excuse you from the conditions of this License. <text:s/>If you cannot convey a</text:p>
        <text:p text:style-name="Preformatted_20_Text">covered work so as to satisfy simultaneously your obligations under this</text:p>
        <text:p text:style-name="Preformatted_20_Text">License and any other pertinent obligations, then as a consequence you may</text:p>
        <text:p text:style-name="Preformatted_20_Text">not convey it at all. <text:s/>For example, if you agree to terms that obligate you</text:p>
        <text:p text:style-name="Preformatted_20_Text">to collect a royalty for further conveying from those to whom you convey</text:p>
        <text:p text:style-name="Preformatted_20_Text">the Program, the only way you could satisfy both those terms and this</text:p>
        <text:p text:style-name="Preformatted_20_Text">License would be to refrain entirely from conveying the Program.</text:p>
        <text:p text:style-name="Preformatted_20_Text"/>
        <text:p text:style-name="Preformatted_20_Text"><text:s text:c="2"/>13. Use with the GNU Affero General Public License.</text:p>
        <text:p text:style-name="Preformatted_20_Text"/>
        <text:p text:style-name="Preformatted_20_Text"><text:s text:c="2"/>Notwithstanding any other provision of this License, you have</text:p>
        <text:p text:style-name="Preformatted_20_Text">permission to link or combine any covered work with a work licensed</text:p>
        <text:p text:style-name="Preformatted_20_Text">under version 3 of the GNU Affero General Public License into a single</text:p>
        <text:p text:style-name="Preformatted_20_Text">combined work, and to convey the resulting work. <text:s/>The terms of this</text:p>
        <text:p text:style-name="Preformatted_20_Text">License will continue to apply to the part which is the covered work,</text:p>
        <text:p text:style-name="Preformatted_20_Text">but the special requirements of the GNU Affero General Public License,</text:p>
        <text:p text:style-name="Preformatted_20_Text">section 13, concerning interaction through a network will apply to the</text:p>
        <text:p text:style-name="Preformatted_20_Text">combination as such.</text:p>
        <text:p text:style-name="Preformatted_20_Text"/>
        <text:p text:style-name="Preformatted_20_Text"><text:s text:c="2"/>14. Revised Versions of this License.</text:p>
        <text:p text:style-name="Preformatted_20_Text"/>
        <text:p text:style-name="Preformatted_20_Text"><text:s text:c="2"/>The Free Software Foundation may publish revised and/or new versions of</text:p>
        <text:p text:style-name="Preformatted_20_Text">the GNU General Public License from time to time. <text:s/>Such new versions will</text:p>
        <text:p text:style-name="Preformatted_20_Text"><text:soft-page-break/>be similar in spirit to the present version, but may differ in detail to</text:p>
        <text:p text:style-name="Preformatted_20_Text">address new problems or concerns.</text:p>
        <text:p text:style-name="Preformatted_20_Text"/>
        <text:p text:style-name="Preformatted_20_Text"><text:s text:c="2"/>Each version is given a distinguishing version number. <text:s/>If the</text:p>
        <text:p text:style-name="Preformatted_20_Text">Program specifies that a certain numbered version of the GNU General</text:p>
        <text:p text:style-name="Preformatted_20_Text">Public License "or any later version" applies to it, you have the</text:p>
        <text:p text:style-name="Preformatted_20_Text">option of following the terms and conditions either of that numbered</text:p>
        <text:p text:style-name="Preformatted_20_Text">version or of any later version published by the Free Software</text:p>
        <text:p text:style-name="Preformatted_20_Text">Foundation. <text:s/>If the Program does not specify a version number of the</text:p>
        <text:p text:style-name="Preformatted_20_Text">GNU General Public License, you may choose any version ever published</text:p>
        <text:p text:style-name="Preformatted_20_Text">by the Free Software Foundation.</text:p>
        <text:p text:style-name="Preformatted_20_Text"/>
        <text:p text:style-name="Preformatted_20_Text"><text:s text:c="2"/>If the Program specifies that a proxy can decide which future</text:p>
        <text:p text:style-name="Preformatted_20_Text">versions of the GNU General Public License can be used, that proxy's</text:p>
        <text:p text:style-name="Preformatted_20_Text">public statement of acceptance of a version permanently authorizes you</text:p>
        <text:p text:style-name="Preformatted_20_Text">to choose that version for the Program.</text:p>
        <text:p text:style-name="Preformatted_20_Text"/>
        <text:p text:style-name="Preformatted_20_Text"><text:s text:c="2"/>Later license versions may give you additional or different</text:p>
        <text:p text:style-name="Preformatted_20_Text">permissions. <text:s/>However, no additional obligations are imposed on any</text:p>
        <text:p text:style-name="Preformatted_20_Text">author or copyright holder as a result of your choosing to follow a</text:p>
        <text:p text:style-name="Preformatted_20_Text">later version.</text:p>
        <text:p text:style-name="Preformatted_20_Text"/>
        <text:p text:style-name="Preformatted_20_Text"><text:s text:c="2"/>15. Disclaimer of Warranty.</text:p>
        <text:p text:style-name="Preformatted_20_Text"/>
        <text:p text:style-name="Preformatted_20_Text"><text:s text:c="2"/>THERE IS NO WARRANTY FOR THE PROGRAM, TO THE EXTENT PERMITTED BY</text:p>
        <text:p text:style-name="Preformatted_20_Text">APPLICABLE LAW. <text:s/>EXCEPT WHEN OTHERWISE STATED IN WRITING THE COPYRIGHT</text:p>
        <text:p text:style-name="Preformatted_20_Text">HOLDERS AND/OR OTHER PARTIES PROVIDE THE PROGRAM "AS IS" WITHOUT WARRANTY</text:p>
        <text:p text:style-name="Preformatted_20_Text">OF ANY KIND, EITHER EXPRESSED OR IMPLIED, INCLUDING, BUT NOT LIMITED TO,</text:p>
        <text:p text:style-name="Preformatted_20_Text">THE IMPLIED WARRANTIES OF MERCHANTABILITY AND FITNESS FOR A PARTICULAR</text:p>
        <text:p text:style-name="Preformatted_20_Text">PURPOSE. <text:s/>THE ENTIRE RISK AS TO THE QUALITY AND PERFORMANCE OF THE PROGRAM</text:p>
        <text:p text:style-name="Preformatted_20_Text">IS WITH YOU. <text:s/>SHOULD THE PROGRAM PROVE DEFECTIVE, YOU ASSUME THE COST OF</text:p>
        <text:p text:style-name="Preformatted_20_Text">ALL NECESSARY SERVICING, REPAIR OR CORRECTION.</text:p>
        <text:p text:style-name="Preformatted_20_Text"/>
        <text:p text:style-name="Preformatted_20_Text"><text:s text:c="2"/>16. Limitation of Liability.</text:p>
        <text:p text:style-name="Preformatted_20_Text"/>
        <text:p text:style-name="Preformatted_20_Text"><text:s text:c="2"/>IN NO EVENT UNLESS REQUIRED BY APPLICABLE LAW OR AGREED TO IN WRITING</text:p>
        <text:p text:style-name="Preformatted_20_Text">WILL ANY COPYRIGHT HOLDER, OR ANY OTHER PARTY WHO MODIFIES AND/OR CONVEYS</text:p>
        <text:p text:style-name="Preformatted_20_Text">THE PROGRAM AS PERMITTED ABOVE, BE LIABLE TO YOU FOR DAMAGES, INCLUDING ANY</text:p>
        <text:p text:style-name="Preformatted_20_Text">GENERAL, SPECIAL, INCIDENTAL OR CONSEQUENTIAL DAMAGES ARISING OUT OF THE</text:p>
        <text:p text:style-name="Preformatted_20_Text">USE OR INABILITY TO USE THE PROGRAM (INCLUDING BUT NOT LIMITED TO LOSS OF</text:p>
        <text:p text:style-name="Preformatted_20_Text">DATA OR DATA BEING RENDERED INACCURATE OR LOSSES SUSTAINED BY YOU OR THIRD</text:p>
        <text:p text:style-name="Preformatted_20_Text">PARTIES OR A FAILURE OF THE PROGRAM TO OPERATE WITH ANY OTHER PROGRAMS),</text:p>
        <text:p text:style-name="Preformatted_20_Text">EVEN IF SUCH HOLDER OR OTHER PARTY HAS BEEN ADVISED OF THE POSSIBILITY OF</text:p>
        <text:p text:style-name="Preformatted_20_Text">SUCH DAMAGES.</text:p>
        <text:p text:style-name="Preformatted_20_Text"/>
        <text:p text:style-name="Preformatted_20_Text"><text:s text:c="2"/>17. Interpretation of Sections 15 and 16.</text:p>
        <text:p text:style-name="Preformatted_20_Text"/>
        <text:p text:style-name="Preformatted_20_Text"><text:s text:c="2"/>If the disclaimer of warranty and limitation of liability provided</text:p>
        <text:p text:style-name="Preformatted_20_Text">above cannot be given local legal effect according to their terms,</text:p>
        <text:p text:style-name="Preformatted_20_Text">reviewing courts shall apply local law that most closely approximates</text:p>
        <text:p text:style-name="Preformatted_20_Text">an absolute waiver of all civil liability in connection with the</text:p>
        <text:p text:style-name="Preformatted_20_Text">Program, unless a warranty or assumption of liability accompanies a</text:p>
        <text:p text:style-name="Preformatted_20_Text">copy of the Program in return for a fee.</text:p>
        <text:p text:style-name="Preformatted_20_Text"/>
        <text:p text:style-name="Preformatted_20_Text"><text:s text:c="21"/>END OF TERMS AND CONDITIONS</text:p>
        <text:p text:style-name="Preformatted_20_Text"/>
        <text:p text:style-name="Preformatted_20_Text"><text:s text:c="12"/>How to Apply These Terms to Your New Programs</text:p>
        <text:p text:style-name="Preformatted_20_Text"><text:soft-page-break/></text:p>
        <text:p text:style-name="Preformatted_20_Text"><text:s text:c="2"/>If you develop a new program, and you want it to be of the greatest</text:p>
        <text:p text:style-name="Preformatted_20_Text">possible use to the public, the best way to achieve this is to make it</text:p>
        <text:p text:style-name="Preformatted_20_Text">free software which everyone can redistribute and change under these terms.</text:p>
        <text:p text:style-name="Preformatted_20_Text"/>
        <text:p text:style-name="Preformatted_20_Text"><text:s text:c="2"/>To do so, attach the following notices to the program. <text:s/>It is safest</text:p>
        <text:p text:style-name="Preformatted_20_Text">to attach them to the start of each source file to most effectively</text:p>
        <text:p text:style-name="Preformatted_20_Text">state the exclusion of warranty; and each file should have at least</text:p>
        <text:p text:style-name="Preformatted_20_Text">the "copyright" line and a pointer to where the full notice is found.</text:p>
        <text:p text:style-name="Preformatted_20_Text"/>
        <text:p text:style-name="Preformatted_20_Text"><text:s text:c="4"/>Fliger</text:p>
        <text:p text:style-name="Preformatted_20_Text"><text:s text:c="4"/>Copyright (C) 2021 <text:s/>Atheesh <text:s/>Thirumalairajan</text:p>
        <text:p text:style-name="Preformatted_20_Text"/>
        <text:p text:style-name="Preformatted_20_Text"><text:s text:c="4"/>This program is free software: you can redistribute it and/or modify</text:p>
        <text:p text:style-name="Preformatted_20_Text"><text:s text:c="4"/>it under the terms of the GNU General Public License as published by</text:p>
        <text:p text:style-name="Preformatted_20_Text"><text:s text:c="4"/>the Free Software Foundation, either version 3 of the License, or</text:p>
        <text:p text:style-name="Preformatted_20_Text"><text:s text:c="4"/>(at your option) any later version.</text:p>
        <text:p text:style-name="Preformatted_20_Text"/>
        <text:p text:style-name="Preformatted_20_Text"><text:s text:c="4"/>This program is distributed in the hope that it will be useful,</text:p>
        <text:p text:style-name="Preformatted_20_Text"><text:s text:c="4"/>but WITHOUT ANY WARRANTY; without even the implied warranty of</text:p>
        <text:p text:style-name="Preformatted_20_Text"><text:s text:c="4"/>MERCHANTABILITY or FITNESS FOR A PARTICULAR PURPOSE. <text:s/>See the</text:p>
        <text:p text:style-name="Preformatted_20_Text"><text:s text:c="4"/>GNU General Public License for more details.</text:p>
        <text:p text:style-name="Preformatted_20_Text"/>
        <text:p text:style-name="Preformatted_20_Text"><text:s text:c="4"/>You should have received a copy of the GNU General Public License</text:p>
        <text:p text:style-name="Preformatted_20_Text"><text:s text:c="4"/>along with this program. <text:s/>If not, see &lt;https://www.gnu.org/licenses/&gt;.</text:p>
        <text:p text:style-name="Preformatted_20_Text"/>
        <text:p text:style-name="Preformatted_20_Text">Also add information on how to contact you by electronic and paper mail.</text:p>
        <text:p text:style-name="Preformatted_20_Text"/>
        <text:p text:style-name="Preformatted_20_Text"><text:s text:c="2"/>If the program does terminal interaction, make it output a short</text:p>
        <text:p text:style-name="Preformatted_20_Text">notice like this when it starts in an interactive mode:</text:p>
        <text:p text:style-name="Preformatted_20_Text"/>
        <text:p text:style-name="Preformatted_20_Text"><text:s text:c="4"/>&lt;program&gt; <text:s/>Copyright (C) 2021 <text:s/>Atheesh <text:s/>Thirumalairajan</text:p>
        <text:p text:style-name="Preformatted_20_Text"><text:s text:c="4"/>This program comes with ABSOLUTELY NO WARRANTY; for details type `show w'.</text:p>
        <text:p text:style-name="Preformatted_20_Text"><text:s text:c="4"/>This is free software, and you are welcome to redistribute it</text:p>
        <text:p text:style-name="Preformatted_20_Text"><text:s text:c="4"/>under certain conditions; type `show c' for details.</text:p>
        <text:p text:style-name="Preformatted_20_Text"/>
        <text:p text:style-name="Preformatted_20_Text">The hypothetical commands `show w' and `show c' should show the appropriate</text:p>
        <text:p text:style-name="Preformatted_20_Text">parts of the General Public License. <text:s/>Of course, your program's commands</text:p>
        <text:p text:style-name="Preformatted_20_Text">might be different; for a GUI interface, you would use an "about box".</text:p>
        <text:p text:style-name="Preformatted_20_Text"/>
        <text:p text:style-name="Preformatted_20_Text"><text:s text:c="2"/>You should also get your employer (if you work as a programmer) or school,</text:p>
        <text:p text:style-name="Preformatted_20_Text">if any, to sign a "copyright disclaimer" for the program, if necessary.</text:p>
        <text:p text:style-name="Preformatted_20_Text">For more information on this, and how to apply and follow the GNU GPL, see</text:p>
        <text:p text:style-name="Preformatted_20_Text">&lt;https://www.gnu.org/licenses/&gt;.</text:p>
        <text:p text:style-name="Preformatted_20_Text"/>
        <text:p text:style-name="Preformatted_20_Text"><text:s text:c="2"/>The GNU General Public License does not permit incorporating your program</text:p>
        <text:p text:style-name="Preformatted_20_Text">into proprietary programs. <text:s/>If your program is a subroutine library, you</text:p>
        <text:p text:style-name="Preformatted_20_Text">may consider it more useful to permit linking proprietary applications with</text:p>
        <text:p text:style-name="Preformatted_20_Text">the library. <text:s/>If this is what you want to do, use the GNU Lesser General</text:p>
        <text:p text:style-name="Preformatted_20_Text">Public License instead of this License. <text:s/>But first, please read</text:p>
        <text:p text:style-name="Preformatted_20_Text">&lt;https://www.gnu.org/licenses/why-not-lgpl.html&gt;.</text:p>
      </text:section>
      <text:h text:style-name="P10" text:outline-level="1"><text:soft-page-break/><text:a xlink:type="simple" xlink:href="https://github.com/nextapps-de/flexsearch" text:style-name="Internet_20_link" text:visited-style-name="Visited_20_Internet_20_Link"/></text:h>
      <text:h text:style-name="P10" text:outline-level="1"><text:bookmark-start text:name="__RefHeading___Toc318_2577765089"/><text:a xlink:type="simple" xlink:href="https://github.com/nextapps-de/flexsearch" text:style-name="Internet_20_link" text:visited-style-name="Visited_20_Internet_20_Link">FlexSearch.js</text:a><text:bookmark-end text:name="__RefHeading___Toc318_2577765089"/></text:h>
      <text:section text:style-name="Sect1" text:name="FlexSearch.js" text:protected="true">
        <text:section-source xlink:href="../node_modules/flexsearch/LICENSE"/>
        <text:p text:style-name="Preformatted_20_Text"><text:s text:c="33"/>Apache License</text:p>
        <text:p text:style-name="Preformatted_20_Text"><text:s text:c="27"/>Version 2.0, January 2004</text:p>
        <text:p text:style-name="Preformatted_20_Text"><text:s text:c="24"/>http://www.apache.org/licenses/</text:p>
        <text:p text:style-name="Preformatted_20_Text"></text:p>
        <text:p text:style-name="Preformatted_20_Text"><text:s text:c="3"/>TERMS AND CONDITIONS FOR USE, REPRODUCTION, AND DISTRIBUTION</text:p>
        <text:p text:style-name="Preformatted_20_Text"></text:p>
        <text:p text:style-name="Preformatted_20_Text"><text:s text:c="3"/>1. Definitions.</text:p>
        <text:p text:style-name="Preformatted_20_Text"></text:p>
        <text:p text:style-name="Preformatted_20_Text"><text:s text:c="6"/>"License" shall mean the terms and conditions for use, reproduction,</text:p>
        <text:p text:style-name="Preformatted_20_Text"><text:s text:c="6"/>and distribution as defined by Sections 1 through 9 of this document.</text:p>
        <text:p text:style-name="Preformatted_20_Text"></text:p>
        <text:p text:style-name="Preformatted_20_Text"><text:s text:c="6"/>"Licensor" shall mean the copyright owner or entity authorized by</text:p>
        <text:p text:style-name="Preformatted_20_Text"><text:s text:c="6"/>the copyright owner that is granting the License.</text:p>
        <text:p text:style-name="Preformatted_20_Text"></text:p>
        <text:p text:style-name="Preformatted_20_Text"><text:s text:c="6"/>"Legal Entity" shall mean the union of the acting entity and all</text:p>
        <text:p text:style-name="Preformatted_20_Text"><text:s text:c="6"/>other entities that control, are controlled by, or are under common</text:p>
        <text:p text:style-name="Preformatted_20_Text"><text:s text:c="6"/>control with that entity. For the purposes of this definition,</text:p>
        <text:p text:style-name="Preformatted_20_Text"><text:s text:c="6"/>"control" means (i) the power, direct or indirect, to cause the</text:p>
        <text:p text:style-name="Preformatted_20_Text"><text:s text:c="6"/>direction or management of such entity, whether by contract or</text:p>
        <text:p text:style-name="Preformatted_20_Text"><text:s text:c="6"/>otherwise, or (ii) ownership of fifty percent (50%) or more of the</text:p>
        <text:p text:style-name="Preformatted_20_Text"><text:s text:c="6"/>outstanding shares, or (iii) beneficial ownership of such entity.</text:p>
        <text:p text:style-name="Preformatted_20_Text"></text:p>
        <text:p text:style-name="Preformatted_20_Text"><text:s text:c="6"/>"You" (or "Your") shall mean an individual or Legal Entity</text:p>
        <text:p text:style-name="Preformatted_20_Text"><text:s text:c="6"/>exercising permissions granted by this License.</text:p>
        <text:p text:style-name="Preformatted_20_Text"></text:p>
        <text:p text:style-name="Preformatted_20_Text"><text:s text:c="6"/>"Source" form shall mean the preferred form for making modifications,</text:p>
        <text:p text:style-name="Preformatted_20_Text"><text:s text:c="6"/>including but not limited to software source code, documentation</text:p>
        <text:p text:style-name="Preformatted_20_Text"><text:s text:c="6"/>source, and configuration files.</text:p>
        <text:p text:style-name="Preformatted_20_Text"></text:p>
        <text:p text:style-name="Preformatted_20_Text"><text:s text:c="6"/>"Object" form shall mean any form resulting from mechanical</text:p>
        <text:p text:style-name="Preformatted_20_Text"><text:s text:c="6"/>transformation or translation of a Source form, including but</text:p>
        <text:p text:style-name="Preformatted_20_Text"><text:s text:c="6"/>not limited to compiled object code, generated documentation,</text:p>
        <text:p text:style-name="Preformatted_20_Text"><text:s text:c="6"/>and conversions to other media types.</text:p>
        <text:p text:style-name="Preformatted_20_Text"></text:p>
        <text:p text:style-name="Preformatted_20_Text"><text:s text:c="6"/>"Work" shall mean the work of authorship, whether in Source or</text:p>
        <text:p text:style-name="Preformatted_20_Text"><text:s text:c="6"/>Object form, made available under the License, as indicated by a</text:p>
        <text:p text:style-name="Preformatted_20_Text"><text:s text:c="6"/>copyright notice that is included in or attached to the work</text:p>
        <text:p text:style-name="Preformatted_20_Text"><text:s text:c="6"/>(an example is provided in the Appendix below).</text:p>
        <text:p text:style-name="Preformatted_20_Text"></text:p>
        <text:p text:style-name="Preformatted_20_Text"><text:s text:c="6"/>"Derivative Works" shall mean any work, whether in Source or Object</text:p>
        <text:p text:style-name="Preformatted_20_Text"><text:s text:c="6"/>form, that is based on (or derived from) the Work and for which the</text:p>
        <text:p text:style-name="Preformatted_20_Text"><text:s text:c="6"/>editorial revisions, annotations, elaborations, or other modifications</text:p>
        <text:p text:style-name="Preformatted_20_Text"><text:s text:c="6"/>represent, as a whole, an original work of authorship. For the purposes</text:p>
        <text:p text:style-name="Preformatted_20_Text"><text:s text:c="6"/>of this License, Derivative Works shall not include works that remain</text:p>
        <text:p text:style-name="Preformatted_20_Text"><text:s text:c="6"/>separable from, or merely link (or bind by name) to the interfaces of,</text:p>
        <text:p text:style-name="Preformatted_20_Text"><text:s text:c="6"/>the Work and Derivative Works thereof.</text:p>
        <text:p text:style-name="Preformatted_20_Text"></text:p>
        <text:p text:style-name="Preformatted_20_Text"><text:s text:c="6"/>"Contribution" shall mean any work of authorship, including</text:p>
        <text:p text:style-name="Preformatted_20_Text"><text:s text:c="6"/>the original version of the Work and any modifications or additions</text:p>
        <text:p text:style-name="Preformatted_20_Text"><text:s text:c="6"/>to that Work or Derivative Works thereof, that is intentionally</text:p>
        <text:p text:style-name="Preformatted_20_Text"><text:s text:c="6"/>submitted to Licensor for inclusion in the Work by the copyright owner</text:p>
        <text:p text:style-name="Preformatted_20_Text"><text:soft-page-break/><text:s text:c="6"/>or by an individual or Legal Entity authorized to submit on behalf of</text:p>
        <text:p text:style-name="Preformatted_20_Text"><text:s text:c="6"/>the copyright owner. For the purposes of this definition, "submitted"</text:p>
        <text:p text:style-name="Preformatted_20_Text"><text:s text:c="6"/>means any form of electronic, verbal, or written communication sent</text:p>
        <text:p text:style-name="Preformatted_20_Text"><text:s text:c="6"/>to the Licensor or its representatives, including but not limited to</text:p>
        <text:p text:style-name="Preformatted_20_Text"><text:s text:c="6"/>communication on electronic mailing lists, source code control systems,</text:p>
        <text:p text:style-name="Preformatted_20_Text"><text:s text:c="6"/>and issue tracking systems that are managed by, or on behalf of, the</text:p>
        <text:p text:style-name="Preformatted_20_Text"><text:s text:c="6"/>Licensor for the purpose of discussing and improving the Work, but</text:p>
        <text:p text:style-name="Preformatted_20_Text"><text:s text:c="6"/>excluding communication that is conspicuously marked or otherwise</text:p>
        <text:p text:style-name="Preformatted_20_Text"><text:s text:c="6"/>designated in writing by the copyright owner as "Not a Contribution."</text:p>
        <text:p text:style-name="Preformatted_20_Text"></text:p>
        <text:p text:style-name="Preformatted_20_Text"><text:s text:c="6"/>"Contributor" shall mean Licensor and any individual or Legal Entity</text:p>
        <text:p text:style-name="Preformatted_20_Text"><text:s text:c="6"/>on behalf of whom a Contribution has been received by Licensor and</text:p>
        <text:p text:style-name="Preformatted_20_Text"><text:s text:c="6"/>subsequently incorporated within the Work.</text:p>
        <text:p text:style-name="Preformatted_20_Text"></text:p>
        <text:p text:style-name="Preformatted_20_Text"><text:s text:c="3"/>2. Grant of Copyright License. Subject to the terms and conditions of</text:p>
        <text:p text:style-name="Preformatted_20_Text"><text:s text:c="6"/>this License, each Contributor hereby grants to You a perpetual,</text:p>
        <text:p text:style-name="Preformatted_20_Text"><text:s text:c="6"/>worldwide, non-exclusive, no-charge, royalty-free, irrevocable</text:p>
        <text:p text:style-name="Preformatted_20_Text"><text:s text:c="6"/>copyright license to reproduce, prepare Derivative Works of,</text:p>
        <text:p text:style-name="Preformatted_20_Text"><text:s text:c="6"/>publicly display, publicly perform, sublicense, and distribute the</text:p>
        <text:p text:style-name="Preformatted_20_Text"><text:s text:c="6"/>Work and such Derivative Works in Source or Object form.</text:p>
        <text:p text:style-name="Preformatted_20_Text"></text:p>
        <text:p text:style-name="Preformatted_20_Text"><text:s text:c="3"/>3. Grant of Patent License. Subject to the terms and conditions of</text:p>
        <text:p text:style-name="Preformatted_20_Text"><text:s text:c="6"/>this License, each Contributor hereby grants to You a perpetual,</text:p>
        <text:p text:style-name="Preformatted_20_Text"><text:s text:c="6"/>worldwide, non-exclusive, no-charge, royalty-free, irrevocable</text:p>
        <text:p text:style-name="Preformatted_20_Text"><text:s text:c="6"/>(except as stated in this section) patent license to make, have made,</text:p>
        <text:p text:style-name="Preformatted_20_Text"><text:s text:c="6"/>use, offer to sell, sell, import, and otherwise transfer the Work,</text:p>
        <text:p text:style-name="Preformatted_20_Text"><text:s text:c="6"/>where such license applies only to those patent claims licensable</text:p>
        <text:p text:style-name="Preformatted_20_Text"><text:s text:c="6"/>by such Contributor that are necessarily infringed by their</text:p>
        <text:p text:style-name="Preformatted_20_Text"><text:s text:c="6"/>Contribution(s) alone or by combination of their Contribution(s)</text:p>
        <text:p text:style-name="Preformatted_20_Text"><text:s text:c="6"/>with the Work to which such Contribution(s) was submitted. If You</text:p>
        <text:p text:style-name="Preformatted_20_Text"><text:s text:c="6"/>institute patent litigation against any entity (including a</text:p>
        <text:p text:style-name="Preformatted_20_Text"><text:s text:c="6"/>cross-claim or counterclaim in a lawsuit) alleging that the Work</text:p>
        <text:p text:style-name="Preformatted_20_Text"><text:s text:c="6"/>or a Contribution incorporated within the Work constitutes direct</text:p>
        <text:p text:style-name="Preformatted_20_Text"><text:s text:c="6"/>or contributory patent infringement, then any patent licenses</text:p>
        <text:p text:style-name="Preformatted_20_Text"><text:s text:c="6"/>granted to You under this License for that Work shall terminate</text:p>
        <text:p text:style-name="Preformatted_20_Text"><text:s text:c="6"/>as of the date such litigation is filed.</text:p>
        <text:p text:style-name="Preformatted_20_Text"></text:p>
        <text:p text:style-name="Preformatted_20_Text"><text:s text:c="3"/>4. Redistribution. You may reproduce and distribute copies of the</text:p>
        <text:p text:style-name="Preformatted_20_Text"><text:s text:c="6"/>Work or Derivative Works thereof in any medium, with or without</text:p>
        <text:p text:style-name="Preformatted_20_Text"><text:s text:c="6"/>modifications, and in Source or Object form, provided that You</text:p>
        <text:p text:style-name="Preformatted_20_Text"><text:s text:c="6"/>meet the following conditions:</text:p>
        <text:p text:style-name="Preformatted_20_Text"></text:p>
        <text:p text:style-name="Preformatted_20_Text"><text:s text:c="6"/>(a) You must give any other recipients of the Work or</text:p>
        <text:p text:style-name="Preformatted_20_Text"><text:s text:c="10"/>Derivative Works a copy of this License; and</text:p>
        <text:p text:style-name="Preformatted_20_Text"></text:p>
        <text:p text:style-name="Preformatted_20_Text"><text:s text:c="6"/>(b) You must cause any modified files to carry prominent notices</text:p>
        <text:p text:style-name="Preformatted_20_Text"><text:s text:c="10"/>stating that You changed the files; and</text:p>
        <text:p text:style-name="Preformatted_20_Text"></text:p>
        <text:p text:style-name="Preformatted_20_Text"><text:s text:c="6"/>(c) You must retain, in the Source form of any Derivative Works</text:p>
        <text:p text:style-name="Preformatted_20_Text"><text:s text:c="10"/>that You distribute, all copyright, patent, trademark, and</text:p>
        <text:p text:style-name="Preformatted_20_Text"><text:s text:c="10"/>attribution notices from the Source form of the Work,</text:p>
        <text:p text:style-name="Preformatted_20_Text"><text:s text:c="10"/>excluding those notices that do not pertain to any part of</text:p>
        <text:p text:style-name="Preformatted_20_Text"><text:s text:c="10"/>the Derivative Works; and</text:p>
        <text:p text:style-name="Preformatted_20_Text"></text:p>
        <text:p text:style-name="Preformatted_20_Text"><text:s text:c="6"/>(d) If the Work includes a "NOTICE" text file as part of its</text:p>
        <text:p text:style-name="Preformatted_20_Text"><text:s text:c="10"/>distribution, then any Derivative Works that You distribute must</text:p>
        <text:p text:style-name="Preformatted_20_Text"><text:s text:c="10"/>include a readable copy of the attribution notices contained</text:p>
        <text:p text:style-name="Preformatted_20_Text"><text:soft-page-break/><text:s text:c="10"/>within such NOTICE file, excluding those notices that do not</text:p>
        <text:p text:style-name="Preformatted_20_Text"><text:s text:c="10"/>pertain to any part of the Derivative Works, in at least one</text:p>
        <text:p text:style-name="Preformatted_20_Text"><text:s text:c="10"/>of the following places: within a NOTICE text file distributed</text:p>
        <text:p text:style-name="Preformatted_20_Text"><text:s text:c="10"/>as part of the Derivative Works; within the Source form or</text:p>
        <text:p text:style-name="Preformatted_20_Text"><text:s text:c="10"/>documentation, if provided along with the Derivative Works; or,</text:p>
        <text:p text:style-name="Preformatted_20_Text"><text:s text:c="10"/>within a display generated by the Derivative Works, if and</text:p>
        <text:p text:style-name="Preformatted_20_Text"><text:s text:c="10"/>wherever such third-party notices normally appear. The contents</text:p>
        <text:p text:style-name="Preformatted_20_Text"><text:s text:c="10"/>of the NOTICE file are for informational purposes only and</text:p>
        <text:p text:style-name="Preformatted_20_Text"><text:s text:c="10"/>do not modify the License. You may add Your own attribution</text:p>
        <text:p text:style-name="Preformatted_20_Text"><text:s text:c="10"/>notices within Derivative Works that You distribute, alongside</text:p>
        <text:p text:style-name="Preformatted_20_Text"><text:s text:c="10"/>or as an addendum to the NOTICE text from the Work, provided</text:p>
        <text:p text:style-name="Preformatted_20_Text"><text:s text:c="10"/>that such additional attribution notices cannot be construed</text:p>
        <text:p text:style-name="Preformatted_20_Text"><text:s text:c="10"/>as modifying the License.</text:p>
        <text:p text:style-name="Preformatted_20_Text"></text:p>
        <text:p text:style-name="Preformatted_20_Text"><text:s text:c="6"/>You may add Your own copyright statement to Your modifications and</text:p>
        <text:p text:style-name="Preformatted_20_Text"><text:s text:c="6"/>may provide additional or different license terms and conditions</text:p>
        <text:p text:style-name="Preformatted_20_Text"><text:s text:c="6"/>for use, reproduction, or distribution of Your modifications, or</text:p>
        <text:p text:style-name="Preformatted_20_Text"><text:s text:c="6"/>for any such Derivative Works as a whole, provided Your use,</text:p>
        <text:p text:style-name="Preformatted_20_Text"><text:s text:c="6"/>reproduction, and distribution of the Work otherwise complies with</text:p>
        <text:p text:style-name="Preformatted_20_Text"><text:s text:c="6"/>the conditions stated in this License.</text:p>
        <text:p text:style-name="Preformatted_20_Text"></text:p>
        <text:p text:style-name="Preformatted_20_Text"><text:s text:c="3"/>5. Submission of Contributions. Unless You explicitly state otherwise,</text:p>
        <text:p text:style-name="Preformatted_20_Text"><text:s text:c="6"/>any Contribution intentionally submitted for inclusion in the Work</text:p>
        <text:p text:style-name="Preformatted_20_Text"><text:s text:c="6"/>by You to the Licensor shall be under the terms and conditions of</text:p>
        <text:p text:style-name="Preformatted_20_Text"><text:s text:c="6"/>this License, without any additional terms or conditions.</text:p>
        <text:p text:style-name="Preformatted_20_Text"><text:s text:c="6"/>Notwithstanding the above, nothing herein shall supersede or modify</text:p>
        <text:p text:style-name="Preformatted_20_Text"><text:s text:c="6"/>the terms of any separate license agreement you may have executed</text:p>
        <text:p text:style-name="Preformatted_20_Text"><text:s text:c="6"/>with Licensor regarding such Contributions.</text:p>
        <text:p text:style-name="Preformatted_20_Text"></text:p>
        <text:p text:style-name="Preformatted_20_Text"><text:s text:c="3"/>6. Trademarks. This License does not grant permission to use the trade</text:p>
        <text:p text:style-name="Preformatted_20_Text"><text:s text:c="6"/>names, trademarks, service marks, or product names of the Licensor,</text:p>
        <text:p text:style-name="Preformatted_20_Text"><text:s text:c="6"/>except as required for reasonable and customary use in describing the</text:p>
        <text:p text:style-name="Preformatted_20_Text"><text:s text:c="6"/>origin of the Work and reproducing the content of the NOTICE file.</text:p>
        <text:p text:style-name="Preformatted_20_Text"></text:p>
        <text:p text:style-name="Preformatted_20_Text"><text:s text:c="3"/>7. Disclaimer of Warranty. Unless required by applicable law or</text:p>
        <text:p text:style-name="Preformatted_20_Text"><text:s text:c="6"/>agreed to in writing, Licensor provides the Work (and each</text:p>
        <text:p text:style-name="Preformatted_20_Text"><text:s text:c="6"/>Contributor provides its Contributions) on an "AS IS" BASIS,</text:p>
        <text:p text:style-name="Preformatted_20_Text"><text:s text:c="6"/>WITHOUT WARRANTIES OR CONDITIONS OF ANY KIND, either express or</text:p>
        <text:p text:style-name="Preformatted_20_Text"><text:s text:c="6"/>implied, including, without limitation, any warranties or conditions</text:p>
        <text:p text:style-name="Preformatted_20_Text"><text:s text:c="6"/>of TITLE, NON-INFRINGEMENT, MERCHANTABILITY, or FITNESS FOR A</text:p>
        <text:p text:style-name="Preformatted_20_Text"><text:s text:c="6"/>PARTICULAR PURPOSE. You are solely responsible for determining the</text:p>
        <text:p text:style-name="Preformatted_20_Text"><text:s text:c="6"/>appropriateness of using or redistributing the Work and assume any</text:p>
        <text:p text:style-name="Preformatted_20_Text"><text:s text:c="6"/>risks associated with Your exercise of permissions under this License.</text:p>
        <text:p text:style-name="Preformatted_20_Text"></text:p>
        <text:p text:style-name="Preformatted_20_Text"><text:s text:c="3"/>8. Limitation of Liability. In no event and under no legal theory,</text:p>
        <text:p text:style-name="Preformatted_20_Text"><text:s text:c="6"/>whether in tort (including negligence), contract, or otherwise,</text:p>
        <text:p text:style-name="Preformatted_20_Text"><text:s text:c="6"/>unless required by applicable law (such as deliberate and grossly</text:p>
        <text:p text:style-name="Preformatted_20_Text"><text:s text:c="6"/>negligent acts) or agreed to in writing, shall any Contributor be</text:p>
        <text:p text:style-name="Preformatted_20_Text"><text:s text:c="6"/>liable to You for damages, including any direct, indirect, special,</text:p>
        <text:p text:style-name="Preformatted_20_Text"><text:s text:c="6"/>incidental, or consequential damages of any character arising as a</text:p>
        <text:p text:style-name="Preformatted_20_Text"><text:s text:c="6"/>result of this License or out of the use or inability to use the</text:p>
        <text:p text:style-name="Preformatted_20_Text"><text:s text:c="6"/>Work (including but not limited to damages for loss of goodwill,</text:p>
        <text:p text:style-name="Preformatted_20_Text"><text:s text:c="6"/>work stoppage, computer failure or malfunction, or any and all</text:p>
        <text:p text:style-name="Preformatted_20_Text"><text:s text:c="6"/>other commercial damages or losses), even if such Contributor</text:p>
        <text:p text:style-name="Preformatted_20_Text"><text:s text:c="6"/>has been advised of the possibility of such damages.</text:p>
        <text:p text:style-name="Preformatted_20_Text"></text:p>
        <text:p text:style-name="Preformatted_20_Text"><text:s text:c="3"/>9. Accepting Warranty or Additional Liability. While redistributing</text:p>
        <text:p text:style-name="Preformatted_20_Text"><text:soft-page-break/><text:s text:c="6"/>the Work or Derivative Works thereof, You may choose to offer,</text:p>
        <text:p text:style-name="Preformatted_20_Text"><text:s text:c="6"/>and charge a fee for, acceptance of support, warranty, indemnity,</text:p>
        <text:p text:style-name="Preformatted_20_Text"><text:s text:c="6"/>or other liability obligations and/or rights consistent with this</text:p>
        <text:p text:style-name="Preformatted_20_Text"><text:s text:c="6"/>License. However, in accepting such obligations, You may act only</text:p>
        <text:p text:style-name="Preformatted_20_Text"><text:s text:c="6"/>on Your own behalf and on Your sole responsibility, not on behalf</text:p>
        <text:p text:style-name="Preformatted_20_Text"><text:s text:c="6"/>of any other Contributor, and only if You agree to indemnify,</text:p>
        <text:p text:style-name="Preformatted_20_Text"><text:s text:c="6"/>defend, and hold each Contributor harmless for any liability</text:p>
        <text:p text:style-name="Preformatted_20_Text"><text:s text:c="6"/>incurred by, or claims asserted against, such Contributor by reason</text:p>
        <text:p text:style-name="Preformatted_20_Text"><text:s text:c="6"/>of your accepting any such warranty or additional liability.</text:p>
        <text:p text:style-name="Preformatted_20_Text"></text:p>
        <text:p text:style-name="Preformatted_20_Text"><text:s text:c="3"/>END OF TERMS AND CONDITIONS</text:p>
        <text:p text:style-name="Preformatted_20_Text"></text:p>
        <text:p text:style-name="Preformatted_20_Text"><text:s text:c="3"/>APPENDIX: How to apply the Apache License to your work.</text:p>
        <text:p text:style-name="Preformatted_20_Text"></text:p>
        <text:p text:style-name="Preformatted_20_Text"><text:s text:c="6"/>To apply the Apache License to your work, attach the following</text:p>
        <text:p text:style-name="Preformatted_20_Text"><text:s text:c="6"/>boilerplate notice, with the fields enclosed by brackets "[]"</text:p>
        <text:p text:style-name="Preformatted_20_Text"><text:s text:c="6"/>replaced with your own identifying information. (Don't include</text:p>
        <text:p text:style-name="Preformatted_20_Text"><text:s text:c="6"/>the brackets!) <text:s/>The text should be enclosed in the appropriate</text:p>
        <text:p text:style-name="Preformatted_20_Text"><text:s text:c="6"/>comment syntax for the file format. We also recommend that a</text:p>
        <text:p text:style-name="Preformatted_20_Text"><text:s text:c="6"/>file or class name and description of purpose be included on the</text:p>
        <text:p text:style-name="Preformatted_20_Text"><text:s text:c="6"/>same "printed page" as the copyright notice for easier</text:p>
        <text:p text:style-name="Preformatted_20_Text"><text:s text:c="6"/>identification within third-party archives.</text:p>
        <text:p text:style-name="Preformatted_20_Text"></text:p>
        <text:p text:style-name="Preformatted_20_Text"><text:s text:c="3"/>Copyright [yyyy] [name of copyright owner]</text:p>
        <text:p text:style-name="Preformatted_20_Text"></text:p>
        <text:p text:style-name="Preformatted_20_Text"><text:s text:c="3"/>Licensed under the Apache License, Version 2.0 (the "License");</text:p>
        <text:p text:style-name="Preformatted_20_Text"><text:s text:c="3"/>you may not use this file except in compliance with the License.</text:p>
        <text:p text:style-name="Preformatted_20_Text"><text:s text:c="3"/>You may obtain a copy of the License at</text:p>
        <text:p text:style-name="Preformatted_20_Text"></text:p>
        <text:p text:style-name="Preformatted_20_Text"><text:s text:c="7"/>http://www.apache.org/licenses/LICENSE-2.0</text:p>
        <text:p text:style-name="Preformatted_20_Text"></text:p>
        <text:p text:style-name="Preformatted_20_Text"><text:s text:c="3"/>Unless required by applicable law or agreed to in writing, software</text:p>
        <text:p text:style-name="Preformatted_20_Text"><text:s text:c="3"/>distributed under the License is distributed on an "AS IS" BASIS,</text:p>
        <text:p text:style-name="Preformatted_20_Text"><text:s text:c="3"/>WITHOUT WARRANTIES OR CONDITIONS OF ANY KIND, either express or implied.</text:p>
        <text:p text:style-name="Preformatted_20_Text"><text:s text:c="3"/>See the License for the specific language governing permissions and</text:p>
        <text:p text:style-name="Preformatted_20_Text"><text:s text:c="3"/>limitations under the License.</text:p>
      </text:section>
      <text:h text:style-name="P11" text:outline-level="1"><text:bookmark-start text:name="__RefHeading___Toc320_2577765089"/><text:a xlink:type="simple" xlink:href="https://github.com/isaacs/node-glob" text:style-name="Internet_20_link" text:visited-style-name="Visited_20_Internet_20_Link">Glob</text:a><text:bookmark-end text:name="__RefHeading___Toc320_2577765089"/></text:h>
      <text:section text:style-name="Sect1" text:name="Glob" text:protected="true">
        <text:section-source xlink:href="../node_modules/glob/LICENSE"/>
        <text:p text:style-name="Preformatted_20_Text">The ISC License</text:p>
        <text:p text:style-name="Preformatted_20_Text"/>
        <text:p text:style-name="Preformatted_20_Text">Copyright (c) Isaac Z. Schlueter and Contributors</text:p>
        <text:p text:style-name="Preformatted_20_Text"/>
        <text:p text:style-name="Preformatted_20_Text">Permission to use, copy, modify, and/or distribute this software for any</text:p>
        <text:p text:style-name="Preformatted_20_Text">purpose with or without fee is hereby granted, provided that the above</text:p>
        <text:p text:style-name="Preformatted_20_Text">copyright notice and this permission notice appear in all copies.</text:p>
        <text:p text:style-name="Preformatted_20_Text"/>
        <text:p text:style-name="Preformatted_20_Text">THE SOFTWARE IS PROVIDED "AS IS" AND THE AUTHOR DISCLAIMS ALL WARRANTIES</text:p>
        <text:p text:style-name="Preformatted_20_Text">WITH REGARD TO THIS SOFTWARE INCLUDING ALL IMPLIED WARRANTIES OF</text:p>
        <text:p text:style-name="Preformatted_20_Text">MERCHANTABILITY AND FITNESS. IN NO EVENT SHALL THE AUTHOR BE LIABLE FOR</text:p>
        <text:p text:style-name="Preformatted_20_Text">ANY SPECIAL, DIRECT, INDIRECT, OR CONSEQUENTIAL DAMAGES OR ANY DAMAGES</text:p>
        <text:p text:style-name="Preformatted_20_Text">WHATSOEVER RESULTING FROM LOSS OF USE, DATA OR PROFITS, WHETHER IN AN</text:p>
        <text:p text:style-name="Preformatted_20_Text">ACTION OF CONTRACT, NEGLIGENCE OR OTHER TORTIOUS ACTION, ARISING OUT OF OR</text:p>
        <text:p text:style-name="Preformatted_20_Text">IN CONNECTION WITH THE USE OR PERFORMANCE OF THIS SOFTWARE.</text:p>
        <text:p text:style-name="Preformatted_20_Text"/>
        <text:p text:style-name="Preformatted_20_Text">## Glob Logo</text:p>
        <text:p text:style-name="Preformatted_20_Text"><text:soft-page-break/></text:p>
        <text:p text:style-name="Preformatted_20_Text">Glob's logo created by Tanya Brassie &lt;http://tanyabrassie.com/&gt;, licensed</text:p>
        <text:p text:style-name="Preformatted_20_Text">under a Creative Commons Attribution-ShareAlike 4.0 International License</text:p>
        <text:p text:style-name="Preformatted_20_Text">https://creativecommons.org/licenses/by-sa/4.0/</text:p>
      </text:section>
      <text:h text:style-name="Heading_20_1" text:outline-level="1"><text:bookmark-start text:name="__RefHeading___Toc322_2577765089"/><text:a xlink:type="simple" xlink:href="https://github.com/josdejong/mathjs" text:style-name="Internet_20_link" text:visited-style-name="Visited_20_Internet_20_Link">mathjs</text:a><text:bookmark-end text:name="__RefHeading___Toc322_2577765089"/></text:h>
      <text:section text:style-name="Sect1" text:name="mathjs" text:protected="true">
        <text:section-source xlink:href="../node_modules/mathjs/LICENSE"/>
        <text:p text:style-name="Preformatted_20_Text"><text:s text:c="31"/>Apache License</text:p>
        <text:p text:style-name="Preformatted_20_Text"><text:s text:c="27"/>Version 2.0, January 2004</text:p>
        <text:p text:style-name="Preformatted_20_Text"><text:s text:c="24"/>https://www.apache.org/licenses/</text:p>
        <text:p text:style-name="Preformatted_20_Text"/>
        <text:p text:style-name="Preformatted_20_Text"><text:s text:c="3"/>TERMS AND CONDITIONS FOR USE, REPRODUCTION, AND DISTRIBUTION</text:p>
        <text:p text:style-name="Preformatted_20_Text"/>
        <text:p text:style-name="Preformatted_20_Text"><text:s text:c="3"/>1. Definitions.</text:p>
        <text:p text:style-name="Preformatted_20_Text"/>
        <text:p text:style-name="Preformatted_20_Text"><text:s text:c="6"/>"License" shall mean the terms and conditions for use, reproduction,</text:p>
        <text:p text:style-name="Preformatted_20_Text"><text:s text:c="6"/>and distribution as defined by Sections 1 through 9 of this document.</text:p>
        <text:p text:style-name="Preformatted_20_Text"/>
        <text:p text:style-name="Preformatted_20_Text"><text:s text:c="6"/>"Licensor" shall mean the copyright owner or entity authorized by</text:p>
        <text:p text:style-name="Preformatted_20_Text"><text:s text:c="6"/>the copyright owner that is granting the License.</text:p>
        <text:p text:style-name="Preformatted_20_Text"/>
        <text:p text:style-name="Preformatted_20_Text"><text:s text:c="6"/>"Legal Entity" shall mean the union of the acting entity and all</text:p>
        <text:p text:style-name="Preformatted_20_Text"><text:s text:c="6"/>other entities that control, are controlled by, or are under common</text:p>
        <text:p text:style-name="Preformatted_20_Text"><text:s text:c="6"/>control with that entity. For the purposes of this definition,</text:p>
        <text:p text:style-name="Preformatted_20_Text"><text:s text:c="6"/>"control" means (i) the power, direct or indirect, to cause the</text:p>
        <text:p text:style-name="Preformatted_20_Text"><text:s text:c="6"/>direction or management of such entity, whether by contract or</text:p>
        <text:p text:style-name="Preformatted_20_Text"><text:s text:c="6"/>otherwise, or (ii) ownership of fifty percent (50%) or more of the</text:p>
        <text:p text:style-name="Preformatted_20_Text"><text:s text:c="6"/>outstanding shares, or (iii) beneficial ownership of such entity.</text:p>
        <text:p text:style-name="Preformatted_20_Text"/>
        <text:p text:style-name="Preformatted_20_Text"><text:s text:c="6"/>"You" (or "Your") shall mean an individual or Legal Entity</text:p>
        <text:p text:style-name="Preformatted_20_Text"><text:s text:c="6"/>exercising permissions granted by this License.</text:p>
        <text:p text:style-name="Preformatted_20_Text"/>
        <text:p text:style-name="Preformatted_20_Text"><text:s text:c="6"/>"Source" form shall mean the preferred form for making modifications,</text:p>
        <text:p text:style-name="Preformatted_20_Text"><text:s text:c="6"/>including but not limited to software source code, documentation</text:p>
        <text:p text:style-name="Preformatted_20_Text"><text:s text:c="6"/>source, and configuration files.</text:p>
        <text:p text:style-name="Preformatted_20_Text"/>
        <text:p text:style-name="Preformatted_20_Text"><text:s text:c="6"/>"Object" form shall mean any form resulting from mechanical</text:p>
        <text:p text:style-name="Preformatted_20_Text"><text:s text:c="6"/>transformation or translation of a Source form, including but</text:p>
        <text:p text:style-name="Preformatted_20_Text"><text:s text:c="6"/>not limited to compiled object code, generated documentation,</text:p>
        <text:p text:style-name="Preformatted_20_Text"><text:s text:c="6"/>and conversions to other media types.</text:p>
        <text:p text:style-name="Preformatted_20_Text"/>
        <text:p text:style-name="Preformatted_20_Text"><text:s text:c="6"/>"Work" shall mean the work of authorship, whether in Source or</text:p>
        <text:p text:style-name="Preformatted_20_Text"><text:s text:c="6"/>Object form, made available under the License, as indicated by a</text:p>
        <text:p text:style-name="Preformatted_20_Text"><text:s text:c="6"/>copyright notice that is included in or attached to the work</text:p>
        <text:p text:style-name="Preformatted_20_Text"><text:s text:c="6"/>(an example is provided in the Appendix below).</text:p>
        <text:p text:style-name="Preformatted_20_Text"/>
        <text:p text:style-name="Preformatted_20_Text"><text:s text:c="6"/>"Derivative Works" shall mean any work, whether in Source or Object</text:p>
        <text:p text:style-name="Preformatted_20_Text"><text:s text:c="6"/>form, that is based on (or derived from) the Work and for which the</text:p>
        <text:p text:style-name="Preformatted_20_Text"><text:s text:c="6"/>editorial revisions, annotations, elaborations, or other modifications</text:p>
        <text:p text:style-name="Preformatted_20_Text"><text:s text:c="6"/>represent, as a whole, an original work of authorship. For the purposes</text:p>
        <text:p text:style-name="Preformatted_20_Text"><text:s text:c="6"/>of this License, Derivative Works shall not include works that remain</text:p>
        <text:p text:style-name="Preformatted_20_Text"><text:s text:c="6"/>separable from, or merely link (or bind by name) to the interfaces of,</text:p>
        <text:p text:style-name="Preformatted_20_Text"><text:s text:c="6"/>the Work and Derivative Works thereof.</text:p>
        <text:p text:style-name="Preformatted_20_Text"/>
        <text:p text:style-name="Preformatted_20_Text"><text:s text:c="6"/>"Contribution" shall mean any work of authorship, including</text:p>
        <text:p text:style-name="Preformatted_20_Text"><text:s text:c="6"/>the original version of the Work and any modifications or additions</text:p>
        <text:p text:style-name="Preformatted_20_Text"><text:soft-page-break/><text:s text:c="6"/>to that Work or Derivative Works thereof, that is intentionally</text:p>
        <text:p text:style-name="Preformatted_20_Text"><text:s text:c="6"/>submitted to Licensor for inclusion in the Work by the copyright owner</text:p>
        <text:p text:style-name="Preformatted_20_Text"><text:s text:c="6"/>or by an individual or Legal Entity authorized to submit on behalf of</text:p>
        <text:p text:style-name="Preformatted_20_Text"><text:s text:c="6"/>the copyright owner. For the purposes of this definition, "submitted"</text:p>
        <text:p text:style-name="Preformatted_20_Text"><text:s text:c="6"/>means any form of electronic, verbal, or written communication sent</text:p>
        <text:p text:style-name="Preformatted_20_Text"><text:s text:c="6"/>to the Licensor or its representatives, including but not limited to</text:p>
        <text:p text:style-name="Preformatted_20_Text"><text:s text:c="6"/>communication on electronic mailing lists, source code control systems,</text:p>
        <text:p text:style-name="Preformatted_20_Text"><text:s text:c="6"/>and issue tracking systems that are managed by, or on behalf of, the</text:p>
        <text:p text:style-name="Preformatted_20_Text"><text:s text:c="6"/>Licensor for the purpose of discussing and improving the Work, but</text:p>
        <text:p text:style-name="Preformatted_20_Text"><text:s text:c="6"/>excluding communication that is conspicuously marked or otherwise</text:p>
        <text:p text:style-name="Preformatted_20_Text"><text:s text:c="6"/>designated in writing by the copyright owner as "Not a Contribution."</text:p>
        <text:p text:style-name="Preformatted_20_Text"/>
        <text:p text:style-name="Preformatted_20_Text"><text:s text:c="6"/>"Contributor" shall mean Licensor and any individual or Legal Entity</text:p>
        <text:p text:style-name="Preformatted_20_Text"><text:s text:c="6"/>on behalf of whom a Contribution has been received by Licensor and</text:p>
        <text:p text:style-name="Preformatted_20_Text"><text:s text:c="6"/>subsequently incorporated within the Work.</text:p>
        <text:p text:style-name="Preformatted_20_Text"/>
        <text:p text:style-name="Preformatted_20_Text"><text:s text:c="3"/>2. Grant of Copyright License. Subject to the terms and conditions of</text:p>
        <text:p text:style-name="Preformatted_20_Text"><text:s text:c="6"/>this License, each Contributor hereby grants to You a perpetual,</text:p>
        <text:p text:style-name="Preformatted_20_Text"><text:s text:c="6"/>worldwide, non-exclusive, no-charge, royalty-free, irrevocable</text:p>
        <text:p text:style-name="Preformatted_20_Text"><text:s text:c="6"/>copyright license to reproduce, prepare Derivative Works of,</text:p>
        <text:p text:style-name="Preformatted_20_Text"><text:s text:c="6"/>publicly display, publicly perform, sublicense, and distribute the</text:p>
        <text:p text:style-name="Preformatted_20_Text"><text:s text:c="6"/>Work and such Derivative Works in Source or Object form.</text:p>
        <text:p text:style-name="Preformatted_20_Text"/>
        <text:p text:style-name="Preformatted_20_Text"><text:s text:c="3"/>3. Grant of Patent License. Subject to the terms and conditions of</text:p>
        <text:p text:style-name="Preformatted_20_Text"><text:s text:c="6"/>this License, each Contributor hereby grants to You a perpetual,</text:p>
        <text:p text:style-name="Preformatted_20_Text"><text:s text:c="6"/>worldwide, non-exclusive, no-charge, royalty-free, irrevocable</text:p>
        <text:p text:style-name="Preformatted_20_Text"><text:s text:c="6"/>(except as stated in this section) patent license to make, have made,</text:p>
        <text:p text:style-name="Preformatted_20_Text"><text:s text:c="6"/>use, offer to sell, sell, import, and otherwise transfer the Work,</text:p>
        <text:p text:style-name="Preformatted_20_Text"><text:s text:c="6"/>where such license applies only to those patent claims licensable</text:p>
        <text:p text:style-name="Preformatted_20_Text"><text:s text:c="6"/>by such Contributor that are necessarily infringed by their</text:p>
        <text:p text:style-name="Preformatted_20_Text"><text:s text:c="6"/>Contribution(s) alone or by combination of their Contribution(s)</text:p>
        <text:p text:style-name="Preformatted_20_Text"><text:s text:c="6"/>with the Work to which such Contribution(s) was submitted. If You</text:p>
        <text:p text:style-name="Preformatted_20_Text"><text:s text:c="6"/>institute patent litigation against any entity (including a</text:p>
        <text:p text:style-name="Preformatted_20_Text"><text:s text:c="6"/>cross-claim or counterclaim in a lawsuit) alleging that the Work</text:p>
        <text:p text:style-name="Preformatted_20_Text"><text:s text:c="6"/>or a Contribution incorporated within the Work constitutes direct</text:p>
        <text:p text:style-name="Preformatted_20_Text"><text:s text:c="6"/>or contributory patent infringement, then any patent licenses</text:p>
        <text:p text:style-name="Preformatted_20_Text"><text:s text:c="6"/>granted to You under this License for that Work shall terminate</text:p>
        <text:p text:style-name="Preformatted_20_Text"><text:s text:c="6"/>as of the date such litigation is filed.</text:p>
        <text:p text:style-name="Preformatted_20_Text"/>
        <text:p text:style-name="Preformatted_20_Text"><text:s text:c="3"/>4. Redistribution. You may reproduce and distribute copies of the</text:p>
        <text:p text:style-name="Preformatted_20_Text"><text:s text:c="6"/>Work or Derivative Works thereof in any medium, with or without</text:p>
        <text:p text:style-name="Preformatted_20_Text"><text:s text:c="6"/>modifications, and in Source or Object form, provided that You</text:p>
        <text:p text:style-name="Preformatted_20_Text"><text:s text:c="6"/>meet the following conditions:</text:p>
        <text:p text:style-name="Preformatted_20_Text"/>
        <text:p text:style-name="Preformatted_20_Text"><text:s text:c="6"/>(a) You must give any other recipients of the Work or</text:p>
        <text:p text:style-name="Preformatted_20_Text"><text:s text:c="10"/>Derivative Works a copy of this License; and</text:p>
        <text:p text:style-name="Preformatted_20_Text"/>
        <text:p text:style-name="Preformatted_20_Text"><text:s text:c="6"/>(b) You must cause any modified files to carry prominent notices</text:p>
        <text:p text:style-name="Preformatted_20_Text"><text:s text:c="10"/>stating that You changed the files; and</text:p>
        <text:p text:style-name="Preformatted_20_Text"/>
        <text:p text:style-name="Preformatted_20_Text"><text:s text:c="6"/>(c) You must retain, in the Source form of any Derivative Works</text:p>
        <text:p text:style-name="Preformatted_20_Text"><text:s text:c="10"/>that You distribute, all copyright, patent, trademark, and</text:p>
        <text:p text:style-name="Preformatted_20_Text"><text:s text:c="10"/>attribution notices from the Source form of the Work,</text:p>
        <text:p text:style-name="Preformatted_20_Text"><text:s text:c="10"/>excluding those notices that do not pertain to any part of</text:p>
        <text:p text:style-name="Preformatted_20_Text"><text:s text:c="10"/>the Derivative Works; and</text:p>
        <text:p text:style-name="Preformatted_20_Text"/>
        <text:p text:style-name="Preformatted_20_Text"><text:s text:c="6"/>(d) If the Work includes a "NOTICE" text file as part of its</text:p>
        <text:p text:style-name="Preformatted_20_Text"><text:soft-page-break/><text:s text:c="10"/>distribution, then any Derivative Works that You distribute must</text:p>
        <text:p text:style-name="Preformatted_20_Text"><text:s text:c="10"/>include a readable copy of the attribution notices contained</text:p>
        <text:p text:style-name="Preformatted_20_Text"><text:s text:c="10"/>within such NOTICE file, excluding those notices that do not</text:p>
        <text:p text:style-name="Preformatted_20_Text"><text:s text:c="10"/>pertain to any part of the Derivative Works, in at least one</text:p>
        <text:p text:style-name="Preformatted_20_Text"><text:s text:c="10"/>of the following places: within a NOTICE text file distributed</text:p>
        <text:p text:style-name="Preformatted_20_Text"><text:s text:c="10"/>as part of the Derivative Works; within the Source form or</text:p>
        <text:p text:style-name="Preformatted_20_Text"><text:s text:c="10"/>documentation, if provided along with the Derivative Works; or,</text:p>
        <text:p text:style-name="Preformatted_20_Text"><text:s text:c="10"/>within a display generated by the Derivative Works, if and</text:p>
        <text:p text:style-name="Preformatted_20_Text"><text:s text:c="10"/>wherever such third-party notices normally appear. The contents</text:p>
        <text:p text:style-name="Preformatted_20_Text"><text:s text:c="10"/>of the NOTICE file are for informational purposes only and</text:p>
        <text:p text:style-name="Preformatted_20_Text"><text:s text:c="10"/>do not modify the License. You may add Your own attribution</text:p>
        <text:p text:style-name="Preformatted_20_Text"><text:s text:c="10"/>notices within Derivative Works that You distribute, alongside</text:p>
        <text:p text:style-name="Preformatted_20_Text"><text:s text:c="10"/>or as an addendum to the NOTICE text from the Work, provided</text:p>
        <text:p text:style-name="Preformatted_20_Text"><text:s text:c="10"/>that such additional attribution notices cannot be construed</text:p>
        <text:p text:style-name="Preformatted_20_Text"><text:s text:c="10"/>as modifying the License.</text:p>
        <text:p text:style-name="Preformatted_20_Text"/>
        <text:p text:style-name="Preformatted_20_Text"><text:s text:c="6"/>You may add Your own copyright statement to Your modifications and</text:p>
        <text:p text:style-name="Preformatted_20_Text"><text:s text:c="6"/>may provide additional or different license terms and conditions</text:p>
        <text:p text:style-name="Preformatted_20_Text"><text:s text:c="6"/>for use, reproduction, or distribution of Your modifications, or</text:p>
        <text:p text:style-name="Preformatted_20_Text"><text:s text:c="6"/>for any such Derivative Works as a whole, provided Your use,</text:p>
        <text:p text:style-name="Preformatted_20_Text"><text:s text:c="6"/>reproduction, and distribution of the Work otherwise complies with</text:p>
        <text:p text:style-name="Preformatted_20_Text"><text:s text:c="6"/>the conditions stated in this License.</text:p>
        <text:p text:style-name="Preformatted_20_Text"/>
        <text:p text:style-name="Preformatted_20_Text"><text:s text:c="3"/>5. Submission of Contributions. Unless You explicitly state otherwise,</text:p>
        <text:p text:style-name="Preformatted_20_Text"><text:s text:c="6"/>any Contribution intentionally submitted for inclusion in the Work</text:p>
        <text:p text:style-name="Preformatted_20_Text"><text:s text:c="6"/>by You to the Licensor shall be under the terms and conditions of</text:p>
        <text:p text:style-name="Preformatted_20_Text"><text:s text:c="6"/>this License, without any additional terms or conditions.</text:p>
        <text:p text:style-name="Preformatted_20_Text"><text:s text:c="6"/>Notwithstanding the above, nothing herein shall supersede or modify</text:p>
        <text:p text:style-name="Preformatted_20_Text"><text:s text:c="6"/>the terms of any separate license agreement you may have executed</text:p>
        <text:p text:style-name="Preformatted_20_Text"><text:s text:c="6"/>with Licensor regarding such Contributions.</text:p>
        <text:p text:style-name="Preformatted_20_Text"/>
        <text:p text:style-name="Preformatted_20_Text"><text:s text:c="3"/>6. Trademarks. This License does not grant permission to use the trade</text:p>
        <text:p text:style-name="Preformatted_20_Text"><text:s text:c="6"/>names, trademarks, service marks, or product names of the Licensor,</text:p>
        <text:p text:style-name="Preformatted_20_Text"><text:s text:c="6"/>except as required for reasonable and customary use in describing the</text:p>
        <text:p text:style-name="Preformatted_20_Text"><text:s text:c="6"/>origin of the Work and reproducing the content of the NOTICE file.</text:p>
        <text:p text:style-name="Preformatted_20_Text"/>
        <text:p text:style-name="Preformatted_20_Text"><text:s text:c="3"/>7. Disclaimer of Warranty. Unless required by applicable law or</text:p>
        <text:p text:style-name="Preformatted_20_Text"><text:s text:c="6"/>agreed to in writing, Licensor provides the Work (and each</text:p>
        <text:p text:style-name="Preformatted_20_Text"><text:s text:c="6"/>Contributor provides its Contributions) on an "AS IS" BASIS,</text:p>
        <text:p text:style-name="Preformatted_20_Text"><text:s text:c="6"/>WITHOUT WARRANTIES OR CONDITIONS OF ANY KIND, either express or</text:p>
        <text:p text:style-name="Preformatted_20_Text"><text:s text:c="6"/>implied, including, without limitation, any warranties or conditions</text:p>
        <text:p text:style-name="Preformatted_20_Text"><text:s text:c="6"/>of TITLE, NON-INFRINGEMENT, MERCHANTABILITY, or FITNESS FOR A</text:p>
        <text:p text:style-name="Preformatted_20_Text"><text:s text:c="6"/>PARTICULAR PURPOSE. You are solely responsible for determining the</text:p>
        <text:p text:style-name="Preformatted_20_Text"><text:s text:c="6"/>appropriateness of using or redistributing the Work and assume any</text:p>
        <text:p text:style-name="Preformatted_20_Text"><text:s text:c="6"/>risks associated with Your exercise of permissions under this License.</text:p>
        <text:p text:style-name="Preformatted_20_Text"/>
        <text:p text:style-name="Preformatted_20_Text"><text:s text:c="3"/>8. Limitation of Liability. In no event and under no legal theory,</text:p>
        <text:p text:style-name="Preformatted_20_Text"><text:s text:c="6"/>whether in tort (including negligence), contract, or otherwise,</text:p>
        <text:p text:style-name="Preformatted_20_Text"><text:s text:c="6"/>unless required by applicable law (such as deliberate and grossly</text:p>
        <text:p text:style-name="Preformatted_20_Text"><text:s text:c="6"/>negligent acts) or agreed to in writing, shall any Contributor be</text:p>
        <text:p text:style-name="Preformatted_20_Text"><text:s text:c="6"/>liable to You for damages, including any direct, indirect, special,</text:p>
        <text:p text:style-name="Preformatted_20_Text"><text:s text:c="6"/>incidental, or consequential damages of any character arising as a</text:p>
        <text:p text:style-name="Preformatted_20_Text"><text:s text:c="6"/>result of this License or out of the use or inability to use the</text:p>
        <text:p text:style-name="Preformatted_20_Text"><text:s text:c="6"/>Work (including but not limited to damages for loss of goodwill,</text:p>
        <text:p text:style-name="Preformatted_20_Text"><text:s text:c="6"/>work stoppage, computer failure or malfunction, or any and all</text:p>
        <text:p text:style-name="Preformatted_20_Text"><text:s text:c="6"/>other commercial damages or losses), even if such Contributor</text:p>
        <text:p text:style-name="Preformatted_20_Text"><text:s text:c="6"/>has been advised of the possibility of such damages.</text:p>
        <text:p text:style-name="Preformatted_20_Text"><text:soft-page-break/></text:p>
        <text:p text:style-name="Preformatted_20_Text"><text:s text:c="3"/>9. Accepting Warranty or Additional Liability. While redistributing</text:p>
        <text:p text:style-name="Preformatted_20_Text"><text:s text:c="6"/>the Work or Derivative Works thereof, You may choose to offer,</text:p>
        <text:p text:style-name="Preformatted_20_Text"><text:s text:c="6"/>and charge a fee for, acceptance of support, warranty, indemnity,</text:p>
        <text:p text:style-name="Preformatted_20_Text"><text:s text:c="6"/>or other liability obligations and/or rights consistent with this</text:p>
        <text:p text:style-name="Preformatted_20_Text"><text:s text:c="6"/>License. However, in accepting such obligations, You may act only</text:p>
        <text:p text:style-name="Preformatted_20_Text"><text:s text:c="6"/>on Your own behalf and on Your sole responsibility, not on behalf</text:p>
        <text:p text:style-name="Preformatted_20_Text"><text:s text:c="6"/>of any other Contributor, and only if You agree to indemnify,</text:p>
        <text:p text:style-name="Preformatted_20_Text"><text:s text:c="6"/>defend, and hold each Contributor harmless for any liability</text:p>
        <text:p text:style-name="Preformatted_20_Text"><text:s text:c="6"/>incurred by, or claims asserted against, such Contributor by reason</text:p>
        <text:p text:style-name="Preformatted_20_Text"><text:s text:c="6"/>of your accepting any such warranty or additional liability.</text:p>
        <text:p text:style-name="Preformatted_20_Text"/>
        <text:p text:style-name="Preformatted_20_Text"><text:s text:c="3"/>END OF TERMS AND CONDITIONS</text:p>
      </text:section>
      <text:h text:style-name="Heading_20_1" text:outline-level="1"><text:bookmark-start text:name="__RefHeading___Toc324_2577765089"/><text:a xlink:type="simple" xlink:href="https://github.com/jshttp/mime-types" text:style-name="Internet_20_link" text:visited-style-name="Visited_20_Internet_20_Link">mime-types</text:a><text:bookmark-end text:name="__RefHeading___Toc324_2577765089"/></text:h>
      <text:section text:style-name="Sect1" text:name="mime-types" text:protected="true">
        <text:section-source xlink:href="../node_modules/mime-types/LICENSE"/>
        <text:p text:style-name="Preformatted_20_Text">(The MIT License)</text:p>
        <text:p text:style-name="Preformatted_20_Text"/>
        <text:p text:style-name="Preformatted_20_Text">Copyright (c) 2014 Jonathan Ong &lt;me@jongleberry.com&gt;</text:p>
        <text:p text:style-name="Preformatted_20_Text">Copyright (c) 2015 Douglas Christopher Wilson &lt;doug@somethingdoug.com&gt;</text:p>
        <text:p text:style-name="Preformatted_20_Text"/>
        <text:p text:style-name="Preformatted_20_Text">Permission is hereby granted, free of charge, to any person obtaining</text:p>
        <text:p text:style-name="Preformatted_20_Text">a copy of this software and associated documentation files (the</text:p>
        <text:p text:style-name="Preformatted_20_Text">'Software'), to deal in the Software without restriction, including</text:p>
        <text:p text:style-name="Preformatted_20_Text">without limitation the rights to use, copy, modify, merge, publish,</text:p>
        <text:p text:style-name="Preformatted_20_Text">distribute, sublicense, and/or sell copies of the Software, and to</text:p>
        <text:p text:style-name="Preformatted_20_Text">permit persons to whom the Software is furnished to do so, subject to</text:p>
        <text:p text:style-name="Preformatted_20_Text">the following conditions:</text:p>
        <text:p text:style-name="Preformatted_20_Text"/>
        <text:p text:style-name="Preformatted_20_Text">The above copyright notice and this permission notice shall be</text:p>
        <text:p text:style-name="Preformatted_20_Text">included in all copies or substantial portions of the Software.</text:p>
        <text:p text:style-name="Preformatted_20_Text"/>
        <text:p text:style-name="Preformatted_20_Text">THE SOFTWARE IS PROVIDED 'AS IS', WITHOUT WARRANTY OF ANY KIND,</text:p>
        <text:p text:style-name="Preformatted_20_Text">EXPRESS OR IMPLIED, INCLUDING BUT NOT LIMITED TO THE WARRANTIES OF</text:p>
        <text:p text:style-name="Preformatted_20_Text">MERCHANTABILITY, FITNESS FOR A PARTICULAR PURPOSE AND NONINFRINGEMENT.</text:p>
        <text:p text:style-name="Preformatted_20_Text">IN NO EVENT SHALL THE AUTHORS OR COPYRIGHT HOLDERS BE LIABLE FOR ANY</text:p>
        <text:p text:style-name="Preformatted_20_Text">CLAIM, DAMAGES OR OTHER LIABILITY, WHETHER IN AN ACTION OF CONTRACT,</text:p>
        <text:p text:style-name="Preformatted_20_Text">TORT OR OTHERWISE, ARISING FROM, OUT OF OR IN CONNECTION WITH THE</text:p>
        <text:p text:style-name="Preformatted_20_Text">SOFTWARE OR THE USE OR OTHER DEALINGS IN THE SOFTWARE.</text:p>
      </text:section>
      <text:p text:style-name="P7"/>
      <text:p text:style-name="P6"/>
      <text:h text:style-name="P12" text:outline-level="1"><text:bookmark-start text:name="__RefHeading___Toc326_2577765089"/><text:a xlink:type="simple" xlink:href="https://github.com/sindresorhus/open" text:style-name="Internet_20_link" text:visited-style-name="Visited_20_Internet_20_Link">open</text:a><text:bookmark-end text:name="__RefHeading___Toc326_2577765089"/></text:h>
      <text:section text:style-name="Sect1" text:name="open" text:protected="true">
        <text:section-source xlink:href="../node_modules/open/license"/>
        <text:p text:style-name="Preformatted_20_Text">MIT License</text:p>
        <text:p text:style-name="Preformatted_20_Text"/>
        <text:p text:style-name="Preformatted_20_Text">Copyright (c) Sindre Sorhus &lt;sindresorhus@gmail.com&gt; (https://sindresorhus.com)</text:p>
        <text:p text:style-name="Preformatted_20_Text"/>
        <text:p text:style-name="Preformatted_20_Text">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reformatted_20_Text"/>
        <text:p text:style-name="Preformatted_20_Text">The above copyright notice and this permission notice shall be included in all copies or substantial portions of the Software.</text:p>
        <text:p text:style-name="Preformatted_20_Text"/>
        <text:p text:style-name="Preformatted_20_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section>
      <text:h text:style-name="Heading_20_1" text:outline-level="1"><text:bookmark-start text:name="__RefHeading___Toc328_2577765089"/><text:a xlink:type="simple" xlink:href="https://github.com/electron/electron" text:style-name="Internet_20_link" text:visited-style-name="Visited_20_Internet_20_Link">Electron</text:a><text:bookmark-end text:name="__RefHeading___Toc328_2577765089"/></text:h>
      <text:section text:style-name="Sect1" text:name="Electron" text:protected="true">
        <text:section-source xlink:href="../node_modules/electron/LICENSE"/>
        <text:p text:style-name="Preformatted_20_Text">Copyright (c) 2013-2020 GitHub Inc.</text:p>
        <text:p text:style-name="Preformatted_20_Text"/>
        <text:p text:style-name="Preformatted_20_Text">Permission is hereby granted, free of charge, to any person obtaining</text:p>
        <text:p text:style-name="Preformatted_20_Text">a copy of this software and associated documentation files (the</text:p>
        <text:p text:style-name="Preformatted_20_Text">"Software"), to deal in the Software without restriction, including</text:p>
        <text:p text:style-name="Preformatted_20_Text">without limitation the rights to use, copy, modify, merge, publish,</text:p>
        <text:p text:style-name="Preformatted_20_Text">distribute, sublicense, and/or sell copies of the Software, and to</text:p>
        <text:p text:style-name="Preformatted_20_Text">permit persons to whom the Software is furnished to do so, subject to</text:p>
        <text:p text:style-name="Preformatted_20_Text">the following conditions:</text:p>
        <text:p text:style-name="Preformatted_20_Text"/>
        <text:p text:style-name="Preformatted_20_Text">The above copyright notice and this permission notice shall be</text:p>
        <text:p text:style-name="Preformatted_20_Text">included in all copies or substantial portions of the Software.</text:p>
        <text:p text:style-name="Preformatted_20_Text"/>
        <text:p text:style-name="Preformatted_20_Text">THE SOFTWARE IS PROVIDED "AS IS", WITHOUT WARRANTY OF ANY KIND,</text:p>
        <text:p text:style-name="Preformatted_20_Text">EXPRESS OR IMPLIED, INCLUDING BUT NOT LIMITED TO THE WARRANTIES OF</text:p>
        <text:p text:style-name="Preformatted_20_Text">MERCHANTABILITY, FITNESS FOR A PARTICULAR PURPOSE AND</text:p>
        <text:p text:style-name="Preformatted_20_Text">NONINFRINGEMENT. IN NO EVENT SHALL THE AUTHORS OR COPYRIGHT HOLDERS BE</text:p>
        <text:p text:style-name="Preformatted_20_Text">LIABLE FOR ANY CLAIM, DAMAGES OR OTHER LIABILITY, WHETHER IN AN ACTION</text:p>
        <text:p text:style-name="Preformatted_20_Text">OF CONTRACT, TORT OR OTHERWISE, ARISING FROM, OUT OF OR IN CONNECTION</text:p>
        <text:p text:style-name="Preformatted_20_Text">WITH THE SOFTWARE OR THE USE OR OTHER DEALINGS IN THE SOFTWARE.</text:p>
      </text:section>
      <text:p text:style-name="P7"/>
      <text:p text:style-name="P7"/>
      <text:h text:style-name="P12" text:outline-level="1"><text:bookmark-start text:name="__RefHeading___Toc330_2577765089"/><text:a xlink:type="simple" xlink:href="https://github.com/rsms/inter" text:style-name="Internet_20_link" text:visited-style-name="Visited_20_Internet_20_Link">Inter</text:a><text:bookmark-end text:name="__RefHeading___Toc330_2577765089"/></text:h>
      <text:section text:style-name="Sect1" text:name="Inter" text:protected="true">
        <text:section-source xlink:href="../public/fonts/LICENSE.txt"/>
        <text:p text:style-name="Preformatted_20_Text">Copyright (c) 2016-2020 The Inter Project Authors.</text:p>
        <text:p text:style-name="Preformatted_20_Text">"Inter" is trademark of Rasmus Andersson.</text:p>
        <text:p text:style-name="Preformatted_20_Text">https://github.com/rsms/inter</text:p>
        <text:p text:style-name="Preformatted_20_Text"/>
        <text:p text:style-name="Preformatted_20_Text">This Font Software is licensed under the SIL Open Font License, Version 1.1.</text:p>
        <text:p text:style-name="Preformatted_20_Text">This license is copied below, and is also available with a FAQ at:</text:p>
        <text:p text:style-name="Preformatted_20_Text">http://scripts.sil.org/OFL</text:p>
        <text:p text:style-name="Preformatted_20_Text"/>
        <text:p text:style-name="Preformatted_20_Text">-----------------------------------------------------------</text:p>
        <text:p text:style-name="Preformatted_20_Text">SIL OPEN FONT LICENSE Version 1.1 - 26 February 2007</text:p>
        <text:p text:style-name="Preformatted_20_Text">-----------------------------------------------------------</text:p>
        <text:p text:style-name="Preformatted_20_Text"/>
        <text:p text:style-name="Preformatted_20_Text">PREAMBLE</text:p>
        <text:p text:style-name="Preformatted_20_Text">The goals of the Open Font License (OFL) are to stimulate worldwide</text:p>
        <text:p text:style-name="Preformatted_20_Text">development of collaborative font projects, to support the font creation</text:p>
        <text:p text:style-name="Preformatted_20_Text">efforts of academic and linguistic communities, and to provide a free and</text:p>
        <text:p text:style-name="Preformatted_20_Text">open framework in which fonts may be shared and improved in partnership</text:p>
        <text:p text:style-name="Preformatted_20_Text">with others.</text:p>
        <text:p text:style-name="Preformatted_20_Text"/>
        <text:p text:style-name="Preformatted_20_Text">The OFL allows the licensed fonts to be used, studied, modified and</text:p>
        <text:p text:style-name="Preformatted_20_Text">redistributed freely as long as they are not sold by themselves. The</text:p>
        <text:p text:style-name="Preformatted_20_Text">fonts, including any derivative works, can be bundled, embedded,</text:p>
        <text:p text:style-name="Preformatted_20_Text">redistributed and/or sold with any software provided that any reserved</text:p>
        <text:p text:style-name="Preformatted_20_Text">names are not used by derivative works. The fonts and derivatives,</text:p>
        <text:p text:style-name="Preformatted_20_Text">however, cannot be released under any other type of license. The</text:p>
        <text:p text:style-name="Preformatted_20_Text">requirement for fonts to remain under this license does not apply</text:p>
        <text:p text:style-name="Preformatted_20_Text">to any document created using the fonts or their derivatives.</text:p>
        <text:p text:style-name="Preformatted_20_Text"/>
        <text:p text:style-name="Preformatted_20_Text">DEFINITIONS</text:p>
        <text:p text:style-name="Preformatted_20_Text">"Font Software" refers to the set of files released by the Copyright</text:p>
        <text:p text:style-name="Preformatted_20_Text">Holder(s) under this license and clearly marked as such. This may</text:p>
        <text:p text:style-name="Preformatted_20_Text">include source files, build scripts and documentation.</text:p>
        <text:p text:style-name="Preformatted_20_Text"/>
        <text:p text:style-name="Preformatted_20_Text">"Reserved Font Name" refers to any names specified as such after the</text:p>
        <text:p text:style-name="Preformatted_20_Text">copyright statement(s).</text:p>
        <text:p text:style-name="Preformatted_20_Text"/>
        <text:p text:style-name="Preformatted_20_Text">"Original Version" refers to the collection of Font Software components as</text:p>
        <text:p text:style-name="Preformatted_20_Text">distributed by the Copyright Holder(s).</text:p>
        <text:p text:style-name="Preformatted_20_Text"/>
        <text:p text:style-name="Preformatted_20_Text">"Modified Version" refers to any derivative made by adding to, deleting,</text:p>
        <text:p text:style-name="Preformatted_20_Text">or substituting -- in part or in whole -- any of the components of the</text:p>
        <text:p text:style-name="Preformatted_20_Text">Original Version, by changing formats or by porting the Font Software to a</text:p>
        <text:p text:style-name="Preformatted_20_Text">new environment.</text:p>
        <text:p text:style-name="Preformatted_20_Text"/>
        <text:p text:style-name="Preformatted_20_Text">"Author" refers to any designer, engineer, programmer, technical</text:p>
        <text:p text:style-name="Preformatted_20_Text">writer or other person who contributed to the Font Software.</text:p>
        <text:p text:style-name="Preformatted_20_Text"/>
        <text:p text:style-name="Preformatted_20_Text">PERMISSION AND CONDITIONS</text:p>
        <text:p text:style-name="Preformatted_20_Text">Permission is hereby granted, free of charge, to any person obtaining</text:p>
        <text:p text:style-name="Preformatted_20_Text">a copy of the Font Software, to use, study, copy, merge, embed, modify,</text:p>
        <text:p text:style-name="Preformatted_20_Text">redistribute, and sell modified and unmodified copies of the Font</text:p>
        <text:p text:style-name="Preformatted_20_Text">Software, subject to the following conditions:</text:p>
        <text:p text:style-name="Preformatted_20_Text"/>
        <text:p text:style-name="Preformatted_20_Text"><text:soft-page-break/>1) Neither the Font Software nor any of its individual components,</text:p>
        <text:p text:style-name="Preformatted_20_Text">in Original or Modified Versions, may be sold by itself.</text:p>
        <text:p text:style-name="Preformatted_20_Text"/>
        <text:p text:style-name="Preformatted_20_Text">2) Original or Modified Versions of the Font Software may be bundled,</text:p>
        <text:p text:style-name="Preformatted_20_Text">redistributed and/or sold with any software, provided that each copy</text:p>
        <text:p text:style-name="Preformatted_20_Text">contains the above copyright notice and this license. These can be</text:p>
        <text:p text:style-name="Preformatted_20_Text">included either as stand-alone text files, human-readable headers or</text:p>
        <text:p text:style-name="Preformatted_20_Text">in the appropriate machine-readable metadata fields within text or</text:p>
        <text:p text:style-name="Preformatted_20_Text">binary files as long as those fields can be easily viewed by the user.</text:p>
        <text:p text:style-name="Preformatted_20_Text"/>
        <text:p text:style-name="Preformatted_20_Text">3) No Modified Version of the Font Software may use the Reserved Font</text:p>
        <text:p text:style-name="Preformatted_20_Text">Name(s) unless explicit written permission is granted by the corresponding</text:p>
        <text:p text:style-name="Preformatted_20_Text">Copyright Holder. This restriction only applies to the primary font name as</text:p>
        <text:p text:style-name="Preformatted_20_Text">presented to the users.</text:p>
        <text:p text:style-name="Preformatted_20_Text"/>
        <text:p text:style-name="Preformatted_20_Text">4) The name(s) of the Copyright Holder(s) or the Author(s) of the Font</text:p>
        <text:p text:style-name="Preformatted_20_Text">Software shall not be used to promote, endorse or advertise any</text:p>
        <text:p text:style-name="Preformatted_20_Text">Modified Version, except to acknowledge the contribution(s) of the</text:p>
        <text:p text:style-name="Preformatted_20_Text">Copyright Holder(s) and the Author(s) or with their explicit written</text:p>
        <text:p text:style-name="Preformatted_20_Text">permission.</text:p>
        <text:p text:style-name="Preformatted_20_Text"/>
        <text:p text:style-name="Preformatted_20_Text">5) The Font Software, modified or unmodified, in part or in whole,</text:p>
        <text:p text:style-name="Preformatted_20_Text">must be distributed entirely under this license, and must not be</text:p>
        <text:p text:style-name="Preformatted_20_Text">distributed under any other license. The requirement for fonts to</text:p>
        <text:p text:style-name="Preformatted_20_Text">remain under this license does not apply to any document created</text:p>
        <text:p text:style-name="Preformatted_20_Text">using the Font Software.</text:p>
        <text:p text:style-name="Preformatted_20_Text"/>
        <text:p text:style-name="Preformatted_20_Text">TERMINATION</text:p>
        <text:p text:style-name="Preformatted_20_Text">This license becomes null and void if any of the above conditions are</text:p>
        <text:p text:style-name="Preformatted_20_Text">not met.</text:p>
        <text:p text:style-name="Preformatted_20_Text"/>
        <text:p text:style-name="Preformatted_20_Text">DISCLAIMER</text:p>
        <text:p text:style-name="Preformatted_20_Text">THE FONT SOFTWARE IS PROVIDED "AS IS", WITHOUT WARRANTY OF ANY KIND,</text:p>
        <text:p text:style-name="Preformatted_20_Text">EXPRESS OR IMPLIED, INCLUDING BUT NOT LIMITED TO ANY WARRANTIES OF</text:p>
        <text:p text:style-name="Preformatted_20_Text">MERCHANTABILITY, FITNESS FOR A PARTICULAR PURPOSE AND NONINFRINGEMENT</text:p>
        <text:p text:style-name="Preformatted_20_Text">OF COPYRIGHT, PATENT, TRADEMARK, OR OTHER RIGHT. IN NO EVENT SHALL THE</text:p>
        <text:p text:style-name="Preformatted_20_Text">COPYRIGHT HOLDER BE LIABLE FOR ANY CLAIM, DAMAGES OR OTHER LIABILITY,</text:p>
        <text:p text:style-name="Preformatted_20_Text">INCLUDING ANY GENERAL, SPECIAL, INDIRECT, INCIDENTAL, OR CONSEQUENTIAL</text:p>
        <text:p text:style-name="Preformatted_20_Text">DAMAGES, WHETHER IN AN ACTION OF CONTRACT, TORT OR OTHERWISE, ARISING</text:p>
        <text:p text:style-name="Preformatted_20_Text">FROM, OUT OF THE USE OR INABILITY TO USE THE FONT SOFTWARE OR FROM</text:p>
        <text:p text:style-name="Preformatted_20_Text">OTHER DEALINGS IN THE FONT SOFTWARE.</text:p>
      </text:section>
      <text:h text:style-name="Heading_20_1" text:outline-level="1"><text:bookmark-start text:name="__RefHeading___Toc332_2577765089"/><text:a xlink:type="simple" xlink:href="https://github.com/jquery/jquery" text:style-name="Internet_20_link" text:visited-style-name="Visited_20_Internet_20_Link">jQuery</text:a><text:bookmark-end text:name="__RefHeading___Toc332_2577765089"/></text:h>
      <text:section text:style-name="Sect1" text:name="jQuery" text:protected="true">
        <text:section-source xlink:href="../public/jquery/LICENSE.txt"/>
        <text:p text:style-name="Preformatted_20_Text">Copyright OpenJS Foundation and other contributors, https://openjsf.org/</text:p>
        <text:p text:style-name="Preformatted_20_Text"/>
        <text:p text:style-name="Preformatted_20_Text">Permission is hereby granted, free of charge, to any person obtaining</text:p>
        <text:p text:style-name="Preformatted_20_Text">a copy of this software and associated documentation files (the</text:p>
        <text:p text:style-name="Preformatted_20_Text">"Software"), to deal in the Software without restriction, including</text:p>
        <text:p text:style-name="Preformatted_20_Text">without limitation the rights to use, copy, modify, merge, publish,</text:p>
        <text:p text:style-name="Preformatted_20_Text">distribute, sublicense, and/or sell copies of the Software, and to</text:p>
        <text:p text:style-name="Preformatted_20_Text">permit persons to whom the Software is furnished to do so, subject to</text:p>
        <text:p text:style-name="Preformatted_20_Text">the following conditions:</text:p>
        <text:p text:style-name="Preformatted_20_Text"/>
        <text:p text:style-name="Preformatted_20_Text">The above copyright notice and this permission notice shall be</text:p>
        <text:p text:style-name="Preformatted_20_Text">included in all copies or substantial portions of the Software.</text:p>
        <text:p text:style-name="Preformatted_20_Text"><text:soft-page-break/></text:p>
        <text:p text:style-name="Preformatted_20_Text">THE SOFTWARE IS PROVIDED "AS IS", WITHOUT WARRANTY OF ANY KIND,</text:p>
        <text:p text:style-name="Preformatted_20_Text">EXPRESS OR IMPLIED, INCLUDING BUT NOT LIMITED TO THE WARRANTIES OF</text:p>
        <text:p text:style-name="Preformatted_20_Text">MERCHANTABILITY, FITNESS FOR A PARTICULAR PURPOSE AND</text:p>
        <text:p text:style-name="Preformatted_20_Text">NONINFRINGEMENT. IN NO EVENT SHALL THE AUTHORS OR COPYRIGHT HOLDERS BE</text:p>
        <text:p text:style-name="Preformatted_20_Text">LIABLE FOR ANY CLAIM, DAMAGES OR OTHER LIABILITY, WHETHER IN AN ACTION</text:p>
        <text:p text:style-name="Preformatted_20_Text">OF CONTRACT, TORT OR OTHERWISE, ARISING FROM, OUT OF OR IN CONNECTION</text:p>
        <text:p text:style-name="Preformatted_20_Text">WITH THE SOFTWARE OR THE USE OR OTHER DEALINGS IN THE SOFTWARE.</text:p>
      </text:section>
      <text:h text:style-name="Heading_20_1" text:outline-level="1"><text:bookmark-start text:name="__RefHeading___Toc334_2577765089"/><text:a xlink:type="simple" xlink:href="https://github.com/djibe/material" text:style-name="Internet_20_link" text:visited-style-name="Visited_20_Internet_20_Link">material-css</text:a><text:bookmark-end text:name="__RefHeading___Toc334_2577765089"/></text:h>
      <text:section text:style-name="Sect1" text:name="material-css" text:protected="true">
        <text:section-source xlink:href="../public/material-css/LICENSE"/>
        <text:p text:style-name="Preformatted_20_Text">The MIT License (MIT)</text:p>
        <text:p text:style-name="Preformatted_20_Text"/>
        <text:p text:style-name="Preformatted_20_Text">Copyright (c) 2015 Daemon Internet Consultants</text:p>
        <text:p text:style-name="Preformatted_20_Text"/>
        <text:p text:style-name="Preformatted_20_Text">Permission is hereby granted, free of charge, to any person obtaining a copy</text:p>
        <text:p text:style-name="Preformatted_20_Text">of this software and associated documentation files (the "Software"), to deal</text:p>
        <text:p text:style-name="Preformatted_20_Text">in the Software without restriction, including without limitation the rights</text:p>
        <text:p text:style-name="Preformatted_20_Text">to use, copy, modify, merge, publish, distribute, sublicense, and/or sell</text:p>
        <text:p text:style-name="Preformatted_20_Text">copies of the Software, and to permit persons to whom the Software is</text:p>
        <text:p text:style-name="Preformatted_20_Text">furnished to do so, subject to the following conditions:</text:p>
        <text:p text:style-name="Preformatted_20_Text"/>
        <text:p text:style-name="Preformatted_20_Text">The above copyright notice and this permission notice shall be included in all</text:p>
        <text:p text:style-name="Preformatted_20_Text">copies or substantial portions of the Software.</text:p>
        <text:p text:style-name="Preformatted_20_Text"/>
        <text:p text:style-name="Preformatted_20_Text">THE SOFTWARE IS PROVIDED "AS IS", WITHOUT WARRANTY OF ANY KIND, EXPRESS OR</text:p>
        <text:p text:style-name="Preformatted_20_Text">IMPLIED, INCLUDING BUT NOT LIMITED TO THE WARRANTIES OF MERCHANTABILITY,</text:p>
        <text:p text:style-name="Preformatted_20_Text">FITNESS FOR A PARTICULAR PURPOSE AND NONINFRINGEMENT. IN NO EVENT SHALL THE</text:p>
        <text:p text:style-name="Preformatted_20_Text">AUTHORS OR COPYRIGHT HOLDERS BE LIABLE FOR ANY CLAIM, DAMAGES OR OTHER</text:p>
        <text:p text:style-name="Preformatted_20_Text">LIABILITY, WHETHER IN AN ACTION OF CONTRACT, TORT OR OTHERWISE, ARISING FROM,</text:p>
        <text:p text:style-name="Preformatted_20_Text">OUT OF OR IN CONNECTION WITH THE SOFTWARE OR THE USE OR OTHER DEALINGS IN THE</text:p>
        <text:p text:style-name="Preformatted_20_Text">SOFTWARE.</text:p>
      </text:section>
      <text:h text:style-name="Heading_20_1" text:outline-level="1"><text:bookmark-start text:name="__RefHeading___Toc336_2577765089"/><text:a xlink:type="simple" xlink:href="https://github.com/twbs/bootstrap" text:style-name="Internet_20_link" text:visited-style-name="Visited_20_Internet_20_Link">Bootstrap</text:a><text:bookmark-end text:name="__RefHeading___Toc336_2577765089"/></text:h>
      <text:section text:style-name="Sect1" text:name="Bootstrap" text:protected="true">
        <text:section-source xlink:href="../public/material-css/js/Bootstrap%20v4.6.0/LICENSE"/>
        <text:p text:style-name="Preformatted_20_Text">The MIT License (MIT)</text:p>
        <text:p text:style-name="Preformatted_20_Text"/>
        <text:p text:style-name="Preformatted_20_Text">Copyright (c) 2011-2021 Twitter, Inc.</text:p>
        <text:p text:style-name="Preformatted_20_Text">Copyright (c) 2011-2021 The Bootstrap Authors</text:p>
        <text:p text:style-name="Preformatted_20_Text"/>
        <text:p text:style-name="Preformatted_20_Text">Permission is hereby granted, free of charge, to any person obtaining a copy</text:p>
        <text:p text:style-name="Preformatted_20_Text">of this software and associated documentation files (the "Software"), to deal</text:p>
        <text:p text:style-name="Preformatted_20_Text">in the Software without restriction, including without limitation the rights</text:p>
        <text:p text:style-name="Preformatted_20_Text">to use, copy, modify, merge, publish, distribute, sublicense, and/or sell</text:p>
        <text:p text:style-name="Preformatted_20_Text">copies of the Software, and to permit persons to whom the Software is</text:p>
        <text:p text:style-name="Preformatted_20_Text">furnished to do so, subject to the following conditions:</text:p>
        <text:p text:style-name="Preformatted_20_Text"/>
        <text:p text:style-name="Preformatted_20_Text">The above copyright notice and this permission notice shall be included in</text:p>
        <text:p text:style-name="Preformatted_20_Text">all copies or substantial portions of the Software.</text:p>
        <text:p text:style-name="Preformatted_20_Text"/>
        <text:p text:style-name="Preformatted_20_Text">THE SOFTWARE IS PROVIDED "AS IS", WITHOUT WARRANTY OF ANY KIND, EXPRESS OR</text:p>
        <text:p text:style-name="Preformatted_20_Text">IMPLIED, INCLUDING BUT NOT LIMITED TO THE WARRANTIES OF MERCHANTABILITY,</text:p>
        <text:p text:style-name="Preformatted_20_Text">FITNESS FOR A PARTICULAR PURPOSE AND NONINFRINGEMENT. IN NO EVENT SHALL THE</text:p>
        <text:p text:style-name="Preformatted_20_Text">AUTHORS OR COPYRIGHT HOLDERS BE LIABLE FOR ANY CLAIM, DAMAGES OR OTHER</text:p>
        <text:p text:style-name="Preformatted_20_Text">LIABILITY, WHETHER IN AN ACTION OF CONTRACT, TORT OR OTHERWISE, ARISING FROM,</text:p>
        <text:p text:style-name="Preformatted_20_Text">OUT OF OR IN CONNECTION WITH THE SOFTWARE OR THE USE OR OTHER DEALINGS IN</text:p>
        <text:p text:style-name="Preformatted_20_Text"><text:soft-page-break/>THE SOFTWARE.</text:p>
      </text:section>
      <text:h text:style-name="Heading_20_1" text:outline-level="1"><text:bookmark-start text:name="__RefHeading___Toc362_2577765089"/><text:a xlink:type="simple" xlink:href="https://github.com/google/material-design-icons" text:style-name="Internet_20_link" text:visited-style-name="Visited_20_Internet_20_Link">material-design-icons</text:a><text:bookmark-end text:name="__RefHeading___Toc362_2577765089"/></text:h>
      <text:section text:style-name="Sect1" text:name="material-design-icons" text:protected="true">
        <text:section-source xlink:href="../public/images/material-icons/LICENSE.txt"/>
        <text:p text:style-name="Preformatted_20_Text"/>
        <text:p text:style-name="Preformatted_20_Text"><text:s text:c="33"/>Apache License</text:p>
        <text:p text:style-name="Preformatted_20_Text"><text:s text:c="27"/>Version 2.0, January 2004</text:p>
        <text:p text:style-name="Preformatted_20_Text"><text:s text:c="24"/>http://www.apache.org/licenses/</text:p>
        <text:p text:style-name="Preformatted_20_Text"/>
        <text:p text:style-name="Preformatted_20_Text"><text:s text:c="3"/>TERMS AND CONDITIONS FOR USE, REPRODUCTION, AND DISTRIBUTION</text:p>
        <text:p text:style-name="Preformatted_20_Text"/>
        <text:p text:style-name="Preformatted_20_Text"><text:s text:c="3"/>1. Definitions.</text:p>
        <text:p text:style-name="Preformatted_20_Text"/>
        <text:p text:style-name="Preformatted_20_Text"><text:s text:c="6"/>"License" shall mean the terms and conditions for use, reproduction,</text:p>
        <text:p text:style-name="Preformatted_20_Text"><text:s text:c="6"/>and distribution as defined by Sections 1 through 9 of this document.</text:p>
        <text:p text:style-name="Preformatted_20_Text"/>
        <text:p text:style-name="Preformatted_20_Text"><text:s text:c="6"/>"Licensor" shall mean the copyright owner or entity authorized by</text:p>
        <text:p text:style-name="Preformatted_20_Text"><text:s text:c="6"/>the copyright owner that is granting the License.</text:p>
        <text:p text:style-name="Preformatted_20_Text"/>
        <text:p text:style-name="Preformatted_20_Text"><text:s text:c="6"/>"Legal Entity" shall mean the union of the acting entity and all</text:p>
        <text:p text:style-name="Preformatted_20_Text"><text:s text:c="6"/>other entities that control, are controlled by, or are under common</text:p>
        <text:p text:style-name="Preformatted_20_Text"><text:s text:c="6"/>control with that entity. For the purposes of this definition,</text:p>
        <text:p text:style-name="Preformatted_20_Text"><text:s text:c="6"/>"control" means (i) the power, direct or indirect, to cause the</text:p>
        <text:p text:style-name="Preformatted_20_Text"><text:s text:c="6"/>direction or management of such entity, whether by contract or</text:p>
        <text:p text:style-name="Preformatted_20_Text"><text:s text:c="6"/>otherwise, or (ii) ownership of fifty percent (50%) or more of the</text:p>
        <text:p text:style-name="Preformatted_20_Text"><text:s text:c="6"/>outstanding shares, or (iii) beneficial ownership of such entity.</text:p>
        <text:p text:style-name="Preformatted_20_Text"/>
        <text:p text:style-name="Preformatted_20_Text"><text:s text:c="6"/>"You" (or "Your") shall mean an individual or Legal Entity</text:p>
        <text:p text:style-name="Preformatted_20_Text"><text:s text:c="6"/>exercising permissions granted by this License.</text:p>
        <text:p text:style-name="Preformatted_20_Text"/>
        <text:p text:style-name="Preformatted_20_Text"><text:s text:c="6"/>"Source" form shall mean the preferred form for making modifications,</text:p>
        <text:p text:style-name="Preformatted_20_Text"><text:s text:c="6"/>including but not limited to software source code, documentation</text:p>
        <text:p text:style-name="Preformatted_20_Text"><text:s text:c="6"/>source, and configuration files.</text:p>
        <text:p text:style-name="Preformatted_20_Text"/>
        <text:p text:style-name="Preformatted_20_Text"><text:s text:c="6"/>"Object" form shall mean any form resulting from mechanical</text:p>
        <text:p text:style-name="Preformatted_20_Text"><text:s text:c="6"/>transformation or translation of a Source form, including but</text:p>
        <text:p text:style-name="Preformatted_20_Text"><text:s text:c="6"/>not limited to compiled object code, generated documentation,</text:p>
        <text:p text:style-name="Preformatted_20_Text"><text:s text:c="6"/>and conversions to other media types.</text:p>
        <text:p text:style-name="Preformatted_20_Text"/>
        <text:p text:style-name="Preformatted_20_Text"><text:s text:c="6"/>"Work" shall mean the work of authorship, whether in Source or</text:p>
        <text:p text:style-name="Preformatted_20_Text"><text:s text:c="6"/>Object form, made available under the License, as indicated by a</text:p>
        <text:p text:style-name="Preformatted_20_Text"><text:s text:c="6"/>copyright notice that is included in or attached to the work</text:p>
        <text:p text:style-name="Preformatted_20_Text"><text:s text:c="6"/>(an example is provided in the Appendix below).</text:p>
        <text:p text:style-name="Preformatted_20_Text"/>
        <text:p text:style-name="Preformatted_20_Text"><text:s text:c="6"/>"Derivative Works" shall mean any work, whether in Source or Object</text:p>
        <text:p text:style-name="Preformatted_20_Text"><text:s text:c="6"/>form, that is based on (or derived from) the Work and for which the</text:p>
        <text:p text:style-name="Preformatted_20_Text"><text:s text:c="6"/>editorial revisions, annotations, elaborations, or other modifications</text:p>
        <text:p text:style-name="Preformatted_20_Text"><text:s text:c="6"/>represent, as a whole, an original work of authorship. For the purposes</text:p>
        <text:p text:style-name="Preformatted_20_Text"><text:s text:c="6"/>of this License, Derivative Works shall not include works that remain</text:p>
        <text:p text:style-name="Preformatted_20_Text"><text:s text:c="6"/>separable from, or merely link (or bind by name) to the interfaces of,</text:p>
        <text:p text:style-name="Preformatted_20_Text"><text:s text:c="6"/>the Work and Derivative Works thereof.</text:p>
        <text:p text:style-name="Preformatted_20_Text"/>
        <text:p text:style-name="Preformatted_20_Text"><text:s text:c="6"/>"Contribution" shall mean any work of authorship, including</text:p>
        <text:p text:style-name="Preformatted_20_Text"><text:s text:c="6"/>the original version of the Work and any modifications or additions</text:p>
        <text:p text:style-name="Preformatted_20_Text"><text:s text:c="6"/>to that Work or Derivative Works thereof, that is intentionally</text:p>
        <text:p text:style-name="Preformatted_20_Text"><text:s text:c="6"/>submitted to Licensor for inclusion in the Work by the copyright owner</text:p>
        <text:p text:style-name="Preformatted_20_Text"><text:soft-page-break/><text:s text:c="6"/>or by an individual or Legal Entity authorized to submit on behalf of</text:p>
        <text:p text:style-name="Preformatted_20_Text"><text:s text:c="6"/>the copyright owner. For the purposes of this definition, "submitted"</text:p>
        <text:p text:style-name="Preformatted_20_Text"><text:s text:c="6"/>means any form of electronic, verbal, or written communication sent</text:p>
        <text:p text:style-name="Preformatted_20_Text"><text:s text:c="6"/>to the Licensor or its representatives, including but not limited to</text:p>
        <text:p text:style-name="Preformatted_20_Text"><text:s text:c="6"/>communication on electronic mailing lists, source code control systems,</text:p>
        <text:p text:style-name="Preformatted_20_Text"><text:s text:c="6"/>and issue tracking systems that are managed by, or on behalf of, the</text:p>
        <text:p text:style-name="Preformatted_20_Text"><text:s text:c="6"/>Licensor for the purpose of discussing and improving the Work, but</text:p>
        <text:p text:style-name="Preformatted_20_Text"><text:s text:c="6"/>excluding communication that is conspicuously marked or otherwise</text:p>
        <text:p text:style-name="Preformatted_20_Text"><text:s text:c="6"/>designated in writing by the copyright owner as "Not a Contribution."</text:p>
        <text:p text:style-name="Preformatted_20_Text"/>
        <text:p text:style-name="Preformatted_20_Text"><text:s text:c="6"/>"Contributor" shall mean Licensor and any individual or Legal Entity</text:p>
        <text:p text:style-name="Preformatted_20_Text"><text:s text:c="6"/>on behalf of whom a Contribution has been received by Licensor and</text:p>
        <text:p text:style-name="Preformatted_20_Text"><text:s text:c="6"/>subsequently incorporated within the Work.</text:p>
        <text:p text:style-name="Preformatted_20_Text"/>
        <text:p text:style-name="Preformatted_20_Text"><text:s text:c="3"/>2. Grant of Copyright License. Subject to the terms and conditions of</text:p>
        <text:p text:style-name="Preformatted_20_Text"><text:s text:c="6"/>this License, each Contributor hereby grants to You a perpetual,</text:p>
        <text:p text:style-name="Preformatted_20_Text"><text:s text:c="6"/>worldwide, non-exclusive, no-charge, royalty-free, irrevocable</text:p>
        <text:p text:style-name="Preformatted_20_Text"><text:s text:c="6"/>copyright license to reproduce, prepare Derivative Works of,</text:p>
        <text:p text:style-name="Preformatted_20_Text"><text:s text:c="6"/>publicly display, publicly perform, sublicense, and distribute the</text:p>
        <text:p text:style-name="Preformatted_20_Text"><text:s text:c="6"/>Work and such Derivative Works in Source or Object form.</text:p>
        <text:p text:style-name="Preformatted_20_Text"/>
        <text:p text:style-name="Preformatted_20_Text"><text:s text:c="3"/>3. Grant of Patent License. Subject to the terms and conditions of</text:p>
        <text:p text:style-name="Preformatted_20_Text"><text:s text:c="6"/>this License, each Contributor hereby grants to You a perpetual,</text:p>
        <text:p text:style-name="Preformatted_20_Text"><text:s text:c="6"/>worldwide, non-exclusive, no-charge, royalty-free, irrevocable</text:p>
        <text:p text:style-name="Preformatted_20_Text"><text:s text:c="6"/>(except as stated in this section) patent license to make, have made,</text:p>
        <text:p text:style-name="Preformatted_20_Text"><text:s text:c="6"/>use, offer to sell, sell, import, and otherwise transfer the Work,</text:p>
        <text:p text:style-name="Preformatted_20_Text"><text:s text:c="6"/>where such license applies only to those patent claims licensable</text:p>
        <text:p text:style-name="Preformatted_20_Text"><text:s text:c="6"/>by such Contributor that are necessarily infringed by their</text:p>
        <text:p text:style-name="Preformatted_20_Text"><text:s text:c="6"/>Contribution(s) alone or by combination of their Contribution(s)</text:p>
        <text:p text:style-name="Preformatted_20_Text"><text:s text:c="6"/>with the Work to which such Contribution(s) was submitted. If You</text:p>
        <text:p text:style-name="Preformatted_20_Text"><text:s text:c="6"/>institute patent litigation against any entity (including a</text:p>
        <text:p text:style-name="Preformatted_20_Text"><text:s text:c="6"/>cross-claim or counterclaim in a lawsuit) alleging that the Work</text:p>
        <text:p text:style-name="Preformatted_20_Text"><text:s text:c="6"/>or a Contribution incorporated within the Work constitutes direct</text:p>
        <text:p text:style-name="Preformatted_20_Text"><text:s text:c="6"/>or contributory patent infringement, then any patent licenses</text:p>
        <text:p text:style-name="Preformatted_20_Text"><text:s text:c="6"/>granted to You under this License for that Work shall terminate</text:p>
        <text:p text:style-name="Preformatted_20_Text"><text:s text:c="6"/>as of the date such litigation is filed.</text:p>
        <text:p text:style-name="Preformatted_20_Text"/>
        <text:p text:style-name="Preformatted_20_Text"><text:s text:c="3"/>4. Redistribution. You may reproduce and distribute copies of the</text:p>
        <text:p text:style-name="Preformatted_20_Text"><text:s text:c="6"/>Work or Derivative Works thereof in any medium, with or without</text:p>
        <text:p text:style-name="Preformatted_20_Text"><text:s text:c="6"/>modifications, and in Source or Object form, provided that You</text:p>
        <text:p text:style-name="Preformatted_20_Text"><text:s text:c="6"/>meet the following conditions:</text:p>
        <text:p text:style-name="Preformatted_20_Text"/>
        <text:p text:style-name="Preformatted_20_Text"><text:s text:c="6"/>(a) You must give any other recipients of the Work or</text:p>
        <text:p text:style-name="Preformatted_20_Text"><text:s text:c="10"/>Derivative Works a copy of this License; and</text:p>
        <text:p text:style-name="Preformatted_20_Text"/>
        <text:p text:style-name="Preformatted_20_Text"><text:s text:c="6"/>(b) You must cause any modified files to carry prominent notices</text:p>
        <text:p text:style-name="Preformatted_20_Text"><text:s text:c="10"/>stating that You changed the files; and</text:p>
        <text:p text:style-name="Preformatted_20_Text"/>
        <text:p text:style-name="Preformatted_20_Text"><text:s text:c="6"/>(c) You must retain, in the Source form of any Derivative Works</text:p>
        <text:p text:style-name="Preformatted_20_Text"><text:s text:c="10"/>that You distribute, all copyright, patent, trademark, and</text:p>
        <text:p text:style-name="Preformatted_20_Text"><text:s text:c="10"/>attribution notices from the Source form of the Work,</text:p>
        <text:p text:style-name="Preformatted_20_Text"><text:s text:c="10"/>excluding those notices that do not pertain to any part of</text:p>
        <text:p text:style-name="Preformatted_20_Text"><text:s text:c="10"/>the Derivative Works; and</text:p>
        <text:p text:style-name="Preformatted_20_Text"/>
        <text:p text:style-name="Preformatted_20_Text"><text:s text:c="6"/>(d) If the Work includes a "NOTICE" text file as part of its</text:p>
        <text:p text:style-name="Preformatted_20_Text"><text:s text:c="10"/>distribution, then any Derivative Works that You distribute must</text:p>
        <text:p text:style-name="Preformatted_20_Text"><text:s text:c="10"/>include a readable copy of the attribution notices contained</text:p>
        <text:p text:style-name="Preformatted_20_Text"><text:soft-page-break/><text:s text:c="10"/>within such NOTICE file, excluding those notices that do not</text:p>
        <text:p text:style-name="Preformatted_20_Text"><text:s text:c="10"/>pertain to any part of the Derivative Works, in at least one</text:p>
        <text:p text:style-name="Preformatted_20_Text"><text:s text:c="10"/>of the following places: within a NOTICE text file distributed</text:p>
        <text:p text:style-name="Preformatted_20_Text"><text:s text:c="10"/>as part of the Derivative Works; within the Source form or</text:p>
        <text:p text:style-name="Preformatted_20_Text"><text:s text:c="10"/>documentation, if provided along with the Derivative Works; or,</text:p>
        <text:p text:style-name="Preformatted_20_Text"><text:s text:c="10"/>within a display generated by the Derivative Works, if and</text:p>
        <text:p text:style-name="Preformatted_20_Text"><text:s text:c="10"/>wherever such third-party notices normally appear. The contents</text:p>
        <text:p text:style-name="Preformatted_20_Text"><text:s text:c="10"/>of the NOTICE file are for informational purposes only and</text:p>
        <text:p text:style-name="Preformatted_20_Text"><text:s text:c="10"/>do not modify the License. You may add Your own attribution</text:p>
        <text:p text:style-name="Preformatted_20_Text"><text:s text:c="10"/>notices within Derivative Works that You distribute, alongside</text:p>
        <text:p text:style-name="Preformatted_20_Text"><text:s text:c="10"/>or as an addendum to the NOTICE text from the Work, provided</text:p>
        <text:p text:style-name="Preformatted_20_Text"><text:s text:c="10"/>that such additional attribution notices cannot be construed</text:p>
        <text:p text:style-name="Preformatted_20_Text"><text:s text:c="10"/>as modifying the License.</text:p>
        <text:p text:style-name="Preformatted_20_Text"/>
        <text:p text:style-name="Preformatted_20_Text"><text:s text:c="6"/>You may add Your own copyright statement to Your modifications and</text:p>
        <text:p text:style-name="Preformatted_20_Text"><text:s text:c="6"/>may provide additional or different license terms and conditions</text:p>
        <text:p text:style-name="Preformatted_20_Text"><text:s text:c="6"/>for use, reproduction, or distribution of Your modifications, or</text:p>
        <text:p text:style-name="Preformatted_20_Text"><text:s text:c="6"/>for any such Derivative Works as a whole, provided Your use,</text:p>
        <text:p text:style-name="Preformatted_20_Text"><text:s text:c="6"/>reproduction, and distribution of the Work otherwise complies with</text:p>
        <text:p text:style-name="Preformatted_20_Text"><text:s text:c="6"/>the conditions stated in this License.</text:p>
        <text:p text:style-name="Preformatted_20_Text"/>
        <text:p text:style-name="Preformatted_20_Text"><text:s text:c="3"/>5. Submission of Contributions. Unless You explicitly state otherwise,</text:p>
        <text:p text:style-name="Preformatted_20_Text"><text:s text:c="6"/>any Contribution intentionally submitted for inclusion in the Work</text:p>
        <text:p text:style-name="Preformatted_20_Text"><text:s text:c="6"/>by You to the Licensor shall be under the terms and conditions of</text:p>
        <text:p text:style-name="Preformatted_20_Text"><text:s text:c="6"/>this License, without any additional terms or conditions.</text:p>
        <text:p text:style-name="Preformatted_20_Text"><text:s text:c="6"/>Notwithstanding the above, nothing herein shall supersede or modify</text:p>
        <text:p text:style-name="Preformatted_20_Text"><text:s text:c="6"/>the terms of any separate license agreement you may have executed</text:p>
        <text:p text:style-name="Preformatted_20_Text"><text:s text:c="6"/>with Licensor regarding such Contributions.</text:p>
        <text:p text:style-name="Preformatted_20_Text"/>
        <text:p text:style-name="Preformatted_20_Text"><text:s text:c="3"/>6. Trademarks. This License does not grant permission to use the trade</text:p>
        <text:p text:style-name="Preformatted_20_Text"><text:s text:c="6"/>names, trademarks, service marks, or product names of the Licensor,</text:p>
        <text:p text:style-name="Preformatted_20_Text"><text:s text:c="6"/>except as required for reasonable and customary use in describing the</text:p>
        <text:p text:style-name="Preformatted_20_Text"><text:s text:c="6"/>origin of the Work and reproducing the content of the NOTICE file.</text:p>
        <text:p text:style-name="Preformatted_20_Text"/>
        <text:p text:style-name="Preformatted_20_Text"><text:s text:c="3"/>7. Disclaimer of Warranty. Unless required by applicable law or</text:p>
        <text:p text:style-name="Preformatted_20_Text"><text:s text:c="6"/>agreed to in writing, Licensor provides the Work (and each</text:p>
        <text:p text:style-name="Preformatted_20_Text"><text:s text:c="6"/>Contributor provides its Contributions) on an "AS IS" BASIS,</text:p>
        <text:p text:style-name="Preformatted_20_Text"><text:s text:c="6"/>WITHOUT WARRANTIES OR CONDITIONS OF ANY KIND, either express or</text:p>
        <text:p text:style-name="Preformatted_20_Text"><text:s text:c="6"/>implied, including, without limitation, any warranties or conditions</text:p>
        <text:p text:style-name="Preformatted_20_Text"><text:s text:c="6"/>of TITLE, NON-INFRINGEMENT, MERCHANTABILITY, or FITNESS FOR A</text:p>
        <text:p text:style-name="Preformatted_20_Text"><text:s text:c="6"/>PARTICULAR PURPOSE. You are solely responsible for determining the</text:p>
        <text:p text:style-name="Preformatted_20_Text"><text:s text:c="6"/>appropriateness of using or redistributing the Work and assume any</text:p>
        <text:p text:style-name="Preformatted_20_Text"><text:s text:c="6"/>risks associated with Your exercise of permissions under this License.</text:p>
        <text:p text:style-name="Preformatted_20_Text"/>
        <text:p text:style-name="Preformatted_20_Text"><text:s text:c="3"/>8. Limitation of Liability. In no event and under no legal theory,</text:p>
        <text:p text:style-name="Preformatted_20_Text"><text:s text:c="6"/>whether in tort (including negligence), contract, or otherwise,</text:p>
        <text:p text:style-name="Preformatted_20_Text"><text:s text:c="6"/>unless required by applicable law (such as deliberate and grossly</text:p>
        <text:p text:style-name="Preformatted_20_Text"><text:s text:c="6"/>negligent acts) or agreed to in writing, shall any Contributor be</text:p>
        <text:p text:style-name="Preformatted_20_Text"><text:s text:c="6"/>liable to You for damages, including any direct, indirect, special,</text:p>
        <text:p text:style-name="Preformatted_20_Text"><text:s text:c="6"/>incidental, or consequential damages of any character arising as a</text:p>
        <text:p text:style-name="Preformatted_20_Text"><text:s text:c="6"/>result of this License or out of the use or inability to use the</text:p>
        <text:p text:style-name="Preformatted_20_Text"><text:s text:c="6"/>Work (including but not limited to damages for loss of goodwill,</text:p>
        <text:p text:style-name="Preformatted_20_Text"><text:s text:c="6"/>work stoppage, computer failure or malfunction, or any and all</text:p>
        <text:p text:style-name="Preformatted_20_Text"><text:s text:c="6"/>other commercial damages or losses), even if such Contributor</text:p>
        <text:p text:style-name="Preformatted_20_Text"><text:s text:c="6"/>has been advised of the possibility of such damages.</text:p>
        <text:p text:style-name="Preformatted_20_Text"/>
        <text:p text:style-name="Preformatted_20_Text"><text:s text:c="3"/>9. Accepting Warranty or Additional Liability. While redistributing</text:p>
        <text:p text:style-name="Preformatted_20_Text"><text:soft-page-break/><text:s text:c="6"/>the Work or Derivative Works thereof, You may choose to offer,</text:p>
        <text:p text:style-name="Preformatted_20_Text"><text:s text:c="6"/>and charge a fee for, acceptance of support, warranty, indemnity,</text:p>
        <text:p text:style-name="Preformatted_20_Text"><text:s text:c="6"/>or other liability obligations and/or rights consistent with this</text:p>
        <text:p text:style-name="Preformatted_20_Text"><text:s text:c="6"/>License. However, in accepting such obligations, You may act only</text:p>
        <text:p text:style-name="Preformatted_20_Text"><text:s text:c="6"/>on Your own behalf and on Your sole responsibility, not on behalf</text:p>
        <text:p text:style-name="Preformatted_20_Text"><text:s text:c="6"/>of any other Contributor, and only if You agree to indemnify,</text:p>
        <text:p text:style-name="Preformatted_20_Text"><text:s text:c="6"/>defend, and hold each Contributor harmless for any liability</text:p>
        <text:p text:style-name="Preformatted_20_Text"><text:s text:c="6"/>incurred by, or claims asserted against, such Contributor by reason</text:p>
        <text:p text:style-name="Preformatted_20_Text"><text:s text:c="6"/>of your accepting any such warranty or additional liability.</text:p>
        <text:p text:style-name="Preformatted_20_Text"/>
        <text:p text:style-name="Preformatted_20_Text"><text:s text:c="3"/>END OF TERMS AND CONDITIONS</text:p>
        <text:p text:style-name="Preformatted_20_Text"/>
        <text:p text:style-name="Preformatted_20_Text"><text:s text:c="3"/>APPENDIX: How to apply the Apache License to your work.</text:p>
        <text:p text:style-name="Preformatted_20_Text"/>
        <text:p text:style-name="Preformatted_20_Text"><text:s text:c="6"/>To apply the Apache License to your work, attach the following</text:p>
        <text:p text:style-name="Preformatted_20_Text"><text:s text:c="6"/>boilerplate notice, with the fields enclosed by brackets "[]"</text:p>
        <text:p text:style-name="Preformatted_20_Text"><text:s text:c="6"/>replaced with your own identifying information. (Don't include</text:p>
        <text:p text:style-name="Preformatted_20_Text"><text:s text:c="6"/>the brackets!) <text:s/>The text should be enclosed in the appropriate</text:p>
        <text:p text:style-name="Preformatted_20_Text"><text:s text:c="6"/>comment syntax for the file format. We also recommend that a</text:p>
        <text:p text:style-name="Preformatted_20_Text"><text:s text:c="6"/>file or class name and description of purpose be included on the</text:p>
        <text:p text:style-name="Preformatted_20_Text"><text:s text:c="6"/>same "printed page" as the copyright notice for easier</text:p>
        <text:p text:style-name="Preformatted_20_Text"><text:s text:c="6"/>identification within third-party archives.</text:p>
        <text:p text:style-name="Preformatted_20_Text"/>
        <text:p text:style-name="Preformatted_20_Text"><text:s text:c="3"/>Copyright [yyyy] [name of copyright owner]</text:p>
        <text:p text:style-name="Preformatted_20_Text"/>
        <text:p text:style-name="Preformatted_20_Text"><text:s text:c="3"/>Licensed under the Apache License, Version 2.0 (the "License");</text:p>
        <text:p text:style-name="Preformatted_20_Text"><text:s text:c="3"/>you may not use this file except in compliance with the License.</text:p>
        <text:p text:style-name="Preformatted_20_Text"><text:s text:c="3"/>You may obtain a copy of the License at</text:p>
        <text:p text:style-name="Preformatted_20_Text"/>
        <text:p text:style-name="Preformatted_20_Text"><text:s text:c="7"/>http://www.apache.org/licenses/LICENSE-2.0</text:p>
        <text:p text:style-name="Preformatted_20_Text"/>
        <text:p text:style-name="Preformatted_20_Text"><text:s text:c="3"/>Unless required by applicable law or agreed to in writing, software</text:p>
        <text:p text:style-name="Preformatted_20_Text"><text:s text:c="3"/>distributed under the License is distributed on an "AS IS" BASIS,</text:p>
        <text:p text:style-name="Preformatted_20_Text"><text:s text:c="3"/>WITHOUT WARRANTIES OR CONDITIONS OF ANY KIND, either express or implied.</text:p>
        <text:p text:style-name="Preformatted_20_Text"><text:s text:c="3"/>See the License for the specific language governing permissions and</text:p>
        <text:p text:style-name="Preformatted_20_Text"><text:s text:c="3"/>limitations under the License.</text:p>
      </text:section>
      <text:p text:style-name="P9"/>
      <text:p text:style-name="P7"/>
      <text:h text:style-name="P12" text:outline-level="1"><text:bookmark-start text:name="__RefHeading___Toc4536_1027729603"/><text:a xlink:type="simple" xlink:href="https://github.com/elementary/icons" text:style-name="Internet_20_link" text:visited-style-name="Visited_20_Internet_20_Link">elementary Icons</text:a><text:bookmark-end text:name="__RefHeading___Toc4536_1027729603"/></text:h>
      <text:section text:style-name="Sect1" text:name="elementary Icons" text:protected="true">
        <text:section-source xlink:href="../public/images/elementary-icons/COPYING"/>
        <text:p text:style-name="Preformatted_20_Text"><text:s text:c="20"/>GNU GENERAL PUBLIC LICENSE</text:p>
        <text:p text:style-name="Preformatted_20_Text"><text:s text:c="23"/>Version 3, 29 June 2007</text:p>
        <text:p text:style-name="Preformatted_20_Text"/>
        <text:p text:style-name="Preformatted_20_Text"><text:s/>Copyright (C) 2007 Free Software Foundation, Inc. &lt;http://fsf.org/&gt;</text:p>
        <text:p text:style-name="Preformatted_20_Text"><text:s/>Everyone is permitted to copy and distribute verbatim copies</text:p>
        <text:p text:style-name="Preformatted_20_Text"><text:s/>of this license document, but changing it is not allowed.</text:p>
        <text:p text:style-name="Preformatted_20_Text"/>
        <text:p text:style-name="Preformatted_20_Text"><text:s text:c="28"/>Preamble</text:p>
        <text:p text:style-name="Preformatted_20_Text"/>
        <text:p text:style-name="Preformatted_20_Text"><text:s text:c="2"/>The GNU General Public License is a free, copyleft license for</text:p>
        <text:p text:style-name="Preformatted_20_Text">software and other kinds of works.</text:p>
        <text:p text:style-name="Preformatted_20_Text"/>
        <text:p text:style-name="Preformatted_20_Text"><text:s text:c="2"/>The licenses for most software and other practical works are designed</text:p>
        <text:p text:style-name="Preformatted_20_Text">to take away your freedom to share and change the works. <text:s/>By contrast,</text:p>
        <text:p text:style-name="Preformatted_20_Text">the GNU General Public License is intended to guarantee your freedom to</text:p>
        <text:p text:style-name="Preformatted_20_Text">share and change all versions of a program--to make sure it remains free</text:p>
        <text:p text:style-name="Preformatted_20_Text">software for all its users. <text:s/>We, the Free Software Foundation, use the</text:p>
        <text:p text:style-name="Preformatted_20_Text">GNU General Public License for most of our software; it applies also to</text:p>
        <text:p text:style-name="Preformatted_20_Text">any other work released this way by its authors. <text:s/>You can apply it to</text:p>
        <text:p text:style-name="Preformatted_20_Text">your programs, too.</text:p>
        <text:p text:style-name="Preformatted_20_Text"/>
        <text:p text:style-name="Preformatted_20_Text"><text:s text:c="2"/>When we speak of free software, we are referring to freedom, not</text:p>
        <text:p text:style-name="Preformatted_20_Text">price. <text:s/>Our General Public Licenses are designed to make sure that you</text:p>
        <text:p text:style-name="Preformatted_20_Text">have the freedom to distribute copies of free software (and charge for</text:p>
        <text:p text:style-name="Preformatted_20_Text">them if you wish), that you receive source code or can get it if you</text:p>
        <text:p text:style-name="Preformatted_20_Text">want it, that you can change the software or use pieces of it in new</text:p>
        <text:p text:style-name="Preformatted_20_Text">free programs, and that you know you can do these things.</text:p>
        <text:p text:style-name="Preformatted_20_Text"/>
        <text:p text:style-name="Preformatted_20_Text"><text:s text:c="2"/>To protect your rights, we need to prevent others from denying you</text:p>
        <text:p text:style-name="Preformatted_20_Text">these rights or asking you to surrender the rights. <text:s/>Therefore, you have</text:p>
        <text:p text:style-name="Preformatted_20_Text">certain responsibilities if you distribute copies of the software, or if</text:p>
        <text:p text:style-name="Preformatted_20_Text">you modify it: responsibilities to respect the freedom of others.</text:p>
        <text:p text:style-name="Preformatted_20_Text"/>
        <text:p text:style-name="Preformatted_20_Text"><text:s text:c="2"/>For example, if you distribute copies of such a program, whether</text:p>
        <text:p text:style-name="Preformatted_20_Text">gratis or for a fee, you must pass on to the recipients the same</text:p>
        <text:p text:style-name="Preformatted_20_Text">freedoms that you received. <text:s/>You must make sure that they, too, receive</text:p>
        <text:p text:style-name="Preformatted_20_Text">or can get the source code. <text:s/>And you must show them these terms so they</text:p>
        <text:p text:style-name="Preformatted_20_Text">know their rights.</text:p>
        <text:p text:style-name="Preformatted_20_Text"/>
        <text:p text:style-name="Preformatted_20_Text"><text:s text:c="2"/>Developers that use the GNU GPL protect your rights with two steps:</text:p>
        <text:p text:style-name="Preformatted_20_Text">(1) assert copyright on the software, and (2) offer you this License</text:p>
        <text:p text:style-name="Preformatted_20_Text">giving you legal permission to copy, distribute and/or modify it.</text:p>
        <text:p text:style-name="Preformatted_20_Text"/>
        <text:p text:style-name="Preformatted_20_Text"><text:s text:c="2"/>For the developers' and authors' protection, the GPL clearly explains</text:p>
        <text:p text:style-name="Preformatted_20_Text">that there is no warranty for this free software. <text:s/>For both users' and</text:p>
        <text:p text:style-name="Preformatted_20_Text">authors' sake, the GPL requires that modified versions be marked as</text:p>
        <text:p text:style-name="Preformatted_20_Text">changed, so that their problems will not be attributed erroneously to</text:p>
        <text:p text:style-name="Preformatted_20_Text">authors of previous versions.</text:p>
        <text:p text:style-name="Preformatted_20_Text"/>
        <text:p text:style-name="Preformatted_20_Text"><text:s text:c="2"/>Some devices are designed to deny users access to install or run</text:p>
        <text:p text:style-name="Preformatted_20_Text">modified versions of the software inside them, although the manufacturer</text:p>
        <text:p text:style-name="Preformatted_20_Text">can do so. <text:s/>This is fundamentally incompatible with the aim of</text:p>
        <text:p text:style-name="Preformatted_20_Text">protecting users' freedom to change the software. <text:s/>The systematic</text:p>
        <text:p text:style-name="Preformatted_20_Text"><text:soft-page-break/>pattern of such abuse occurs in the area of products for individuals to</text:p>
        <text:p text:style-name="Preformatted_20_Text">use, which is precisely where it is most unacceptable. <text:s/>Therefore, we</text:p>
        <text:p text:style-name="Preformatted_20_Text">have designed this version of the GPL to prohibit the practice for those</text:p>
        <text:p text:style-name="Preformatted_20_Text">products. <text:s/>If such problems arise substantially in other domains, we</text:p>
        <text:p text:style-name="Preformatted_20_Text">stand ready to extend this provision to those domains in future versions</text:p>
        <text:p text:style-name="Preformatted_20_Text">of the GPL, as needed to protect the freedom of users.</text:p>
        <text:p text:style-name="Preformatted_20_Text"/>
        <text:p text:style-name="Preformatted_20_Text"><text:s text:c="2"/>Finally, every program is threatened constantly by software patents.</text:p>
        <text:p text:style-name="Preformatted_20_Text">States should not allow patents to restrict development and use of</text:p>
        <text:p text:style-name="Preformatted_20_Text">software on general-purpose computers, but in those that do, we wish to</text:p>
        <text:p text:style-name="Preformatted_20_Text">avoid the special danger that patents applied to a free program could</text:p>
        <text:p text:style-name="Preformatted_20_Text">make it effectively proprietary. <text:s/>To prevent this, the GPL assures that</text:p>
        <text:p text:style-name="Preformatted_20_Text">patents cannot be used to render the program non-free.</text:p>
        <text:p text:style-name="Preformatted_20_Text"/>
        <text:p text:style-name="Preformatted_20_Text"><text:s text:c="2"/>The precise terms and conditions for copying, distribution and</text:p>
        <text:p text:style-name="Preformatted_20_Text">modification follow.</text:p>
        <text:p text:style-name="Preformatted_20_Text"/>
        <text:p text:style-name="Preformatted_20_Text"><text:s text:c="23"/>TERMS AND CONDITIONS</text:p>
        <text:p text:style-name="Preformatted_20_Text"/>
        <text:p text:style-name="Preformatted_20_Text"><text:s text:c="2"/>0. Definitions.</text:p>
        <text:p text:style-name="Preformatted_20_Text"/>
        <text:p text:style-name="Preformatted_20_Text"><text:s text:c="2"/>"This License" refers to version 3 of the GNU General Public License.</text:p>
        <text:p text:style-name="Preformatted_20_Text"/>
        <text:p text:style-name="Preformatted_20_Text"><text:s text:c="2"/>"Copyright" also means copyright-like laws that apply to other kinds of</text:p>
        <text:p text:style-name="Preformatted_20_Text">works, such as semiconductor masks.</text:p>
        <text:p text:style-name="Preformatted_20_Text"/>
        <text:p text:style-name="Preformatted_20_Text"><text:s text:c="2"/>"The Program" refers to any copyrightable work licensed under this</text:p>
        <text:p text:style-name="Preformatted_20_Text">License. <text:s/>Each licensee is addressed as "you". <text:s/>"Licensees" and</text:p>
        <text:p text:style-name="Preformatted_20_Text">"recipients" may be individuals or organizations.</text:p>
        <text:p text:style-name="Preformatted_20_Text"/>
        <text:p text:style-name="Preformatted_20_Text"><text:s text:c="2"/>To "modify" a work means to copy from or adapt all or part of the work</text:p>
        <text:p text:style-name="Preformatted_20_Text">in a fashion requiring copyright permission, other than the making of an</text:p>
        <text:p text:style-name="Preformatted_20_Text">exact copy. <text:s/>The resulting work is called a "modified version" of the</text:p>
        <text:p text:style-name="Preformatted_20_Text">earlier work or a work "based on" the earlier work.</text:p>
        <text:p text:style-name="Preformatted_20_Text"/>
        <text:p text:style-name="Preformatted_20_Text"><text:s text:c="2"/>A "covered work" means either the unmodified Program or a work based</text:p>
        <text:p text:style-name="Preformatted_20_Text">on the Program.</text:p>
        <text:p text:style-name="Preformatted_20_Text"/>
        <text:p text:style-name="Preformatted_20_Text"><text:s text:c="2"/>To "propagate" a work means to do anything with it that, without</text:p>
        <text:p text:style-name="Preformatted_20_Text">permission, would make you directly or secondarily liable for</text:p>
        <text:p text:style-name="Preformatted_20_Text">infringement under applicable copyright law, except executing it on a</text:p>
        <text:p text:style-name="Preformatted_20_Text">computer or modifying a private copy. <text:s/>Propagation includes copying,</text:p>
        <text:p text:style-name="Preformatted_20_Text">distribution (with or without modification), making available to the</text:p>
        <text:p text:style-name="Preformatted_20_Text">public, and in some countries other activities as well.</text:p>
        <text:p text:style-name="Preformatted_20_Text"/>
        <text:p text:style-name="Preformatted_20_Text"><text:s text:c="2"/>To "convey" a work means any kind of propagation that enables other</text:p>
        <text:p text:style-name="Preformatted_20_Text">parties to make or receive copies. <text:s/>Mere interaction with a user through</text:p>
        <text:p text:style-name="Preformatted_20_Text">a computer network, with no transfer of a copy, is not conveying.</text:p>
        <text:p text:style-name="Preformatted_20_Text"/>
        <text:p text:style-name="Preformatted_20_Text"><text:s text:c="2"/>An interactive user interface displays "Appropriate Legal Notices"</text:p>
        <text:p text:style-name="Preformatted_20_Text">to the extent that it includes a convenient and prominently visible</text:p>
        <text:p text:style-name="Preformatted_20_Text">feature that (1) displays an appropriate copyright notice, and (2)</text:p>
        <text:p text:style-name="Preformatted_20_Text">tells the user that there is no warranty for the work (except to the</text:p>
        <text:p text:style-name="Preformatted_20_Text">extent that warranties are provided), that licensees may convey the</text:p>
        <text:p text:style-name="Preformatted_20_Text">work under this License, and how to view a copy of this License. <text:s/>If</text:p>
        <text:p text:style-name="Preformatted_20_Text">the interface presents a list of user commands or options, such as a</text:p>
        <text:p text:style-name="Preformatted_20_Text">menu, a prominent item in the list meets this criterion.</text:p>
        <text:p text:style-name="Preformatted_20_Text"><text:soft-page-break/></text:p>
        <text:p text:style-name="Preformatted_20_Text"><text:s text:c="2"/>1. Source Code.</text:p>
        <text:p text:style-name="Preformatted_20_Text"/>
        <text:p text:style-name="Preformatted_20_Text"><text:s text:c="2"/>The "source code" for a work means the preferred form of the work</text:p>
        <text:p text:style-name="Preformatted_20_Text">for making modifications to it. <text:s/>"Object code" means any non-source</text:p>
        <text:p text:style-name="Preformatted_20_Text">form of a work.</text:p>
        <text:p text:style-name="Preformatted_20_Text"/>
        <text:p text:style-name="Preformatted_20_Text"><text:s text:c="2"/>A "Standard Interface" means an interface that either is an official</text:p>
        <text:p text:style-name="Preformatted_20_Text">standard defined by a recognized standards body, or, in the case of</text:p>
        <text:p text:style-name="Preformatted_20_Text">interfaces specified for a particular programming language, one that</text:p>
        <text:p text:style-name="Preformatted_20_Text">is widely used among developers working in that language.</text:p>
        <text:p text:style-name="Preformatted_20_Text"/>
        <text:p text:style-name="Preformatted_20_Text"><text:s text:c="2"/>The "System Libraries" of an executable work include anything, other</text:p>
        <text:p text:style-name="Preformatted_20_Text">than the work as a whole, that (a) is included in the normal form of</text:p>
        <text:p text:style-name="Preformatted_20_Text">packaging a Major Component, but which is not part of that Major</text:p>
        <text:p text:style-name="Preformatted_20_Text">Component, and (b) serves only to enable use of the work with that</text:p>
        <text:p text:style-name="Preformatted_20_Text">Major Component, or to implement a Standard Interface for which an</text:p>
        <text:p text:style-name="Preformatted_20_Text">implementation is available to the public in source code form. <text:s/>A</text:p>
        <text:p text:style-name="Preformatted_20_Text">"Major Component", in this context, means a major essential component</text:p>
        <text:p text:style-name="Preformatted_20_Text">(kernel, window system, and so on) of the specific operating system</text:p>
        <text:p text:style-name="Preformatted_20_Text">(if any) on which the executable work runs, or a compiler used to</text:p>
        <text:p text:style-name="Preformatted_20_Text">produce the work, or an object code interpreter used to run it.</text:p>
        <text:p text:style-name="Preformatted_20_Text"/>
        <text:p text:style-name="Preformatted_20_Text"><text:s text:c="2"/>The "Corresponding Source" for a work in object code form means all</text:p>
        <text:p text:style-name="Preformatted_20_Text">the source code needed to generate, install, and (for an executable</text:p>
        <text:p text:style-name="Preformatted_20_Text">work) run the object code and to modify the work, including scripts to</text:p>
        <text:p text:style-name="Preformatted_20_Text">control those activities. <text:s/>However, it does not include the work's</text:p>
        <text:p text:style-name="Preformatted_20_Text">System Libraries, or general-purpose tools or generally available free</text:p>
        <text:p text:style-name="Preformatted_20_Text">programs which are used unmodified in performing those activities but</text:p>
        <text:p text:style-name="Preformatted_20_Text">which are not part of the work. <text:s/>For example, Corresponding Source</text:p>
        <text:p text:style-name="Preformatted_20_Text">includes interface definition files associated with source files for</text:p>
        <text:p text:style-name="Preformatted_20_Text">the work, and the source code for shared libraries and dynamically</text:p>
        <text:p text:style-name="Preformatted_20_Text">linked subprograms that the work is specifically designed to require,</text:p>
        <text:p text:style-name="Preformatted_20_Text">such as by intimate data communication or control flow between those</text:p>
        <text:p text:style-name="Preformatted_20_Text">subprograms and other parts of the work.</text:p>
        <text:p text:style-name="Preformatted_20_Text"/>
        <text:p text:style-name="Preformatted_20_Text"><text:s text:c="2"/>The Corresponding Source need not include anything that users</text:p>
        <text:p text:style-name="Preformatted_20_Text">can regenerate automatically from other parts of the Corresponding</text:p>
        <text:p text:style-name="Preformatted_20_Text">Source.</text:p>
        <text:p text:style-name="Preformatted_20_Text"/>
        <text:p text:style-name="Preformatted_20_Text"><text:s text:c="2"/>The Corresponding Source for a work in source code form is that</text:p>
        <text:p text:style-name="Preformatted_20_Text">same work.</text:p>
        <text:p text:style-name="Preformatted_20_Text"/>
        <text:p text:style-name="Preformatted_20_Text"><text:s text:c="2"/>2. Basic Permissions.</text:p>
        <text:p text:style-name="Preformatted_20_Text"/>
        <text:p text:style-name="Preformatted_20_Text"><text:s text:c="2"/>All rights granted under this License are granted for the term of</text:p>
        <text:p text:style-name="Preformatted_20_Text">copyright on the Program, and are irrevocable provided the stated</text:p>
        <text:p text:style-name="Preformatted_20_Text">conditions are met. <text:s/>This License explicitly affirms your unlimited</text:p>
        <text:p text:style-name="Preformatted_20_Text">permission to run the unmodified Program. <text:s/>The output from running a</text:p>
        <text:p text:style-name="Preformatted_20_Text">covered work is covered by this License only if the output, given its</text:p>
        <text:p text:style-name="Preformatted_20_Text">content, constitutes a covered work. <text:s/>This License acknowledges your</text:p>
        <text:p text:style-name="Preformatted_20_Text">rights of fair use or other equivalent, as provided by copyright law.</text:p>
        <text:p text:style-name="Preformatted_20_Text"/>
        <text:p text:style-name="Preformatted_20_Text"><text:s text:c="2"/>You may make, run and propagate covered works that you do not</text:p>
        <text:p text:style-name="Preformatted_20_Text">convey, without conditions so long as your license otherwise remains</text:p>
        <text:p text:style-name="Preformatted_20_Text">in force. <text:s/>You may convey covered works to others for the sole purpose</text:p>
        <text:p text:style-name="Preformatted_20_Text">of having them make modifications exclusively for you, or provide you</text:p>
        <text:p text:style-name="Preformatted_20_Text"><text:soft-page-break/>with facilities for running those works, provided that you comply with</text:p>
        <text:p text:style-name="Preformatted_20_Text">the terms of this License in conveying all material for which you do</text:p>
        <text:p text:style-name="Preformatted_20_Text">not control copyright. <text:s/>Those thus making or running the covered works</text:p>
        <text:p text:style-name="Preformatted_20_Text">for you must do so exclusively on your behalf, under your direction</text:p>
        <text:p text:style-name="Preformatted_20_Text">and control, on terms that prohibit them from making any copies of</text:p>
        <text:p text:style-name="Preformatted_20_Text">your copyrighted material outside their relationship with you.</text:p>
        <text:p text:style-name="Preformatted_20_Text"/>
        <text:p text:style-name="Preformatted_20_Text"><text:s text:c="2"/>Conveying under any other circumstances is permitted solely under</text:p>
        <text:p text:style-name="Preformatted_20_Text">the conditions stated below. <text:s/>Sublicensing is not allowed; section 10</text:p>
        <text:p text:style-name="Preformatted_20_Text">makes it unnecessary.</text:p>
        <text:p text:style-name="Preformatted_20_Text"/>
        <text:p text:style-name="Preformatted_20_Text"><text:s text:c="2"/>3. Protecting Users' Legal Rights From Anti-Circumvention Law.</text:p>
        <text:p text:style-name="Preformatted_20_Text"/>
        <text:p text:style-name="Preformatted_20_Text"><text:s text:c="2"/>No covered work shall be deemed part of an effective technological</text:p>
        <text:p text:style-name="Preformatted_20_Text">measure under any applicable law fulfilling obligations under article</text:p>
        <text:p text:style-name="Preformatted_20_Text">11 of the WIPO copyright treaty adopted on 20 December 1996, or</text:p>
        <text:p text:style-name="Preformatted_20_Text">similar laws prohibiting or restricting circumvention of such</text:p>
        <text:p text:style-name="Preformatted_20_Text">measures.</text:p>
        <text:p text:style-name="Preformatted_20_Text"/>
        <text:p text:style-name="Preformatted_20_Text"><text:s text:c="2"/>When you convey a covered work, you waive any legal power to forbid</text:p>
        <text:p text:style-name="Preformatted_20_Text">circumvention of technological measures to the extent such circumvention</text:p>
        <text:p text:style-name="Preformatted_20_Text">is effected by exercising rights under this License with respect to</text:p>
        <text:p text:style-name="Preformatted_20_Text">the covered work, and you disclaim any intention to limit operation or</text:p>
        <text:p text:style-name="Preformatted_20_Text">modification of the work as a means of enforcing, against the work's</text:p>
        <text:p text:style-name="Preformatted_20_Text">users, your or third parties' legal rights to forbid circumvention of</text:p>
        <text:p text:style-name="Preformatted_20_Text">technological measures.</text:p>
        <text:p text:style-name="Preformatted_20_Text"/>
        <text:p text:style-name="Preformatted_20_Text"><text:s text:c="2"/>4. Conveying Verbatim Copies.</text:p>
        <text:p text:style-name="Preformatted_20_Text"/>
        <text:p text:style-name="Preformatted_20_Text"><text:s text:c="2"/>You may convey verbatim copies of the Program's source code as you</text:p>
        <text:p text:style-name="Preformatted_20_Text">receive it, in any medium, provided that you conspicuously and</text:p>
        <text:p text:style-name="Preformatted_20_Text">appropriately publish on each copy an appropriate copyright notice;</text:p>
        <text:p text:style-name="Preformatted_20_Text">keep intact all notices stating that this License and any</text:p>
        <text:p text:style-name="Preformatted_20_Text">non-permissive terms added in accord with section 7 apply to the code;</text:p>
        <text:p text:style-name="Preformatted_20_Text">keep intact all notices of the absence of any warranty; and give all</text:p>
        <text:p text:style-name="Preformatted_20_Text">recipients a copy of this License along with the Program.</text:p>
        <text:p text:style-name="Preformatted_20_Text"/>
        <text:p text:style-name="Preformatted_20_Text"><text:s text:c="2"/>You may charge any price or no price for each copy that you convey,</text:p>
        <text:p text:style-name="Preformatted_20_Text">and you may offer support or warranty protection for a fee.</text:p>
        <text:p text:style-name="Preformatted_20_Text"/>
        <text:p text:style-name="Preformatted_20_Text"><text:s text:c="2"/>5. Conveying Modified Source Versions.</text:p>
        <text:p text:style-name="Preformatted_20_Text"/>
        <text:p text:style-name="Preformatted_20_Text"><text:s text:c="2"/>You may convey a work based on the Program, or the modifications to</text:p>
        <text:p text:style-name="Preformatted_20_Text">produce it from the Program, in the form of source code under the</text:p>
        <text:p text:style-name="Preformatted_20_Text">terms of section 4, provided that you also meet all of these conditions:</text:p>
        <text:p text:style-name="Preformatted_20_Text"/>
        <text:p text:style-name="Preformatted_20_Text"><text:s text:c="4"/>a) The work must carry prominent notices stating that you modified</text:p>
        <text:p text:style-name="Preformatted_20_Text"><text:s text:c="4"/>it, and giving a relevant date.</text:p>
        <text:p text:style-name="Preformatted_20_Text"/>
        <text:p text:style-name="Preformatted_20_Text"><text:s text:c="4"/>b) The work must carry prominent notices stating that it is</text:p>
        <text:p text:style-name="Preformatted_20_Text"><text:s text:c="4"/>released under this License and any conditions added under section</text:p>
        <text:p text:style-name="Preformatted_20_Text"><text:s text:c="4"/>7. <text:s/>This requirement modifies the requirement in section 4 to</text:p>
        <text:p text:style-name="Preformatted_20_Text"><text:s text:c="4"/>"keep intact all notices".</text:p>
        <text:p text:style-name="Preformatted_20_Text"/>
        <text:p text:style-name="Preformatted_20_Text"><text:s text:c="4"/>c) You must license the entire work, as a whole, under this</text:p>
        <text:p text:style-name="Preformatted_20_Text"><text:s text:c="4"/>License to anyone who comes into possession of a copy. <text:s/>This</text:p>
        <text:p text:style-name="Preformatted_20_Text"><text:s text:c="4"/>License will therefore apply, along with any applicable section 7</text:p>
        <text:p text:style-name="Preformatted_20_Text"><text:soft-page-break/><text:s text:c="4"/>additional terms, to the whole of the work, and all its parts,</text:p>
        <text:p text:style-name="Preformatted_20_Text"><text:s text:c="4"/>regardless of how they are packaged. <text:s/>This License gives no</text:p>
        <text:p text:style-name="Preformatted_20_Text"><text:s text:c="4"/>permission to license the work in any other way, but it does not</text:p>
        <text:p text:style-name="Preformatted_20_Text"><text:s text:c="4"/>invalidate such permission if you have separately received it.</text:p>
        <text:p text:style-name="Preformatted_20_Text"/>
        <text:p text:style-name="Preformatted_20_Text"><text:s text:c="4"/>d) If the work has interactive user interfaces, each must display</text:p>
        <text:p text:style-name="Preformatted_20_Text"><text:s text:c="4"/>Appropriate Legal Notices; however, if the Program has interactive</text:p>
        <text:p text:style-name="Preformatted_20_Text"><text:s text:c="4"/>interfaces that do not display Appropriate Legal Notices, your</text:p>
        <text:p text:style-name="Preformatted_20_Text"><text:s text:c="4"/>work need not make them do so.</text:p>
        <text:p text:style-name="Preformatted_20_Text"/>
        <text:p text:style-name="Preformatted_20_Text"><text:s text:c="2"/>A compilation of a covered work with other separate and independent</text:p>
        <text:p text:style-name="Preformatted_20_Text">works, which are not by their nature extensions of the covered work,</text:p>
        <text:p text:style-name="Preformatted_20_Text">and which are not combined with it such as to form a larger program,</text:p>
        <text:p text:style-name="Preformatted_20_Text">in or on a volume of a storage or distribution medium, is called an</text:p>
        <text:p text:style-name="Preformatted_20_Text">"aggregate" if the compilation and its resulting copyright are not</text:p>
        <text:p text:style-name="Preformatted_20_Text">used to limit the access or legal rights of the compilation's users</text:p>
        <text:p text:style-name="Preformatted_20_Text">beyond what the individual works permit. <text:s/>Inclusion of a covered work</text:p>
        <text:p text:style-name="Preformatted_20_Text">in an aggregate does not cause this License to apply to the other</text:p>
        <text:p text:style-name="Preformatted_20_Text">parts of the aggregate.</text:p>
        <text:p text:style-name="Preformatted_20_Text"/>
        <text:p text:style-name="Preformatted_20_Text"><text:s text:c="2"/>6. Conveying Non-Source Forms.</text:p>
        <text:p text:style-name="Preformatted_20_Text"/>
        <text:p text:style-name="Preformatted_20_Text"><text:s text:c="2"/>You may convey a covered work in object code form under the terms</text:p>
        <text:p text:style-name="Preformatted_20_Text">of sections 4 and 5, provided that you also convey the</text:p>
        <text:p text:style-name="Preformatted_20_Text">machine-readable Corresponding Source under the terms of this License,</text:p>
        <text:p text:style-name="Preformatted_20_Text">in one of these ways:</text:p>
        <text:p text:style-name="Preformatted_20_Text"/>
        <text:p text:style-name="Preformatted_20_Text"><text:s text:c="4"/>a) Convey the object code in, or embodied in, a physical product</text:p>
        <text:p text:style-name="Preformatted_20_Text"><text:s text:c="4"/>(including a physical distribution medium), accompanied by the</text:p>
        <text:p text:style-name="Preformatted_20_Text"><text:s text:c="4"/>Corresponding Source fixed on a durable physical medium</text:p>
        <text:p text:style-name="Preformatted_20_Text"><text:s text:c="4"/>customarily used for software interchange.</text:p>
        <text:p text:style-name="Preformatted_20_Text"/>
        <text:p text:style-name="Preformatted_20_Text"><text:s text:c="4"/>b) Convey the object code in, or embodied in, a physical product</text:p>
        <text:p text:style-name="Preformatted_20_Text"><text:s text:c="4"/>(including a physical distribution medium), accompanied by a</text:p>
        <text:p text:style-name="Preformatted_20_Text"><text:s text:c="4"/>written offer, valid for at least three years and valid for as</text:p>
        <text:p text:style-name="Preformatted_20_Text"><text:s text:c="4"/>long as you offer spare parts or customer support for that product</text:p>
        <text:p text:style-name="Preformatted_20_Text"><text:s text:c="4"/>model, to give anyone who possesses the object code either (1) a</text:p>
        <text:p text:style-name="Preformatted_20_Text"><text:s text:c="4"/>copy of the Corresponding Source for all the software in the</text:p>
        <text:p text:style-name="Preformatted_20_Text"><text:s text:c="4"/>product that is covered by this License, on a durable physical</text:p>
        <text:p text:style-name="Preformatted_20_Text"><text:s text:c="4"/>medium customarily used for software interchange, for a price no</text:p>
        <text:p text:style-name="Preformatted_20_Text"><text:s text:c="4"/>more than your reasonable cost of physically performing this</text:p>
        <text:p text:style-name="Preformatted_20_Text"><text:s text:c="4"/>conveying of source, or (2) access to copy the</text:p>
        <text:p text:style-name="Preformatted_20_Text"><text:s text:c="4"/>Corresponding Source from a network server at no charge.</text:p>
        <text:p text:style-name="Preformatted_20_Text"/>
        <text:p text:style-name="Preformatted_20_Text"><text:s text:c="4"/>c) Convey individual copies of the object code with a copy of the</text:p>
        <text:p text:style-name="Preformatted_20_Text"><text:s text:c="4"/>written offer to provide the Corresponding Source. <text:s/>This</text:p>
        <text:p text:style-name="Preformatted_20_Text"><text:s text:c="4"/>alternative is allowed only occasionally and noncommercially, and</text:p>
        <text:p text:style-name="Preformatted_20_Text"><text:s text:c="4"/>only if you received the object code with such an offer, in accord</text:p>
        <text:p text:style-name="Preformatted_20_Text"><text:s text:c="4"/>with subsection 6b.</text:p>
        <text:p text:style-name="Preformatted_20_Text"/>
        <text:p text:style-name="Preformatted_20_Text"><text:s text:c="4"/>d) Convey the object code by offering access from a designated</text:p>
        <text:p text:style-name="Preformatted_20_Text"><text:s text:c="4"/>place (gratis or for a charge), and offer equivalent access to the</text:p>
        <text:p text:style-name="Preformatted_20_Text"><text:s text:c="4"/>Corresponding Source in the same way through the same place at no</text:p>
        <text:p text:style-name="Preformatted_20_Text"><text:s text:c="4"/>further charge. <text:s/>You need not require recipients to copy the</text:p>
        <text:p text:style-name="Preformatted_20_Text"><text:s text:c="4"/>Corresponding Source along with the object code. <text:s/>If the place to</text:p>
        <text:p text:style-name="Preformatted_20_Text"><text:s text:c="4"/>copy the object code is a network server, the Corresponding Source</text:p>
        <text:p text:style-name="Preformatted_20_Text"><text:s text:c="4"/>may be on a different server (operated by you or a third party)</text:p>
        <text:p text:style-name="Preformatted_20_Text"><text:soft-page-break/><text:s text:c="4"/>that supports equivalent copying facilities, provided you maintain</text:p>
        <text:p text:style-name="Preformatted_20_Text"><text:s text:c="4"/>clear directions next to the object code saying where to find the</text:p>
        <text:p text:style-name="Preformatted_20_Text"><text:s text:c="4"/>Corresponding Source. <text:s/>Regardless of what server hosts the</text:p>
        <text:p text:style-name="Preformatted_20_Text"><text:s text:c="4"/>Corresponding Source, you remain obligated to ensure that it is</text:p>
        <text:p text:style-name="Preformatted_20_Text"><text:s text:c="4"/>available for as long as needed to satisfy these requirements.</text:p>
        <text:p text:style-name="Preformatted_20_Text"/>
        <text:p text:style-name="Preformatted_20_Text"><text:s text:c="4"/>e) Convey the object code using peer-to-peer transmission, provided</text:p>
        <text:p text:style-name="Preformatted_20_Text"><text:s text:c="4"/>you inform other peers where the object code and Corresponding</text:p>
        <text:p text:style-name="Preformatted_20_Text"><text:s text:c="4"/>Source of the work are being offered to the general public at no</text:p>
        <text:p text:style-name="Preformatted_20_Text"><text:s text:c="4"/>charge under subsection 6d.</text:p>
        <text:p text:style-name="Preformatted_20_Text"/>
        <text:p text:style-name="Preformatted_20_Text"><text:s text:c="2"/>A separable portion of the object code, whose source code is excluded</text:p>
        <text:p text:style-name="Preformatted_20_Text">from the Corresponding Source as a System Library, need not be</text:p>
        <text:p text:style-name="Preformatted_20_Text">included in conveying the object code work.</text:p>
        <text:p text:style-name="Preformatted_20_Text"/>
        <text:p text:style-name="Preformatted_20_Text"><text:s text:c="2"/>A "User Product" is either (1) a "consumer product", which means any</text:p>
        <text:p text:style-name="Preformatted_20_Text">tangible personal property which is normally used for personal, family,</text:p>
        <text:p text:style-name="Preformatted_20_Text">or household purposes, or (2) anything designed or sold for incorporation</text:p>
        <text:p text:style-name="Preformatted_20_Text">into a dwelling. <text:s/>In determining whether a product is a consumer product,</text:p>
        <text:p text:style-name="Preformatted_20_Text">doubtful cases shall be resolved in favor of coverage. <text:s/>For a particular</text:p>
        <text:p text:style-name="Preformatted_20_Text">product received by a particular user, "normally used" refers to a</text:p>
        <text:p text:style-name="Preformatted_20_Text">typical or common use of that class of product, regardless of the status</text:p>
        <text:p text:style-name="Preformatted_20_Text">of the particular user or of the way in which the particular user</text:p>
        <text:p text:style-name="Preformatted_20_Text">actually uses, or expects or is expected to use, the product. <text:s/>A product</text:p>
        <text:p text:style-name="Preformatted_20_Text">is a consumer product regardless of whether the product has substantial</text:p>
        <text:p text:style-name="Preformatted_20_Text">commercial, industrial or non-consumer uses, unless such uses represent</text:p>
        <text:p text:style-name="Preformatted_20_Text">the only significant mode of use of the product.</text:p>
        <text:p text:style-name="Preformatted_20_Text"/>
        <text:p text:style-name="Preformatted_20_Text"><text:s text:c="2"/>"Installation Information" for a User Product means any methods,</text:p>
        <text:p text:style-name="Preformatted_20_Text">procedures, authorization keys, or other information required to install</text:p>
        <text:p text:style-name="Preformatted_20_Text">and execute modified versions of a covered work in that User Product from</text:p>
        <text:p text:style-name="Preformatted_20_Text">a modified version of its Corresponding Source. <text:s/>The information must</text:p>
        <text:p text:style-name="Preformatted_20_Text">suffice to ensure that the continued functioning of the modified object</text:p>
        <text:p text:style-name="Preformatted_20_Text">code is in no case prevented or interfered with solely because</text:p>
        <text:p text:style-name="Preformatted_20_Text">modification has been made.</text:p>
        <text:p text:style-name="Preformatted_20_Text"/>
        <text:p text:style-name="Preformatted_20_Text"><text:s text:c="2"/>If you convey an object code work under this section in, or with, or</text:p>
        <text:p text:style-name="Preformatted_20_Text">specifically for use in, a User Product, and the conveying occurs as</text:p>
        <text:p text:style-name="Preformatted_20_Text">part of a transaction in which the right of possession and use of the</text:p>
        <text:p text:style-name="Preformatted_20_Text">User Product is transferred to the recipient in perpetuity or for a</text:p>
        <text:p text:style-name="Preformatted_20_Text">fixed term (regardless of how the transaction is characterized), the</text:p>
        <text:p text:style-name="Preformatted_20_Text">Corresponding Source conveyed under this section must be accompanied</text:p>
        <text:p text:style-name="Preformatted_20_Text">by the Installation Information. <text:s/>But this requirement does not apply</text:p>
        <text:p text:style-name="Preformatted_20_Text">if neither you nor any third party retains the ability to install</text:p>
        <text:p text:style-name="Preformatted_20_Text">modified object code on the User Product (for example, the work has</text:p>
        <text:p text:style-name="Preformatted_20_Text">been installed in ROM).</text:p>
        <text:p text:style-name="Preformatted_20_Text"/>
        <text:p text:style-name="Preformatted_20_Text"><text:s text:c="2"/>The requirement to provide Installation Information does not include a</text:p>
        <text:p text:style-name="Preformatted_20_Text">requirement to continue to provide support service, warranty, or updates</text:p>
        <text:p text:style-name="Preformatted_20_Text">for a work that has been modified or installed by the recipient, or for</text:p>
        <text:p text:style-name="Preformatted_20_Text">the User Product in which it has been modified or installed. <text:s/>Access to a</text:p>
        <text:p text:style-name="Preformatted_20_Text">network may be denied when the modification itself materially and</text:p>
        <text:p text:style-name="Preformatted_20_Text">adversely affects the operation of the network or violates the rules and</text:p>
        <text:p text:style-name="Preformatted_20_Text">protocols for communication across the network.</text:p>
        <text:p text:style-name="Preformatted_20_Text"/>
        <text:p text:style-name="Preformatted_20_Text"><text:s text:c="2"/>Corresponding Source conveyed, and Installation Information provided,</text:p>
        <text:p text:style-name="Preformatted_20_Text">in accord with this section must be in a format that is publicly</text:p>
        <text:p text:style-name="Preformatted_20_Text"><text:soft-page-break/>documented (and with an implementation available to the public in</text:p>
        <text:p text:style-name="Preformatted_20_Text">source code form), and must require no special password or key for</text:p>
        <text:p text:style-name="Preformatted_20_Text">unpacking, reading or copying.</text:p>
        <text:p text:style-name="Preformatted_20_Text"/>
        <text:p text:style-name="Preformatted_20_Text"><text:s text:c="2"/>7. Additional Terms.</text:p>
        <text:p text:style-name="Preformatted_20_Text"/>
        <text:p text:style-name="Preformatted_20_Text"><text:s text:c="2"/>"Additional permissions" are terms that supplement the terms of this</text:p>
        <text:p text:style-name="Preformatted_20_Text">License by making exceptions from one or more of its conditions.</text:p>
        <text:p text:style-name="Preformatted_20_Text">Additional permissions that are applicable to the entire Program shall</text:p>
        <text:p text:style-name="Preformatted_20_Text">be treated as though they were included in this License, to the extent</text:p>
        <text:p text:style-name="Preformatted_20_Text">that they are valid under applicable law. <text:s/>If additional permissions</text:p>
        <text:p text:style-name="Preformatted_20_Text">apply only to part of the Program, that part may be used separately</text:p>
        <text:p text:style-name="Preformatted_20_Text">under those permissions, but the entire Program remains governed by</text:p>
        <text:p text:style-name="Preformatted_20_Text">this License without regard to the additional permissions.</text:p>
        <text:p text:style-name="Preformatted_20_Text"/>
        <text:p text:style-name="Preformatted_20_Text"><text:s text:c="2"/>When you convey a copy of a covered work, you may at your option</text:p>
        <text:p text:style-name="Preformatted_20_Text">remove any additional permissions from that copy, or from any part of</text:p>
        <text:p text:style-name="Preformatted_20_Text">it. <text:s/>(Additional permissions may be written to require their own</text:p>
        <text:p text:style-name="Preformatted_20_Text">removal in certain cases when you modify the work.) <text:s/>You may place</text:p>
        <text:p text:style-name="Preformatted_20_Text">additional permissions on material, added by you to a covered work,</text:p>
        <text:p text:style-name="Preformatted_20_Text">for which you have or can give appropriate copyright permission.</text:p>
        <text:p text:style-name="Preformatted_20_Text"/>
        <text:p text:style-name="Preformatted_20_Text"><text:s text:c="2"/>Notwithstanding any other provision of this License, for material you</text:p>
        <text:p text:style-name="Preformatted_20_Text">add to a covered work, you may (if authorized by the copyright holders of</text:p>
        <text:p text:style-name="Preformatted_20_Text">that material) supplement the terms of this License with terms:</text:p>
        <text:p text:style-name="Preformatted_20_Text"/>
        <text:p text:style-name="Preformatted_20_Text"><text:s text:c="4"/>a) Disclaiming warranty or limiting liability differently from the</text:p>
        <text:p text:style-name="Preformatted_20_Text"><text:s text:c="4"/>terms of sections 15 and 16 of this License; or</text:p>
        <text:p text:style-name="Preformatted_20_Text"/>
        <text:p text:style-name="Preformatted_20_Text"><text:s text:c="4"/>b) Requiring preservation of specified reasonable legal notices or</text:p>
        <text:p text:style-name="Preformatted_20_Text"><text:s text:c="4"/>author attributions in that material or in the Appropriate Legal</text:p>
        <text:p text:style-name="Preformatted_20_Text"><text:s text:c="4"/>Notices displayed by works containing it; or</text:p>
        <text:p text:style-name="Preformatted_20_Text"/>
        <text:p text:style-name="Preformatted_20_Text"><text:s text:c="4"/>c) Prohibiting misrepresentation of the origin of that material, or</text:p>
        <text:p text:style-name="Preformatted_20_Text"><text:s text:c="4"/>requiring that modified versions of such material be marked in</text:p>
        <text:p text:style-name="Preformatted_20_Text"><text:s text:c="4"/>reasonable ways as different from the original version; or</text:p>
        <text:p text:style-name="Preformatted_20_Text"/>
        <text:p text:style-name="Preformatted_20_Text"><text:s text:c="4"/>d) Limiting the use for publicity purposes of names of licensors or</text:p>
        <text:p text:style-name="Preformatted_20_Text"><text:s text:c="4"/>authors of the material; or</text:p>
        <text:p text:style-name="Preformatted_20_Text"/>
        <text:p text:style-name="Preformatted_20_Text"><text:s text:c="4"/>e) Declining to grant rights under trademark law for use of some</text:p>
        <text:p text:style-name="Preformatted_20_Text"><text:s text:c="4"/>trade names, trademarks, or service marks; or</text:p>
        <text:p text:style-name="Preformatted_20_Text"/>
        <text:p text:style-name="Preformatted_20_Text"><text:s text:c="4"/>f) Requiring indemnification of licensors and authors of that</text:p>
        <text:p text:style-name="Preformatted_20_Text"><text:s text:c="4"/>material by anyone who conveys the material (or modified versions of</text:p>
        <text:p text:style-name="Preformatted_20_Text"><text:s text:c="4"/>it) with contractual assumptions of liability to the recipient, for</text:p>
        <text:p text:style-name="Preformatted_20_Text"><text:s text:c="4"/>any liability that these contractual assumptions directly impose on</text:p>
        <text:p text:style-name="Preformatted_20_Text"><text:s text:c="4"/>those licensors and authors.</text:p>
        <text:p text:style-name="Preformatted_20_Text"/>
        <text:p text:style-name="Preformatted_20_Text"><text:s text:c="2"/>All other non-permissive additional terms are considered "further</text:p>
        <text:p text:style-name="Preformatted_20_Text">restrictions" within the meaning of section 10. <text:s/>If the Program as you</text:p>
        <text:p text:style-name="Preformatted_20_Text">received it, or any part of it, contains a notice stating that it is</text:p>
        <text:p text:style-name="Preformatted_20_Text">governed by this License along with a term that is a further</text:p>
        <text:p text:style-name="Preformatted_20_Text">restriction, you may remove that term. <text:s/>If a license document contains</text:p>
        <text:p text:style-name="Preformatted_20_Text">a further restriction but permits relicensing or conveying under this</text:p>
        <text:p text:style-name="Preformatted_20_Text">License, you may add to a covered work material governed by the terms</text:p>
        <text:p text:style-name="Preformatted_20_Text">of that license document, provided that the further restriction does</text:p>
        <text:p text:style-name="Preformatted_20_Text"><text:soft-page-break/>not survive such relicensing or conveying.</text:p>
        <text:p text:style-name="Preformatted_20_Text"/>
        <text:p text:style-name="Preformatted_20_Text"><text:s text:c="2"/>If you add terms to a covered work in accord with this section, you</text:p>
        <text:p text:style-name="Preformatted_20_Text">must place, in the relevant source files, a statement of the</text:p>
        <text:p text:style-name="Preformatted_20_Text">additional terms that apply to those files, or a notice indicating</text:p>
        <text:p text:style-name="Preformatted_20_Text">where to find the applicable terms.</text:p>
        <text:p text:style-name="Preformatted_20_Text"/>
        <text:p text:style-name="Preformatted_20_Text"><text:s text:c="2"/>Additional terms, permissive or non-permissive, may be stated in the</text:p>
        <text:p text:style-name="Preformatted_20_Text">form of a separately written license, or stated as exceptions;</text:p>
        <text:p text:style-name="Preformatted_20_Text">the above requirements apply either way.</text:p>
        <text:p text:style-name="Preformatted_20_Text"/>
        <text:p text:style-name="Preformatted_20_Text"><text:s text:c="2"/>8. Termination.</text:p>
        <text:p text:style-name="Preformatted_20_Text"/>
        <text:p text:style-name="Preformatted_20_Text"><text:s text:c="2"/>You may not propagate or modify a covered work except as expressly</text:p>
        <text:p text:style-name="Preformatted_20_Text">provided under this License. <text:s/>Any attempt otherwise to propagate or</text:p>
        <text:p text:style-name="Preformatted_20_Text">modify it is void, and will automatically terminate your rights under</text:p>
        <text:p text:style-name="Preformatted_20_Text">this License (including any patent licenses granted under the third</text:p>
        <text:p text:style-name="Preformatted_20_Text">paragraph of section 11).</text:p>
        <text:p text:style-name="Preformatted_20_Text"/>
        <text:p text:style-name="Preformatted_20_Text"><text:s text:c="2"/>However, if you cease all violation of this License, then your</text:p>
        <text:p text:style-name="Preformatted_20_Text">license from a particular copyright holder is reinstated (a)</text:p>
        <text:p text:style-name="Preformatted_20_Text">provisionally, unless and until the copyright holder explicitly and</text:p>
        <text:p text:style-name="Preformatted_20_Text">finally terminates your license, and (b) permanently, if the copyright</text:p>
        <text:p text:style-name="Preformatted_20_Text">holder fails to notify you of the violation by some reasonable means</text:p>
        <text:p text:style-name="Preformatted_20_Text">prior to 60 days after the cessation.</text:p>
        <text:p text:style-name="Preformatted_20_Text"/>
        <text:p text:style-name="Preformatted_20_Text"><text:s text:c="2"/>Moreover, your license from a particular copyright holder is</text:p>
        <text:p text:style-name="Preformatted_20_Text">reinstated permanently if the copyright holder notifies you of the</text:p>
        <text:p text:style-name="Preformatted_20_Text">violation by some reasonable means, this is the first time you have</text:p>
        <text:p text:style-name="Preformatted_20_Text">received notice of violation of this License (for any work) from that</text:p>
        <text:p text:style-name="Preformatted_20_Text">copyright holder, and you cure the violation prior to 30 days after</text:p>
        <text:p text:style-name="Preformatted_20_Text">your receipt of the notice.</text:p>
        <text:p text:style-name="Preformatted_20_Text"/>
        <text:p text:style-name="Preformatted_20_Text"><text:s text:c="2"/>Termination of your rights under this section does not terminate the</text:p>
        <text:p text:style-name="Preformatted_20_Text">licenses of parties who have received copies or rights from you under</text:p>
        <text:p text:style-name="Preformatted_20_Text">this License. <text:s/>If your rights have been terminated and not permanently</text:p>
        <text:p text:style-name="Preformatted_20_Text">reinstated, you do not qualify to receive new licenses for the same</text:p>
        <text:p text:style-name="Preformatted_20_Text">material under section 10.</text:p>
        <text:p text:style-name="Preformatted_20_Text"/>
        <text:p text:style-name="Preformatted_20_Text"><text:s text:c="2"/>9. Acceptance Not Required for Having Copies.</text:p>
        <text:p text:style-name="Preformatted_20_Text"/>
        <text:p text:style-name="Preformatted_20_Text"><text:s text:c="2"/>You are not required to accept this License in order to receive or</text:p>
        <text:p text:style-name="Preformatted_20_Text">run a copy of the Program. <text:s/>Ancillary propagation of a covered work</text:p>
        <text:p text:style-name="Preformatted_20_Text">occurring solely as a consequence of using peer-to-peer transmission</text:p>
        <text:p text:style-name="Preformatted_20_Text">to receive a copy likewise does not require acceptance. <text:s/>However,</text:p>
        <text:p text:style-name="Preformatted_20_Text">nothing other than this License grants you permission to propagate or</text:p>
        <text:p text:style-name="Preformatted_20_Text">modify any covered work. <text:s/>These actions infringe copyright if you do</text:p>
        <text:p text:style-name="Preformatted_20_Text">not accept this License. <text:s/>Therefore, by modifying or propagating a</text:p>
        <text:p text:style-name="Preformatted_20_Text">covered work, you indicate your acceptance of this License to do so.</text:p>
        <text:p text:style-name="Preformatted_20_Text"/>
        <text:p text:style-name="Preformatted_20_Text"><text:s text:c="2"/>10. Automatic Licensing of Downstream Recipients.</text:p>
        <text:p text:style-name="Preformatted_20_Text"/>
        <text:p text:style-name="Preformatted_20_Text"><text:s text:c="2"/>Each time you convey a covered work, the recipient automatically</text:p>
        <text:p text:style-name="Preformatted_20_Text">receives a license from the original licensors, to run, modify and</text:p>
        <text:p text:style-name="Preformatted_20_Text">propagate that work, subject to this License. <text:s/>You are not responsible</text:p>
        <text:p text:style-name="Preformatted_20_Text">for enforcing compliance by third parties with this License.</text:p>
        <text:p text:style-name="Preformatted_20_Text"/>
        <text:p text:style-name="Preformatted_20_Text"><text:soft-page-break/><text:s text:c="2"/>An "entity transaction" is a transaction transferring control of an</text:p>
        <text:p text:style-name="Preformatted_20_Text">organization, or substantially all assets of one, or subdividing an</text:p>
        <text:p text:style-name="Preformatted_20_Text">organization, or merging organizations. <text:s/>If propagation of a covered</text:p>
        <text:p text:style-name="Preformatted_20_Text">work results from an entity transaction, each party to that</text:p>
        <text:p text:style-name="Preformatted_20_Text">transaction who receives a copy of the work also receives whatever</text:p>
        <text:p text:style-name="Preformatted_20_Text">licenses to the work the party's predecessor in interest had or could</text:p>
        <text:p text:style-name="Preformatted_20_Text">give under the previous paragraph, plus a right to possession of the</text:p>
        <text:p text:style-name="Preformatted_20_Text">Corresponding Source of the work from the predecessor in interest, if</text:p>
        <text:p text:style-name="Preformatted_20_Text">the predecessor has it or can get it with reasonable efforts.</text:p>
        <text:p text:style-name="Preformatted_20_Text"/>
        <text:p text:style-name="Preformatted_20_Text"><text:s text:c="2"/>You may not impose any further restrictions on the exercise of the</text:p>
        <text:p text:style-name="Preformatted_20_Text">rights granted or affirmed under this License. <text:s/>For example, you may</text:p>
        <text:p text:style-name="Preformatted_20_Text">not impose a license fee, royalty, or other charge for exercise of</text:p>
        <text:p text:style-name="Preformatted_20_Text">rights granted under this License, and you may not initiate litigation</text:p>
        <text:p text:style-name="Preformatted_20_Text">(including a cross-claim or counterclaim in a lawsuit) alleging that</text:p>
        <text:p text:style-name="Preformatted_20_Text">any patent claim is infringed by making, using, selling, offering for</text:p>
        <text:p text:style-name="Preformatted_20_Text">sale, or importing the Program or any portion of it.</text:p>
        <text:p text:style-name="Preformatted_20_Text"/>
        <text:p text:style-name="Preformatted_20_Text"><text:s text:c="2"/>11. Patents.</text:p>
        <text:p text:style-name="Preformatted_20_Text"/>
        <text:p text:style-name="Preformatted_20_Text"><text:s text:c="2"/>A "contributor" is a copyright holder who authorizes use under this</text:p>
        <text:p text:style-name="Preformatted_20_Text">License of the Program or a work on which the Program is based. <text:s/>The</text:p>
        <text:p text:style-name="Preformatted_20_Text">work thus licensed is called the contributor's "contributor version".</text:p>
        <text:p text:style-name="Preformatted_20_Text"/>
        <text:p text:style-name="Preformatted_20_Text"><text:s text:c="2"/>A contributor's "essential patent claims" are all patent claims</text:p>
        <text:p text:style-name="Preformatted_20_Text">owned or controlled by the contributor, whether already acquired or</text:p>
        <text:p text:style-name="Preformatted_20_Text">hereafter acquired, that would be infringed by some manner, permitted</text:p>
        <text:p text:style-name="Preformatted_20_Text">by this License, of making, using, or selling its contributor version,</text:p>
        <text:p text:style-name="Preformatted_20_Text">but do not include claims that would be infringed only as a</text:p>
        <text:p text:style-name="Preformatted_20_Text">consequence of further modification of the contributor version. <text:s/>For</text:p>
        <text:p text:style-name="Preformatted_20_Text">purposes of this definition, "control" includes the right to grant</text:p>
        <text:p text:style-name="Preformatted_20_Text">patent sublicenses in a manner consistent with the requirements of</text:p>
        <text:p text:style-name="Preformatted_20_Text">this License.</text:p>
        <text:p text:style-name="Preformatted_20_Text"/>
        <text:p text:style-name="Preformatted_20_Text"><text:s text:c="2"/>Each contributor grants you a non-exclusive, worldwide, royalty-free</text:p>
        <text:p text:style-name="Preformatted_20_Text">patent license under the contributor's essential patent claims, to</text:p>
        <text:p text:style-name="Preformatted_20_Text">make, use, sell, offer for sale, import and otherwise run, modify and</text:p>
        <text:p text:style-name="Preformatted_20_Text">propagate the contents of its contributor version.</text:p>
        <text:p text:style-name="Preformatted_20_Text"/>
        <text:p text:style-name="Preformatted_20_Text"><text:s text:c="2"/>In the following three paragraphs, a "patent license" is any express</text:p>
        <text:p text:style-name="Preformatted_20_Text">agreement or commitment, however denominated, not to enforce a patent</text:p>
        <text:p text:style-name="Preformatted_20_Text">(such as an express permission to practice a patent or covenant not to</text:p>
        <text:p text:style-name="Preformatted_20_Text">sue for patent infringement). <text:s/>To "grant" such a patent license to a</text:p>
        <text:p text:style-name="Preformatted_20_Text">party means to make such an agreement or commitment not to enforce a</text:p>
        <text:p text:style-name="Preformatted_20_Text">patent against the party.</text:p>
        <text:p text:style-name="Preformatted_20_Text"/>
        <text:p text:style-name="Preformatted_20_Text"><text:s text:c="2"/>If you convey a covered work, knowingly relying on a patent license,</text:p>
        <text:p text:style-name="Preformatted_20_Text">and the Corresponding Source of the work is not available for anyone</text:p>
        <text:p text:style-name="Preformatted_20_Text">to copy, free of charge and under the terms of this License, through a</text:p>
        <text:p text:style-name="Preformatted_20_Text">publicly available network server or other readily accessible means,</text:p>
        <text:p text:style-name="Preformatted_20_Text">then you must either (1) cause the Corresponding Source to be so</text:p>
        <text:p text:style-name="Preformatted_20_Text">available, or (2) arrange to deprive yourself of the benefit of the</text:p>
        <text:p text:style-name="Preformatted_20_Text">patent license for this particular work, or (3) arrange, in a manner</text:p>
        <text:p text:style-name="Preformatted_20_Text">consistent with the requirements of this License, to extend the patent</text:p>
        <text:p text:style-name="Preformatted_20_Text">license to downstream recipients. <text:s/>"Knowingly relying" means you have</text:p>
        <text:p text:style-name="Preformatted_20_Text">actual knowledge that, but for the patent license, your conveying the</text:p>
        <text:p text:style-name="Preformatted_20_Text">covered work in a country, or your recipient's use of the covered work</text:p>
        <text:p text:style-name="Preformatted_20_Text"><text:soft-page-break/>in a country, would infringe one or more identifiable patents in that</text:p>
        <text:p text:style-name="Preformatted_20_Text">country that you have reason to believe are valid.</text:p>
        <text:p text:style-name="Preformatted_20_Text"/>
        <text:p text:style-name="Preformatted_20_Text"><text:s text:c="2"/>If, pursuant to or in connection with a single transaction or</text:p>
        <text:p text:style-name="Preformatted_20_Text">arrangement, you convey, or propagate by procuring conveyance of, a</text:p>
        <text:p text:style-name="Preformatted_20_Text">covered work, and grant a patent license to some of the parties</text:p>
        <text:p text:style-name="Preformatted_20_Text">receiving the covered work authorizing them to use, propagate, modify</text:p>
        <text:p text:style-name="Preformatted_20_Text">or convey a specific copy of the covered work, then the patent license</text:p>
        <text:p text:style-name="Preformatted_20_Text">you grant is automatically extended to all recipients of the covered</text:p>
        <text:p text:style-name="Preformatted_20_Text">work and works based on it.</text:p>
        <text:p text:style-name="Preformatted_20_Text"/>
        <text:p text:style-name="Preformatted_20_Text"><text:s text:c="2"/>A patent license is "discriminatory" if it does not include within</text:p>
        <text:p text:style-name="Preformatted_20_Text">the scope of its coverage, prohibits the exercise of, or is</text:p>
        <text:p text:style-name="Preformatted_20_Text">conditioned on the non-exercise of one or more of the rights that are</text:p>
        <text:p text:style-name="Preformatted_20_Text">specifically granted under this License. <text:s/>You may not convey a covered</text:p>
        <text:p text:style-name="Preformatted_20_Text">work if you are a party to an arrangement with a third party that is</text:p>
        <text:p text:style-name="Preformatted_20_Text">in the business of distributing software, under which you make payment</text:p>
        <text:p text:style-name="Preformatted_20_Text">to the third party based on the extent of your activity of conveying</text:p>
        <text:p text:style-name="Preformatted_20_Text">the work, and under which the third party grants, to any of the</text:p>
        <text:p text:style-name="Preformatted_20_Text">parties who would receive the covered work from you, a discriminatory</text:p>
        <text:p text:style-name="Preformatted_20_Text">patent license (a) in connection with copies of the covered work</text:p>
        <text:p text:style-name="Preformatted_20_Text">conveyed by you (or copies made from those copies), or (b) primarily</text:p>
        <text:p text:style-name="Preformatted_20_Text">for and in connection with specific products or compilations that</text:p>
        <text:p text:style-name="Preformatted_20_Text">contain the covered work, unless you entered into that arrangement,</text:p>
        <text:p text:style-name="Preformatted_20_Text">or that patent license was granted, prior to 28 March 2007.</text:p>
        <text:p text:style-name="Preformatted_20_Text"/>
        <text:p text:style-name="Preformatted_20_Text"><text:s text:c="2"/>Nothing in this License shall be construed as excluding or limiting</text:p>
        <text:p text:style-name="Preformatted_20_Text">any implied license or other defenses to infringement that may</text:p>
        <text:p text:style-name="Preformatted_20_Text">otherwise be available to you under applicable patent law.</text:p>
        <text:p text:style-name="Preformatted_20_Text"/>
        <text:p text:style-name="Preformatted_20_Text"><text:s text:c="2"/>12. No Surrender of Others' Freedom.</text:p>
        <text:p text:style-name="Preformatted_20_Text"/>
        <text:p text:style-name="Preformatted_20_Text"><text:s text:c="2"/>If conditions are imposed on you (whether by court order, agreement or</text:p>
        <text:p text:style-name="Preformatted_20_Text">otherwise) that contradict the conditions of this License, they do not</text:p>
        <text:p text:style-name="Preformatted_20_Text">excuse you from the conditions of this License. <text:s/>If you cannot convey a</text:p>
        <text:p text:style-name="Preformatted_20_Text">covered work so as to satisfy simultaneously your obligations under this</text:p>
        <text:p text:style-name="Preformatted_20_Text">License and any other pertinent obligations, then as a consequence you may</text:p>
        <text:p text:style-name="Preformatted_20_Text">not convey it at all. <text:s/>For example, if you agree to terms that obligate you</text:p>
        <text:p text:style-name="Preformatted_20_Text">to collect a royalty for further conveying from those to whom you convey</text:p>
        <text:p text:style-name="Preformatted_20_Text">the Program, the only way you could satisfy both those terms and this</text:p>
        <text:p text:style-name="Preformatted_20_Text">License would be to refrain entirely from conveying the Program.</text:p>
        <text:p text:style-name="Preformatted_20_Text"/>
        <text:p text:style-name="Preformatted_20_Text"><text:s text:c="2"/>13. Use with the GNU Affero General Public License.</text:p>
        <text:p text:style-name="Preformatted_20_Text"/>
        <text:p text:style-name="Preformatted_20_Text"><text:s text:c="2"/>Notwithstanding any other provision of this License, you have</text:p>
        <text:p text:style-name="Preformatted_20_Text">permission to link or combine any covered work with a work licensed</text:p>
        <text:p text:style-name="Preformatted_20_Text">under version 3 of the GNU Affero General Public License into a single</text:p>
        <text:p text:style-name="Preformatted_20_Text">combined work, and to convey the resulting work. <text:s/>The terms of this</text:p>
        <text:p text:style-name="Preformatted_20_Text">License will continue to apply to the part which is the covered work,</text:p>
        <text:p text:style-name="Preformatted_20_Text">but the special requirements of the GNU Affero General Public License,</text:p>
        <text:p text:style-name="Preformatted_20_Text">section 13, concerning interaction through a network will apply to the</text:p>
        <text:p text:style-name="Preformatted_20_Text">combination as such.</text:p>
        <text:p text:style-name="Preformatted_20_Text"/>
        <text:p text:style-name="Preformatted_20_Text"><text:s text:c="2"/>14. Revised Versions of this License.</text:p>
        <text:p text:style-name="Preformatted_20_Text"/>
        <text:p text:style-name="Preformatted_20_Text"><text:s text:c="2"/>The Free Software Foundation may publish revised and/or new versions of</text:p>
        <text:p text:style-name="Preformatted_20_Text">the GNU General Public License from time to time. <text:s/>Such new versions will</text:p>
        <text:p text:style-name="Preformatted_20_Text"><text:soft-page-break/>be similar in spirit to the present version, but may differ in detail to</text:p>
        <text:p text:style-name="Preformatted_20_Text">address new problems or concerns.</text:p>
        <text:p text:style-name="Preformatted_20_Text"/>
        <text:p text:style-name="Preformatted_20_Text"><text:s text:c="2"/>Each version is given a distinguishing version number. <text:s/>If the</text:p>
        <text:p text:style-name="Preformatted_20_Text">Program specifies that a certain numbered version of the GNU General</text:p>
        <text:p text:style-name="Preformatted_20_Text">Public License "or any later version" applies to it, you have the</text:p>
        <text:p text:style-name="Preformatted_20_Text">option of following the terms and conditions either of that numbered</text:p>
        <text:p text:style-name="Preformatted_20_Text">version or of any later version published by the Free Software</text:p>
        <text:p text:style-name="Preformatted_20_Text">Foundation. <text:s/>If the Program does not specify a version number of the</text:p>
        <text:p text:style-name="Preformatted_20_Text">GNU General Public License, you may choose any version ever published</text:p>
        <text:p text:style-name="Preformatted_20_Text">by the Free Software Foundation.</text:p>
        <text:p text:style-name="Preformatted_20_Text"/>
        <text:p text:style-name="Preformatted_20_Text"><text:s text:c="2"/>If the Program specifies that a proxy can decide which future</text:p>
        <text:p text:style-name="Preformatted_20_Text">versions of the GNU General Public License can be used, that proxy's</text:p>
        <text:p text:style-name="Preformatted_20_Text">public statement of acceptance of a version permanently authorizes you</text:p>
        <text:p text:style-name="Preformatted_20_Text">to choose that version for the Program.</text:p>
        <text:p text:style-name="Preformatted_20_Text"/>
        <text:p text:style-name="Preformatted_20_Text"><text:s text:c="2"/>Later license versions may give you additional or different</text:p>
        <text:p text:style-name="Preformatted_20_Text">permissions. <text:s/>However, no additional obligations are imposed on any</text:p>
        <text:p text:style-name="Preformatted_20_Text">author or copyright holder as a result of your choosing to follow a</text:p>
        <text:p text:style-name="Preformatted_20_Text">later version.</text:p>
        <text:p text:style-name="Preformatted_20_Text"/>
        <text:p text:style-name="Preformatted_20_Text"><text:s text:c="2"/>15. Disclaimer of Warranty.</text:p>
        <text:p text:style-name="Preformatted_20_Text"/>
        <text:p text:style-name="Preformatted_20_Text"><text:s text:c="2"/>THERE IS NO WARRANTY FOR THE PROGRAM, TO THE EXTENT PERMITTED BY</text:p>
        <text:p text:style-name="Preformatted_20_Text">APPLICABLE LAW. <text:s/>EXCEPT WHEN OTHERWISE STATED IN WRITING THE COPYRIGHT</text:p>
        <text:p text:style-name="Preformatted_20_Text">HOLDERS AND/OR OTHER PARTIES PROVIDE THE PROGRAM "AS IS" WITHOUT WARRANTY</text:p>
        <text:p text:style-name="Preformatted_20_Text">OF ANY KIND, EITHER EXPRESSED OR IMPLIED, INCLUDING, BUT NOT LIMITED TO,</text:p>
        <text:p text:style-name="Preformatted_20_Text">THE IMPLIED WARRANTIES OF MERCHANTABILITY AND FITNESS FOR A PARTICULAR</text:p>
        <text:p text:style-name="Preformatted_20_Text">PURPOSE. <text:s/>THE ENTIRE RISK AS TO THE QUALITY AND PERFORMANCE OF THE PROGRAM</text:p>
        <text:p text:style-name="Preformatted_20_Text">IS WITH YOU. <text:s/>SHOULD THE PROGRAM PROVE DEFECTIVE, YOU ASSUME THE COST OF</text:p>
        <text:p text:style-name="Preformatted_20_Text">ALL NECESSARY SERVICING, REPAIR OR CORRECTION.</text:p>
        <text:p text:style-name="Preformatted_20_Text"/>
        <text:p text:style-name="Preformatted_20_Text"><text:s text:c="2"/>16. Limitation of Liability.</text:p>
        <text:p text:style-name="Preformatted_20_Text"/>
        <text:p text:style-name="Preformatted_20_Text"><text:s text:c="2"/>IN NO EVENT UNLESS REQUIRED BY APPLICABLE LAW OR AGREED TO IN WRITING</text:p>
        <text:p text:style-name="Preformatted_20_Text">WILL ANY COPYRIGHT HOLDER, OR ANY OTHER PARTY WHO MODIFIES AND/OR CONVEYS</text:p>
        <text:p text:style-name="Preformatted_20_Text">THE PROGRAM AS PERMITTED ABOVE, BE LIABLE TO YOU FOR DAMAGES, INCLUDING ANY</text:p>
        <text:p text:style-name="Preformatted_20_Text">GENERAL, SPECIAL, INCIDENTAL OR CONSEQUENTIAL DAMAGES ARISING OUT OF THE</text:p>
        <text:p text:style-name="Preformatted_20_Text">USE OR INABILITY TO USE THE PROGRAM (INCLUDING BUT NOT LIMITED TO LOSS OF</text:p>
        <text:p text:style-name="Preformatted_20_Text">DATA OR DATA BEING RENDERED INACCURATE OR LOSSES SUSTAINED BY YOU OR THIRD</text:p>
        <text:p text:style-name="Preformatted_20_Text">PARTIES OR A FAILURE OF THE PROGRAM TO OPERATE WITH ANY OTHER PROGRAMS),</text:p>
        <text:p text:style-name="Preformatted_20_Text">EVEN IF SUCH HOLDER OR OTHER PARTY HAS BEEN ADVISED OF THE POSSIBILITY OF</text:p>
        <text:p text:style-name="Preformatted_20_Text">SUCH DAMAGES.</text:p>
        <text:p text:style-name="Preformatted_20_Text"/>
        <text:p text:style-name="Preformatted_20_Text"><text:s text:c="2"/>17. Interpretation of Sections 15 and 16.</text:p>
        <text:p text:style-name="Preformatted_20_Text"/>
        <text:p text:style-name="Preformatted_20_Text"><text:s text:c="2"/>If the disclaimer of warranty and limitation of liability provided</text:p>
        <text:p text:style-name="Preformatted_20_Text">above cannot be given local legal effect according to their terms,</text:p>
        <text:p text:style-name="Preformatted_20_Text">reviewing courts shall apply local law that most closely approximates</text:p>
        <text:p text:style-name="Preformatted_20_Text">an absolute waiver of all civil liability in connection with the</text:p>
        <text:p text:style-name="Preformatted_20_Text">Program, unless a warranty or assumption of liability accompanies a</text:p>
        <text:p text:style-name="Preformatted_20_Text">copy of the Program in return for a fee.</text:p>
        <text:p text:style-name="Preformatted_20_Text"/>
        <text:p text:style-name="Preformatted_20_Text"><text:s text:c="21"/>END OF TERMS AND CONDITIONS</text:p>
        <text:p text:style-name="Preformatted_20_Text"/>
        <text:p text:style-name="Preformatted_20_Text"><text:s text:c="12"/>How to Apply These Terms to Your New Programs</text:p>
        <text:p text:style-name="Preformatted_20_Text"><text:soft-page-break/></text:p>
        <text:p text:style-name="Preformatted_20_Text"><text:s text:c="2"/>If you develop a new program, and you want it to be of the greatest</text:p>
        <text:p text:style-name="Preformatted_20_Text">possible use to the public, the best way to achieve this is to make it</text:p>
        <text:p text:style-name="Preformatted_20_Text">free software which everyone can redistribute and change under these terms.</text:p>
        <text:p text:style-name="Preformatted_20_Text"/>
        <text:p text:style-name="Preformatted_20_Text"><text:s text:c="2"/>To do so, attach the following notices to the program. <text:s/>It is safest</text:p>
        <text:p text:style-name="Preformatted_20_Text">to attach them to the start of each source file to most effectively</text:p>
        <text:p text:style-name="Preformatted_20_Text">state the exclusion of warranty; and each file should have at least</text:p>
        <text:p text:style-name="Preformatted_20_Text">the "copyright" line and a pointer to where the full notice is found.</text:p>
        <text:p text:style-name="Preformatted_20_Text"/>
        <text:p text:style-name="Preformatted_20_Text"><text:s text:c="4"/>&lt;one line to give the program's name and a brief idea of what it does.&gt;</text:p>
        <text:p text:style-name="Preformatted_20_Text"><text:s text:c="4"/>Copyright (C) &lt;year&gt; <text:s/>&lt;name of author&gt;</text:p>
        <text:p text:style-name="Preformatted_20_Text"/>
        <text:p text:style-name="Preformatted_20_Text"><text:s text:c="4"/>This program is free software: you can redistribute it and/or modify</text:p>
        <text:p text:style-name="Preformatted_20_Text"><text:s text:c="4"/>it under the terms of the GNU General Public License as published by</text:p>
        <text:p text:style-name="Preformatted_20_Text"><text:s text:c="4"/>the Free Software Foundation, either version 3 of the License, or</text:p>
        <text:p text:style-name="Preformatted_20_Text"><text:s text:c="4"/>(at your option) any later version.</text:p>
        <text:p text:style-name="Preformatted_20_Text"/>
        <text:p text:style-name="Preformatted_20_Text"><text:s text:c="4"/>This program is distributed in the hope that it will be useful,</text:p>
        <text:p text:style-name="Preformatted_20_Text"><text:s text:c="4"/>but WITHOUT ANY WARRANTY; without even the implied warranty of</text:p>
        <text:p text:style-name="Preformatted_20_Text"><text:s text:c="4"/>MERCHANTABILITY or FITNESS FOR A PARTICULAR PURPOSE. <text:s/>See the</text:p>
        <text:p text:style-name="Preformatted_20_Text"><text:s text:c="4"/>GNU General Public License for more details.</text:p>
        <text:p text:style-name="Preformatted_20_Text"/>
        <text:p text:style-name="Preformatted_20_Text"><text:s text:c="4"/>You should have received a copy of the GNU General Public License</text:p>
        <text:p text:style-name="Preformatted_20_Text"><text:s text:c="4"/>along with this program. <text:s/>If not, see &lt;http://www.gnu.org/licenses/&gt;.</text:p>
        <text:p text:style-name="Preformatted_20_Text"/>
        <text:p text:style-name="Preformatted_20_Text">Also add information on how to contact you by electronic and paper mail.</text:p>
        <text:p text:style-name="Preformatted_20_Text"/>
        <text:p text:style-name="Preformatted_20_Text"><text:s text:c="2"/>If the program does terminal interaction, make it output a short</text:p>
        <text:p text:style-name="Preformatted_20_Text">notice like this when it starts in an interactive mode:</text:p>
        <text:p text:style-name="Preformatted_20_Text"/>
        <text:p text:style-name="Preformatted_20_Text"><text:s text:c="4"/>&lt;program&gt; <text:s/>Copyright (C) &lt;year&gt; <text:s/>&lt;name of author&gt;</text:p>
        <text:p text:style-name="Preformatted_20_Text"><text:s text:c="4"/>This program comes with ABSOLUTELY NO WARRANTY; for details type `show w'.</text:p>
        <text:p text:style-name="Preformatted_20_Text"><text:s text:c="4"/>This is free software, and you are welcome to redistribute it</text:p>
        <text:p text:style-name="Preformatted_20_Text"><text:s text:c="4"/>under certain conditions; type `show c' for details.</text:p>
        <text:p text:style-name="Preformatted_20_Text"/>
        <text:p text:style-name="Preformatted_20_Text">The hypothetical commands `show w' and `show c' should show the appropriate</text:p>
        <text:p text:style-name="Preformatted_20_Text">parts of the General Public License. <text:s/>Of course, your program's commands</text:p>
        <text:p text:style-name="Preformatted_20_Text">might be different; for a GUI interface, you would use an "about box".</text:p>
        <text:p text:style-name="Preformatted_20_Text"/>
        <text:p text:style-name="Preformatted_20_Text"><text:s text:c="2"/>You should also get your employer (if you work as a programmer) or school,</text:p>
        <text:p text:style-name="Preformatted_20_Text">if any, to sign a "copyright disclaimer" for the program, if necessary.</text:p>
        <text:p text:style-name="Preformatted_20_Text">For more information on this, and how to apply and follow the GNU GPL, see</text:p>
        <text:p text:style-name="Preformatted_20_Text">&lt;http://www.gnu.org/licenses/&gt;.</text:p>
        <text:p text:style-name="Preformatted_20_Text"/>
        <text:p text:style-name="Preformatted_20_Text"><text:s text:c="2"/>The GNU General Public License does not permit incorporating your program</text:p>
        <text:p text:style-name="Preformatted_20_Text">into proprietary programs. <text:s/>If your program is a subroutine library, you</text:p>
        <text:p text:style-name="Preformatted_20_Text">may consider it more useful to permit linking proprietary applications with</text:p>
        <text:p text:style-name="Preformatted_20_Text">the library. <text:s/>If this is what you want to do, use the GNU Lesser General</text:p>
        <text:p text:style-name="Preformatted_20_Text">Public License instead of this License. <text:s/>But first, please read</text:p>
        <text:p text:style-name="Preformatted_20_Text">&lt;http://www.gnu.org/philosophy/why-not-lgpl.html&gt;.</text:p>
      </text:section>
      <text:p text:style-name="P8"/>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FreeSans1" svg:font-family="Free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Inter Black" svg:font-family="'Inter Black'" style:font-adornments="Black" style:font-pitch="variable"/>
    <style:font-face style:name="Inter Extra Bold" svg:font-family="'Inter Extra Bold'" style:font-pitch="variable"/>
    <style:font-face style:name="Inter Medium" svg:font-family="'Inter Medium'" style:font-pitch="variable"/>
    <style:font-face style:name="Inter Semi Bold" svg:font-family="'Inter Semi Bol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Inter Medium" fo:font-family="'Inter Medium'"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Inter Extra Bold" fo:font-family="'Inter Extra Bold'" style:font-pitch="variable" fo:font-size="115%" fo:font-weight="normal" style:font-size-asian="115%" style:font-weight-asian="normal" style:font-size-complex="115%" style:font-weight-complex="normal"/>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Inter Black" fo:font-family="'Inter Black'" style:font-style-name="Black" style:font-pitch="variable" fo:font-size="130%" fo:font-weight="normal" style:font-size-asian="130%" style:font-weight-asian="normal" style:font-size-complex="130%" style:font-weight-complex="normal"/>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font-name="Inter Extra Bold" fo:font-family="'Inter Extra Bold'" style:font-pitch="variable" fo:font-size="101%" fo:font-weight="normal" style:font-size-asian="101%" style:font-weight-asian="normal" style:font-size-complex="101%" style:font-weight-complex="normal"/>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style:font-name="Inter Semi Bold" fo:font-family="'Inter Semi Bold'" style:font-pitch="variable" fo:font-size="95%" fo:font-style="normal" fo:font-weight="normal" style:font-size-asian="95%" style:font-style-asian="normal" style:font-weight-asian="normal" style:font-size-complex="95%" style:font-style-complex="normal" style:font-weight-complex="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1" style:family="table">
      <style:table-properties style:width="17cm" table:align="margins"/>
    </style:style>
    <style:style style:name="Table1.A" style:family="table-column">
      <style:table-column-properties style:column-width="6.951cm" style:rel-column-width="26797*"/>
    </style:style>
    <style:style style:name="Table1.B" style:family="table-column">
      <style:table-column-properties style:column-width="10.049cm" style:rel-column-width="38738*"/>
    </style:style>
    <style:style style:name="Table1.A1" style:family="table-cell">
      <style:table-cell-properties fo:padding="0.097cm" fo:border="none"/>
    </style:style>
    <style:style style:name="MP1" style:family="paragraph" style:parent-style-name="Header">
      <style:text-properties style:font-name="Inter Medium" officeooo:rsid="00209e62" officeooo:paragraph-rsid="00209e62"/>
    </style:style>
    <style:style style:name="MP2" style:family="paragraph" style:parent-style-name="Standard">
      <style:paragraph-properties fo:text-align="center" style:justify-single-word="false"/>
    </style:style>
    <style:style style:name="MP3" style:family="paragraph" style:parent-style-name="Standard">
      <style:paragraph-properties fo:text-align="end" style:justify-single-word="false"/>
    </style:style>
    <style:style style:name="MT1" style:family="text"/>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row table:style-name="TableLine101722640">
            <table:table-cell table:style-name="Table1.A1" office:value-type="string">
              <text:p text:style-name="Standard"><text:a xlink:type="simple" xlink:href="https://gitlab.com/candiedoperation/fliger" text:style-name="Internet_20_link" text:visited-style-name="Visited_20_Internet_20_Link">Fliger</text:a></text:p>
            </table:table-cell>
            <table:table-cell table:style-name="Table1.A1" office:value-type="string">
              <text:p text:style-name="MP3">Open Source Licenses</text:p>
            </table:table-cell>
          </table:table-row>
        </table:table>
        <text:p text:style-name="MP1"/>
      </style:header>
      <style:footer>
        <text:p text:style-name="MP2"><text:page-number text:select-page="current">17</text:page-number></text:p>
      </style:footer>
    </style:master-page>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21-04-28T14:28:02.238776250</meta:creation-date>
    <dc:date>2021-04-28T16:03:27.947983981</dc:date>
    <meta:editing-duration>PT48M7S</meta:editing-duration>
    <meta:editing-cycles>20</meta:editing-cycles>
    <meta:generator>LibreOffice/7.1.2.2$Linux_X86_64 LibreOffice_project/8a45595d069ef5570103caea1b71cc9d82b2aae4</meta:generator>
    <meta:document-statistic meta:table-count="1" meta:image-count="0" meta:object-count="0" meta:page-count="41" meta:paragraph-count="1842" meta:word-count="17750" meta:character-count="113565" meta:non-whitespace-character-count="92715"/>
  </office:meta>
</office:document-meta>
</file>